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80ad0c"/>
    </style:style>
    <style:style style:name="P20" style:family="paragraph" style:parent-style-name="example">
      <style:text-properties officeooo:rsid="002f597a" officeooo:paragraph-rsid="00b4b65e"/>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paragraph-rsid="007ae8bc"/>
    </style:style>
    <style:style style:name="P31" style:family="paragraph" style:parent-style-name="example">
      <style:text-properties officeooo:paragraph-rsid="007bb8f0"/>
    </style:style>
    <style:style style:name="P32" style:family="paragraph" style:parent-style-name="example">
      <style:text-properties officeooo:rsid="007e50d5" officeooo:paragraph-rsid="007e50d5"/>
    </style:style>
    <style:style style:name="P33" style:family="paragraph" style:parent-style-name="example">
      <style:text-properties officeooo:rsid="007f868a" officeooo:paragraph-rsid="007f868a"/>
    </style:style>
    <style:style style:name="P34" style:family="paragraph" style:parent-style-name="example">
      <style:text-properties officeooo:rsid="0080ad0c" officeooo:paragraph-rsid="0080ad0c"/>
    </style:style>
    <style:style style:name="P35" style:family="paragraph" style:parent-style-name="example">
      <style:text-properties officeooo:rsid="0089dfce" officeooo:paragraph-rsid="0089dfce"/>
    </style:style>
    <style:style style:name="P36" style:family="paragraph" style:parent-style-name="example">
      <style:text-properties officeooo:rsid="008e41e7" officeooo:paragraph-rsid="008e41e7"/>
    </style:style>
    <style:style style:name="P37" style:family="paragraph" style:parent-style-name="example">
      <style:text-properties officeooo:paragraph-rsid="00ab2e03"/>
    </style:style>
    <style:style style:name="P38" style:family="paragraph" style:parent-style-name="example">
      <style:text-properties officeooo:rsid="007068e6" officeooo:paragraph-rsid="007068e6"/>
    </style:style>
    <style:style style:name="P39" style:family="paragraph" style:parent-style-name="example">
      <style:text-properties officeooo:rsid="007068e6" officeooo:paragraph-rsid="00b615c2"/>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2" style:family="paragraph" style:parent-style-name="Text_20_body">
      <style:text-properties fo:font-style="italic" fo:font-weight="normal" style:font-style-asian="italic" style:font-weight-asian="normal" style:font-style-complex="italic" style:font-weight-complex="normal"/>
    </style:style>
    <style:style style:name="P43" style:family="paragraph" style:parent-style-name="Text_20_body">
      <style:text-properties officeooo:rsid="001e9400" officeooo:paragraph-rsid="001e9400"/>
    </style:style>
    <style:style style:name="P44" style:family="paragraph" style:parent-style-name="Text_20_body">
      <style:text-properties officeooo:rsid="002397cf" officeooo:paragraph-rsid="002397cf"/>
    </style:style>
    <style:style style:name="P45" style:family="paragraph" style:parent-style-name="Text_20_body">
      <style:text-properties officeooo:rsid="001cfea7" officeooo:paragraph-rsid="001cfea7"/>
    </style:style>
    <style:style style:name="P46" style:family="paragraph" style:parent-style-name="Text_20_body">
      <style:text-properties officeooo:rsid="002b52c8" officeooo:paragraph-rsid="002b52c8"/>
    </style:style>
    <style:style style:name="P47" style:family="paragraph" style:parent-style-name="Text_20_body">
      <style:text-properties officeooo:rsid="002bcf29" officeooo:paragraph-rsid="002bcf29"/>
    </style:style>
    <style:style style:name="P48" style:family="paragraph" style:parent-style-name="Text_20_body">
      <style:text-properties officeooo:rsid="002cfd58" officeooo:paragraph-rsid="002cfd58"/>
    </style:style>
    <style:style style:name="P49" style:family="paragraph" style:parent-style-name="Text_20_body">
      <style:text-properties officeooo:rsid="002de59e" officeooo:paragraph-rsid="002de59e"/>
    </style:style>
    <style:style style:name="P50" style:family="paragraph" style:parent-style-name="Text_20_body">
      <style:text-properties officeooo:rsid="002e0aba" officeooo:paragraph-rsid="002e0aba"/>
    </style:style>
    <style:style style:name="P51" style:family="paragraph" style:parent-style-name="Text_20_body">
      <style:text-properties officeooo:rsid="002f597a" officeooo:paragraph-rsid="002f597a"/>
    </style:style>
    <style:style style:name="P52" style:family="paragraph" style:parent-style-name="Text_20_body">
      <style:text-properties officeooo:rsid="00314790" officeooo:paragraph-rsid="00314790"/>
    </style:style>
    <style:style style:name="P53" style:family="paragraph" style:parent-style-name="Text_20_body">
      <style:text-properties officeooo:rsid="0032db25" officeooo:paragraph-rsid="0032db25"/>
    </style:style>
    <style:style style:name="P54" style:family="paragraph" style:parent-style-name="Text_20_body">
      <style:text-properties officeooo:rsid="0036e660" officeooo:paragraph-rsid="0036e660"/>
    </style:style>
    <style:style style:name="P55" style:family="paragraph" style:parent-style-name="Text_20_body">
      <style:text-properties officeooo:rsid="00392996" officeooo:paragraph-rsid="00392996"/>
    </style:style>
    <style:style style:name="P56" style:family="paragraph" style:parent-style-name="Text_20_body">
      <style:text-properties officeooo:rsid="003ebfe5" officeooo:paragraph-rsid="003ebfe5"/>
    </style:style>
    <style:style style:name="P57" style:family="paragraph" style:parent-style-name="Text_20_body">
      <style:text-properties officeooo:paragraph-rsid="0043e9aa"/>
    </style:style>
    <style:style style:name="P58" style:family="paragraph" style:parent-style-name="Text_20_body">
      <style:text-properties officeooo:rsid="00183bd6" officeooo:paragraph-rsid="00183bd6"/>
    </style:style>
    <style:style style:name="P59" style:family="paragraph" style:parent-style-name="Text_20_body">
      <style:text-properties officeooo:paragraph-rsid="0049f4b4"/>
    </style:style>
    <style:style style:name="P60" style:family="paragraph" style:parent-style-name="Text_20_body">
      <style:text-properties officeooo:rsid="0049f4b4" officeooo:paragraph-rsid="0049f4b4"/>
    </style:style>
    <style:style style:name="P61" style:family="paragraph" style:parent-style-name="Text_20_body">
      <style:text-properties officeooo:rsid="0049f4b4" officeooo:paragraph-rsid="00599986"/>
    </style:style>
    <style:style style:name="P62" style:family="paragraph" style:parent-style-name="Text_20_body">
      <style:text-properties officeooo:rsid="00501c81" officeooo:paragraph-rsid="00501c81"/>
    </style:style>
    <style:style style:name="P63" style:family="paragraph" style:parent-style-name="Text_20_body">
      <style:text-properties officeooo:rsid="00512921" officeooo:paragraph-rsid="00512921"/>
    </style:style>
    <style:style style:name="P64" style:family="paragraph" style:parent-style-name="Text_20_body">
      <style:text-properties officeooo:paragraph-rsid="00599986"/>
    </style:style>
    <style:style style:name="P65" style:family="paragraph" style:parent-style-name="Text_20_body">
      <style:text-properties officeooo:rsid="002eb1d7" officeooo:paragraph-rsid="002eb1d7"/>
    </style:style>
    <style:style style:name="P66" style:family="paragraph" style:parent-style-name="Text_20_body">
      <style:text-properties officeooo:rsid="0057c855" officeooo:paragraph-rsid="0057c855"/>
    </style:style>
    <style:style style:name="P67" style:family="paragraph" style:parent-style-name="Text_20_body">
      <style:text-properties officeooo:rsid="0068a6c8" officeooo:paragraph-rsid="0068a6c8"/>
    </style:style>
    <style:style style:name="P68" style:family="paragraph" style:parent-style-name="Text_20_body">
      <style:text-properties officeooo:rsid="0069d889" officeooo:paragraph-rsid="0069d889"/>
    </style:style>
    <style:style style:name="P69" style:family="paragraph" style:parent-style-name="Text_20_body">
      <style:text-properties officeooo:paragraph-rsid="006c23f3"/>
    </style:style>
    <style:style style:name="P70" style:family="paragraph" style:parent-style-name="Text_20_body">
      <style:text-properties officeooo:rsid="007068e6" officeooo:paragraph-rsid="007068e6"/>
    </style:style>
    <style:style style:name="P71" style:family="paragraph" style:parent-style-name="Text_20_body">
      <style:text-properties officeooo:rsid="008d9e02" officeooo:paragraph-rsid="008d9e02"/>
    </style:style>
    <style:style style:name="P72" style:family="paragraph" style:parent-style-name="Text_20_body">
      <style:text-properties officeooo:rsid="008d9e02" officeooo:paragraph-rsid="008e41e7"/>
    </style:style>
    <style:style style:name="P73" style:family="paragraph" style:parent-style-name="Text_20_body">
      <style:text-properties officeooo:rsid="009061af" officeooo:paragraph-rsid="009061af"/>
    </style:style>
    <style:style style:name="P74"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5" style:family="paragraph" style:parent-style-name="Standard">
      <style:text-properties officeooo:rsid="00201777" officeooo:paragraph-rsid="00201777"/>
    </style:style>
    <style:style style:name="P76" style:family="paragraph" style:parent-style-name="Standard">
      <style:text-properties officeooo:rsid="008ff8fc"/>
    </style:style>
    <style:style style:name="P77" style:family="paragraph" style:parent-style-name="megjegyzes">
      <style:text-properties officeooo:rsid="002a4420" officeooo:paragraph-rsid="002a4420"/>
    </style:style>
    <style:style style:name="P78" style:family="paragraph" style:parent-style-name="megjegyzes">
      <style:text-properties officeooo:paragraph-rsid="002cfd58"/>
    </style:style>
    <style:style style:name="P79" style:family="paragraph" style:parent-style-name="megjegyzes">
      <style:text-properties officeooo:rsid="002cfd58" officeooo:paragraph-rsid="002cfd58"/>
    </style:style>
    <style:style style:name="P80" style:family="paragraph" style:parent-style-name="megjegyzes">
      <style:text-properties officeooo:rsid="002eb1d7" officeooo:paragraph-rsid="002eb1d7"/>
    </style:style>
    <style:style style:name="P81" style:family="paragraph" style:parent-style-name="megjegyzes">
      <style:text-properties officeooo:rsid="0069d889" officeooo:paragraph-rsid="0069d889"/>
    </style:style>
    <style:style style:name="P82" style:family="paragraph" style:parent-style-name="megjegyzes_20_cim">
      <style:text-properties officeooo:paragraph-rsid="002a4420"/>
    </style:style>
    <style:style style:name="P83" style:family="paragraph" style:parent-style-name="megjegyzes_20_cim">
      <style:text-properties officeooo:rsid="002eb1d7" officeooo:paragraph-rsid="002eb1d7"/>
    </style:style>
    <style:style style:name="P84" style:family="paragraph" style:parent-style-name="megjegyzes_20_cim">
      <style:text-properties officeooo:rsid="002cfd58"/>
    </style:style>
    <style:style style:name="P85" style:family="paragraph" style:parent-style-name="megjegyzes_20_cim">
      <style:text-properties officeooo:rsid="002cfd58" officeooo:paragraph-rsid="002cfd58"/>
    </style:style>
    <style:style style:name="P86" style:family="paragraph" style:parent-style-name="megjegyzes_20_cim">
      <style:text-properties officeooo:rsid="0043e9aa"/>
    </style:style>
    <style:style style:name="P87"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8"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90" style:family="paragraph" style:parent-style-name="Heading_20_5">
      <style:text-properties officeooo:rsid="008d9e02" officeooo:paragraph-rsid="008d9e02"/>
    </style:style>
    <style:style style:name="P91" style:family="paragraph" style:parent-style-name="example" style:list-style-name="List_20_1"/>
    <style:style style:name="P92" style:family="paragraph" style:parent-style-name="example" style:list-style-name="L2"/>
    <style:style style:name="P93" style:family="paragraph" style:parent-style-name="example" style:list-style-name="L4"/>
    <style:style style:name="P94" style:family="paragraph" style:parent-style-name="example" style:list-style-name="L4">
      <style:text-properties officeooo:rsid="0028fc18" officeooo:paragraph-rsid="0028fc18"/>
    </style:style>
    <style:style style:name="P95" style:family="paragraph" style:parent-style-name="example" style:list-style-name="L4">
      <style:text-properties fo:font-weight="normal" officeooo:rsid="007d48cc" officeooo:paragraph-rsid="007d48cc" style:font-weight-asian="normal" style:font-weight-complex="normal"/>
    </style:style>
    <style:style style:name="P96" style:family="paragraph" style:parent-style-name="example">
      <style:text-properties officeooo:rsid="007e50d5" officeooo:paragraph-rsid="007e50d5"/>
    </style:style>
    <style:style style:name="P97" style:family="paragraph" style:parent-style-name="example">
      <style:text-properties officeooo:rsid="007e50d5" officeooo:paragraph-rsid="00ba4c1d"/>
    </style:style>
    <style:style style:name="P98" style:family="paragraph" style:parent-style-name="example">
      <style:text-properties officeooo:rsid="0089dfce" officeooo:paragraph-rsid="00b9e836"/>
    </style:style>
    <style:style style:name="P99" style:family="paragraph" style:parent-style-name="example">
      <style:text-properties officeooo:rsid="00b9e836" officeooo:paragraph-rsid="00b9e836"/>
    </style:style>
    <style:style style:name="P100" style:family="paragraph" style:parent-style-name="example">
      <style:text-properties officeooo:rsid="00ba4c1d" officeooo:paragraph-rsid="00ba4c1d"/>
    </style:style>
    <style:style style:name="P101" style:family="paragraph" style:parent-style-name="Standard" style:list-style-name="L8">
      <style:text-properties officeooo:rsid="0049f4b4" officeooo:paragraph-rsid="0049f4b4"/>
    </style:style>
    <style:style style:name="P102" style:family="paragraph" style:parent-style-name="Standard" style:list-style-name="L8">
      <style:text-properties officeooo:rsid="0049f4b4" officeooo:paragraph-rsid="004b3af1"/>
    </style:style>
    <style:style style:name="P103" style:family="paragraph" style:parent-style-name="Standard" style:list-style-name="L8">
      <style:text-properties officeooo:rsid="0049f4b4" officeooo:paragraph-rsid="004b27b5"/>
    </style:style>
    <style:style style:name="P104" style:family="paragraph" style:parent-style-name="Standard" style:list-style-name="L9">
      <style:text-properties officeooo:rsid="0049f4b4" officeooo:paragraph-rsid="00599986"/>
    </style:style>
    <style:style style:name="P105" style:family="paragraph" style:parent-style-name="Standard" style:list-style-name="L9">
      <style:text-properties officeooo:rsid="0049f4b4" officeooo:paragraph-rsid="005b6141"/>
    </style:style>
    <style:style style:name="P106" style:family="paragraph" style:parent-style-name="Standard" style:list-style-name="L8">
      <style:text-properties fo:font-weight="bold" officeooo:rsid="0049f4b4" officeooo:paragraph-rsid="0049f4b4" style:font-weight-asian="bold" style:font-weight-complex="bold"/>
    </style:style>
    <style:style style:name="P107" style:family="paragraph" style:parent-style-name="Standard" style:list-style-name="L9">
      <style:text-properties officeooo:rsid="005b6141" officeooo:paragraph-rsid="005b6141"/>
    </style:style>
    <style:style style:name="P108" style:family="paragraph" style:parent-style-name="Standard" style:list-style-name="L9">
      <style:text-properties fo:font-weight="normal" officeooo:rsid="005b6141" officeooo:paragraph-rsid="005b6141" style:font-weight-asian="normal" style:font-weight-complex="normal"/>
    </style:style>
    <style:style style:name="P109" style:family="paragraph" style:parent-style-name="Standard" style:list-style-name="L11"/>
    <style:style style:name="P110" style:family="paragraph" style:parent-style-name="Standard" style:list-style-name="L14">
      <style:paragraph-properties>
        <style:tab-stops>
          <style:tab-stop style:position="2.487cm"/>
        </style:tab-stops>
      </style:paragraph-properties>
    </style:style>
    <style:style style:name="P111"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2" style:family="paragraph" style:parent-style-name="Heading_20_4">
      <style:text-properties officeooo:rsid="002eb1d7" officeooo:paragraph-rsid="002eb1d7"/>
    </style:style>
    <style:style style:name="P113" style:family="paragraph" style:parent-style-name="Heading_20_4">
      <style:text-properties officeooo:rsid="0049f4b4" officeooo:paragraph-rsid="0049f4b4"/>
    </style:style>
    <style:style style:name="P114" style:family="paragraph" style:parent-style-name="Heading_20_4">
      <style:text-properties officeooo:rsid="008d9e02" officeooo:paragraph-rsid="008d9e02"/>
    </style:style>
    <style:style style:name="P115" style:family="paragraph" style:parent-style-name="Heading_20_4">
      <style:text-properties fo:font-style="normal" fo:font-weight="normal" style:font-style-asian="normal" style:font-weight-asian="normal" style:font-style-complex="normal" style:font-weight-complex="normal"/>
    </style:style>
    <style:style style:name="P116" style:family="paragraph" style:parent-style-name="List" style:list-style-name="List_20_1"/>
    <style:style style:name="P117" style:family="paragraph" style:parent-style-name="List" style:list-style-name="List_20_1">
      <style:text-properties officeooo:paragraph-rsid="0036e660"/>
    </style:style>
    <style:style style:name="P118" style:family="paragraph" style:parent-style-name="List" style:list-style-name="List_20_1">
      <style:text-properties officeooo:rsid="0027f9ac" officeooo:paragraph-rsid="0027f9ac"/>
    </style:style>
    <style:style style:name="P119" style:family="paragraph" style:parent-style-name="List" style:list-style-name="L16">
      <style:text-properties officeooo:rsid="008ff8fc" officeooo:paragraph-rsid="008ff8fc"/>
    </style:style>
    <style:style style:name="P120" style:family="paragraph" style:parent-style-name="Heading_20_3">
      <style:text-properties officeooo:rsid="002b52c8" officeooo:paragraph-rsid="002b52c8"/>
    </style:style>
    <style:style style:name="P121" style:family="paragraph" style:parent-style-name="Heading_20_3">
      <style:text-properties officeooo:rsid="007068e6" officeooo:paragraph-rsid="007068e6"/>
    </style:style>
    <style:style style:name="P122" style:family="paragraph" style:parent-style-name="Heading_20_3">
      <style:text-properties officeooo:rsid="002de59e" officeooo:paragraph-rsid="002de59e"/>
    </style:style>
    <style:style style:name="P123" style:family="paragraph" style:parent-style-name="Heading_20_3" style:master-page-name="">
      <style:paragraph-properties style:page-number="auto"/>
      <style:text-properties officeooo:paragraph-rsid="00492447"/>
    </style:style>
    <style:style style:name="P124" style:family="paragraph" style:parent-style-name="Text_20_body" style:list-style-name="List_20_1"/>
    <style:style style:name="P125" style:family="paragraph" style:parent-style-name="Text_20_body" style:list-style-name="List_20_1">
      <style:text-properties officeooo:paragraph-rsid="00455736"/>
    </style:style>
    <style:style style:name="P126" style:family="paragraph" style:parent-style-name="Text_20_body" style:list-style-name="List_20_1">
      <style:text-properties officeooo:paragraph-rsid="006158b8"/>
    </style:style>
    <style:style style:name="P127" style:family="paragraph" style:parent-style-name="Text_20_body" style:list-style-name="List_20_1">
      <style:paragraph-properties>
        <style:tab-stops>
          <style:tab-stop style:position="4.794cm"/>
        </style:tab-stops>
      </style:paragraph-properties>
    </style:style>
    <style:style style:name="P128" style:family="paragraph" style:parent-style-name="Text_20_body" style:list-style-name="List_20_1">
      <style:paragraph-properties>
        <style:tab-stops>
          <style:tab-stop style:position="4.794cm"/>
        </style:tab-stops>
      </style:paragraph-properties>
      <style:text-properties officeooo:paragraph-rsid="0013c3a7"/>
    </style:style>
    <style:style style:name="P129"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30"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31"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2"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3" style:family="paragraph" style:parent-style-name="Text_20_body" style:list-style-name="L13">
      <style:text-properties fo:font-weight="bold" officeooo:rsid="00359c2d" officeooo:paragraph-rsid="00359c2d" style:font-weight-asian="bold" style:font-weight-complex="bold"/>
    </style:style>
    <style:style style:name="P134"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35" style:family="paragraph" style:parent-style-name="Text_20_body" style:list-style-name="List_20_1">
      <style:text-properties fo:font-weight="bold" style:font-weight-asian="bold" style:font-weight-complex="bold"/>
    </style:style>
    <style:style style:name="P136" style:family="paragraph" style:parent-style-name="Text_20_body" style:list-style-name="L21">
      <style:text-properties fo:font-weight="bold" officeooo:rsid="00af61ca" officeooo:paragraph-rsid="00af61ca" style:font-weight-asian="bold" style:font-weight-complex="bold"/>
    </style:style>
    <style:style style:name="P137" style:family="paragraph" style:parent-style-name="Text_20_body" style:list-style-name="L21">
      <style:text-properties fo:font-weight="bold" style:font-weight-asian="bold" style:font-weight-complex="bold"/>
    </style:style>
    <style:style style:name="P138" style:family="paragraph" style:parent-style-name="Text_20_body" style:list-style-name="L22">
      <style:text-properties fo:font-weight="bold" officeooo:paragraph-rsid="00af61ca" style:font-weight-asian="bold" style:font-weight-complex="bold"/>
    </style:style>
    <style:style style:name="P139"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40" style:family="paragraph" style:parent-style-name="Text_20_body" style:list-style-name="List_20_1">
      <style:paragraph-properties>
        <style:tab-stops>
          <style:tab-stop style:position="3.792cm"/>
        </style:tab-stops>
      </style:paragraph-properties>
    </style:style>
    <style:style style:name="P141" style:family="paragraph" style:parent-style-name="Text_20_body" style:list-style-name="L3"/>
    <style:style style:name="P142" style:family="paragraph" style:parent-style-name="Text_20_body" style:list-style-name="L3">
      <style:text-properties officeooo:paragraph-rsid="001b3cee"/>
    </style:style>
    <style:style style:name="P143" style:family="paragraph" style:parent-style-name="Text_20_body" style:list-style-name="L4"/>
    <style:style style:name="P144" style:family="paragraph" style:parent-style-name="Text_20_body" style:list-style-name="L4">
      <style:text-properties officeooo:paragraph-rsid="007f868a"/>
    </style:style>
    <style:style style:name="P145" style:family="paragraph" style:parent-style-name="Text_20_body" style:list-style-name="L4">
      <style:text-properties officeooo:rsid="001b3cee" officeooo:paragraph-rsid="001b3cee"/>
    </style:style>
    <style:style style:name="P146" style:family="paragraph" style:parent-style-name="Text_20_body" style:list-style-name="L4">
      <style:text-properties officeooo:rsid="001cfea7" officeooo:paragraph-rsid="001cfea7"/>
    </style:style>
    <style:style style:name="P147" style:family="paragraph" style:parent-style-name="Text_20_body" style:list-style-name="L5">
      <style:text-properties officeooo:rsid="002e0aba" officeooo:paragraph-rsid="002e0aba"/>
    </style:style>
    <style:style style:name="P148" style:family="paragraph" style:parent-style-name="Text_20_body" style:list-style-name="L7"/>
    <style:style style:name="P149" style:family="paragraph" style:parent-style-name="Text_20_body" style:list-style-name="L7">
      <style:text-properties officeooo:paragraph-rsid="0049f4b4"/>
    </style:style>
    <style:style style:name="P150" style:family="paragraph" style:parent-style-name="Text_20_body" style:list-style-name="L7">
      <style:text-properties officeooo:paragraph-rsid="00599986"/>
    </style:style>
    <style:style style:name="P151" style:family="paragraph" style:parent-style-name="Text_20_body" style:list-style-name="L7">
      <style:text-properties officeooo:paragraph-rsid="00392996"/>
    </style:style>
    <style:style style:name="P152" style:family="paragraph" style:parent-style-name="Text_20_body" style:list-style-name="L10"/>
    <style:style style:name="P153" style:family="paragraph" style:parent-style-name="Text_20_body" style:list-style-name="L11">
      <style:text-properties officeooo:paragraph-rsid="0033879a"/>
    </style:style>
    <style:style style:name="P154" style:family="paragraph" style:parent-style-name="Text_20_body" style:list-style-name="L11">
      <style:text-properties officeooo:rsid="0033879a" officeooo:paragraph-rsid="0033879a"/>
    </style:style>
    <style:style style:name="P155" style:family="paragraph" style:parent-style-name="Text_20_body" style:list-style-name="L12"/>
    <style:style style:name="P156" style:family="paragraph" style:parent-style-name="Text_20_body" style:list-style-name="L13"/>
    <style:style style:name="P157" style:family="paragraph" style:parent-style-name="Text_20_body" style:list-style-name="L13">
      <style:text-properties officeooo:paragraph-rsid="003566ed"/>
    </style:style>
    <style:style style:name="P158" style:family="paragraph" style:parent-style-name="Text_20_body" style:list-style-name="L13">
      <style:text-properties officeooo:rsid="00359c2d" officeooo:paragraph-rsid="00359c2d"/>
    </style:style>
    <style:style style:name="P159" style:family="paragraph" style:parent-style-name="Text_20_body" style:list-style-name="L14"/>
    <style:style style:name="P160" style:family="paragraph" style:parent-style-name="Text_20_body" style:list-style-name="L14">
      <style:text-properties officeooo:paragraph-rsid="003cfc0e"/>
    </style:style>
    <style:style style:name="P161" style:family="paragraph" style:parent-style-name="Text_20_body" style:list-style-name="L14">
      <style:text-properties officeooo:paragraph-rsid="003f5f0a"/>
    </style:style>
    <style:style style:name="P162" style:family="paragraph" style:parent-style-name="Text_20_body" style:list-style-name="L14">
      <style:text-properties officeooo:rsid="003f5f0a" officeooo:paragraph-rsid="003f5f0a"/>
    </style:style>
    <style:style style:name="P163" style:family="paragraph" style:parent-style-name="Text_20_body" style:list-style-name="L14">
      <style:text-properties officeooo:rsid="00866236" officeooo:paragraph-rsid="00866236"/>
    </style:style>
    <style:style style:name="P164" style:family="paragraph" style:parent-style-name="Text_20_body" style:list-style-name="L14">
      <style:paragraph-properties>
        <style:tab-stops>
          <style:tab-stop style:position="3.791cm"/>
        </style:tab-stops>
      </style:paragraph-properties>
    </style:style>
    <style:style style:name="P165" style:family="paragraph" style:parent-style-name="Text_20_body" style:list-style-name="L14">
      <style:paragraph-properties>
        <style:tab-stops>
          <style:tab-stop style:position="3.766cm"/>
        </style:tab-stops>
      </style:paragraph-properties>
    </style:style>
    <style:style style:name="P166" style:family="paragraph" style:parent-style-name="Text_20_body" style:list-style-name="L14">
      <style:paragraph-properties>
        <style:tab-stops>
          <style:tab-stop style:position="1.882cm"/>
        </style:tab-stops>
      </style:paragraph-properties>
    </style:style>
    <style:style style:name="P167" style:family="paragraph" style:parent-style-name="Text_20_body" style:list-style-name="List_20_1">
      <style:text-properties officeooo:rsid="00455736" officeooo:paragraph-rsid="00455736"/>
    </style:style>
    <style:style style:name="P168"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69" style:family="paragraph" style:parent-style-name="Text_20_body" style:list-style-name="L18">
      <style:text-properties fo:font-style="normal" fo:font-weight="normal" style:font-style-asian="normal" style:font-weight-asian="normal" style:font-style-complex="normal" style:font-weight-complex="normal"/>
    </style:style>
    <style:style style:name="P170"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71"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72"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73"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74"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75"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76"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79"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80"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81"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82"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83"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84"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85"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86"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87"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88"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89" style:family="paragraph" style:parent-style-name="Text_20_body" style:list-style-name="L21">
      <style:text-properties fo:font-style="normal" fo:font-weight="normal" style:font-style-asian="normal" style:font-weight-asian="normal" style:font-style-complex="normal" style:font-weight-complex="normal"/>
    </style:style>
    <style:style style:name="P190" style:family="paragraph" style:parent-style-name="Text_20_body" style:list-style-name="L15"/>
    <style:style style:name="P191" style:family="paragraph" style:parent-style-name="Text_20_body" style:list-style-name="L17">
      <style:text-properties officeooo:rsid="009061af" officeooo:paragraph-rsid="0092cebd"/>
    </style:style>
    <style:style style:name="P192" style:family="paragraph" style:parent-style-name="Text_20_body" style:list-style-name="L17">
      <style:text-properties officeooo:rsid="009061af" officeooo:paragraph-rsid="009061af"/>
    </style:style>
    <style:style style:name="P193" style:family="paragraph" style:parent-style-name="Text_20_body" style:list-style-name="L17">
      <style:text-properties officeooo:rsid="0092cebd" officeooo:paragraph-rsid="0092cebd"/>
    </style:style>
    <style:style style:name="P194" style:family="paragraph" style:parent-style-name="Text_20_body" style:list-style-name="L18"/>
    <style:style style:name="P195" style:family="paragraph" style:parent-style-name="Text_20_body" style:list-style-name="L22"/>
    <style:style style:name="P196" style:family="paragraph" style:parent-style-name="Text_20_body" style:list-style-name="L22">
      <style:text-properties officeooo:rsid="00af61ca" officeooo:paragraph-rsid="00af61ca"/>
    </style:style>
    <style:style style:name="P197" style:family="paragraph" style:parent-style-name="Text_20_body" style:list-style-name="L22">
      <style:text-properties officeooo:rsid="00b01878" officeooo:paragraph-rsid="00b01878"/>
    </style:style>
    <style:style style:name="P198" style:family="paragraph" style:parent-style-name="Text_20_body">
      <style:text-properties officeooo:rsid="007e50d5" officeooo:paragraph-rsid="007e50d5"/>
    </style:style>
    <style:style style:name="P199" style:family="paragraph" style:parent-style-name="Text_20_body">
      <style:text-properties officeooo:rsid="00b9004f" officeooo:paragraph-rsid="00b9004f"/>
    </style:style>
    <style:style style:name="P200" style:family="paragraph" style:parent-style-name="Text_20_body">
      <style:text-properties officeooo:rsid="00b615c2" officeooo:paragraph-rsid="00b615c2"/>
    </style:style>
    <style:style style:name="P201" style:family="paragraph" style:parent-style-name="Text_20_body">
      <style:text-properties officeooo:rsid="00b90093" officeooo:paragraph-rsid="00b90093"/>
    </style:style>
    <style:style style:name="P202" style:family="paragraph" style:parent-style-name="Text_20_body">
      <style:text-properties officeooo:rsid="00b90093" officeooo:paragraph-rsid="00ba4c1d"/>
    </style:style>
    <style:style style:name="P203" style:family="paragraph" style:parent-style-name="Text_20_body">
      <style:text-properties officeooo:rsid="00b9e836" officeooo:paragraph-rsid="00b9e836"/>
    </style:style>
    <style:style style:name="P204" style:family="paragraph" style:parent-style-name="Text_20_body" style:list-style-name="L4" style:master-page-name="">
      <style:paragraph-properties style:page-number="auto" fo:keep-with-next="always"/>
    </style:style>
    <style:style style:name="P205" style:family="paragraph" style:parent-style-name="Text_20_body" style:list-style-name="L5">
      <style:paragraph-properties fo:margin-left="2.501cm" fo:margin-right="0cm" fo:text-indent="-0.635cm" style:auto-text-indent="false"/>
    </style:style>
    <style:style style:name="P206" style:family="paragraph" style:parent-style-name="Text_20_body" style:list-style-name="L6">
      <style:paragraph-properties fo:margin-left="2.501cm" fo:margin-right="0cm" fo:text-indent="-0.635cm" style:auto-text-indent="false"/>
    </style:style>
    <style:style style:name="P207"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08"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09"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10"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11"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2"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13"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4"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5fde2" style:font-style-asian="italic" style:font-weight-asian="normal" style:font-style-complex="italic" style:font-weight-complex="normal"/>
    </style:style>
    <style:style style:name="T16" style:family="text">
      <style:text-properties fo:font-style="italic" fo:font-weight="normal" officeooo:rsid="001b3cee" style:font-style-asian="italic" style:font-weight-asian="normal" style:font-style-complex="italic" style:font-weight-complex="normal"/>
    </style:style>
    <style:style style:name="T17" style:family="text">
      <style:text-properties fo:font-style="italic" fo:font-weight="normal" officeooo:rsid="002e0aba" style:font-style-asian="italic" style:font-weight-asian="normal" style:font-style-complex="italic" style:font-weight-complex="normal"/>
    </style:style>
    <style:style style:name="T18" style:family="text">
      <style:text-properties fo:font-style="italic" fo:font-weight="normal" officeooo:rsid="0033879a" style:font-style-asian="italic" style:font-weight-asian="normal" style:font-style-complex="italic" style:font-weight-complex="normal"/>
    </style:style>
    <style:style style:name="T19" style:family="text">
      <style:text-properties fo:font-style="italic" fo:font-weight="normal" officeooo:rsid="003566ed" style:font-style-asian="italic" style:font-weight-asian="normal" style:font-style-complex="italic" style:font-weight-complex="normal"/>
    </style:style>
    <style:style style:name="T20" style:family="text">
      <style:text-properties fo:font-style="italic" fo:font-weight="normal" officeooo:rsid="0038977b" style:font-style-asian="italic" style:font-weight-asian="normal" style:font-style-complex="italic" style:font-weight-complex="normal"/>
    </style:style>
    <style:style style:name="T21" style:family="text">
      <style:text-properties fo:font-style="italic" fo:font-weight="normal" officeooo:rsid="00392996" style:font-style-asian="italic" style:font-weight-asian="normal" style:font-style-complex="italic" style:font-weight-complex="normal"/>
    </style:style>
    <style:style style:name="T22" style:family="text">
      <style:text-properties fo:font-style="italic" fo:font-weight="normal" officeooo:rsid="0043e9aa" style:font-style-asian="italic" style:font-weight-asian="normal" style:font-style-complex="italic" style:font-weight-complex="normal"/>
    </style:style>
    <style:style style:name="T23" style:family="text">
      <style:text-properties fo:font-style="italic" fo:font-weight="normal" officeooo:rsid="00455736" style:font-style-asian="italic" style:font-weight-asian="normal" style:font-style-complex="italic" style:font-weight-complex="normal"/>
    </style:style>
    <style:style style:name="T24" style:family="text">
      <style:text-properties fo:font-style="italic" fo:font-weight="normal" officeooo:rsid="004b3af1" style:font-style-asian="italic" style:font-weight-asian="normal" style:font-style-complex="italic" style:font-weight-complex="normal"/>
    </style:style>
    <style:style style:name="T25" style:family="text">
      <style:text-properties fo:font-style="italic" fo:font-weight="normal" officeooo:rsid="004b27b5" style:font-style-asian="italic" style:font-weight-asian="normal" style:font-style-complex="italic" style:font-weight-complex="normal"/>
    </style:style>
    <style:style style:name="T26" style:family="text">
      <style:text-properties fo:font-style="italic" fo:font-weight="normal" officeooo:rsid="00552826" style:font-style-asian="italic" style:font-weight-asian="normal" style:font-style-complex="italic" style:font-weight-complex="normal"/>
    </style:style>
    <style:style style:name="T27" style:family="text">
      <style:text-properties fo:font-style="italic" fo:font-weight="normal" officeooo:rsid="0019b4fd" style:font-style-asian="italic" style:font-weight-asian="normal" style:font-style-complex="italic" style:font-weight-complex="normal"/>
    </style:style>
    <style:style style:name="T28" style:family="text">
      <style:text-properties fo:font-style="italic" fo:font-weight="normal" officeooo:rsid="0061e872" style:font-style-asian="italic" style:font-weight-asian="normal" style:font-style-complex="italic" style:font-weight-complex="normal"/>
    </style:style>
    <style:style style:name="T29" style:family="text">
      <style:text-properties fo:font-style="italic" fo:font-weight="normal" officeooo:rsid="0068a6c8" style:font-style-asian="italic" style:font-weight-asian="normal" style:font-style-complex="italic" style:font-weight-complex="normal"/>
    </style:style>
    <style:style style:name="T30" style:family="text">
      <style:text-properties fo:font-style="italic" fo:font-weight="normal" officeooo:rsid="0069d889" style:font-style-asian="italic" style:font-weight-asian="normal" style:font-style-complex="italic" style:font-weight-complex="normal"/>
    </style:style>
    <style:style style:name="T31" style:family="text">
      <style:text-properties fo:font-style="italic" fo:font-weight="normal" officeooo:rsid="0071df2c" style:font-style-asian="italic" style:font-weight-asian="normal" style:font-style-complex="italic" style:font-weight-complex="normal"/>
    </style:style>
    <style:style style:name="T32" style:family="text">
      <style:text-properties fo:font-style="italic" fo:font-weight="normal" officeooo:rsid="007e50d5" style:font-style-asian="italic" style:font-weight-asian="normal" style:font-style-complex="italic" style:font-weight-complex="normal"/>
    </style:style>
    <style:style style:name="T33" style:family="text">
      <style:text-properties fo:font-style="italic" fo:font-weight="normal" officeooo:rsid="0085c8d9" style:font-style-asian="italic" style:font-weight-asian="normal" style:font-style-complex="italic" style:font-weight-complex="normal"/>
    </style:style>
    <style:style style:name="T34" style:family="text">
      <style:text-properties fo:font-style="italic" fo:font-weight="normal" officeooo:rsid="0092cebd" style:font-style-asian="italic" style:font-weight-asian="normal" style:font-style-complex="italic" style:font-weight-complex="normal"/>
    </style:style>
    <style:style style:name="T35" style:family="text">
      <style:text-properties fo:font-style="italic" fo:font-weight="normal" officeooo:rsid="00b90093" style:font-style-asian="italic" style:font-weight-asian="normal" style:font-style-complex="italic" style:font-weight-complex="normal"/>
    </style:style>
    <style:style style:name="T36" style:family="text">
      <style:text-properties fo:font-style="italic" fo:font-weight="normal" officeooo:rsid="00ba4c1d" style:font-style-asian="italic" style:font-weight-asian="normal" style:font-style-complex="italic" style:font-weight-complex="normal"/>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fo:font-weight="normal" officeooo:rsid="006c23f3"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64e21" style:font-style-asian="italic" style:font-weight-asian="bold" style:font-style-complex="italic" style:font-weight-complex="bold"/>
    </style:style>
    <style:style style:name="T41" style:family="text">
      <style:text-properties fo:font-style="italic" fo:font-weight="bold" officeooo:rsid="00ba4c1d" style:font-style-asian="italic" style:font-weight-asian="bold" style:font-style-complex="italic" style:font-weight-complex="bold"/>
    </style:style>
    <style:style style:name="T42" style:family="text">
      <style:text-properties style:font-name="Courier New1" fo:font-size="9pt" style:font-size-asian="9pt" style:font-size-complex="9pt"/>
    </style:style>
    <style:style style:name="T43" style:family="text">
      <style:text-properties style:font-name="Courier New1" fo:font-size="9pt" fo:font-weight="bold" style:font-size-asian="9pt" style:font-weight-asian="bold" style:font-size-complex="9pt" style:font-weight-complex="bold"/>
    </style:style>
    <style:style style:name="T44" style:family="text">
      <style:text-properties style:font-name="Courier New1" fo:font-size="9pt" fo:font-weight="bold" officeooo:rsid="003cfc0e" style:font-size-asian="9pt" style:font-weight-asian="bold" style:font-size-complex="9pt" style:font-weight-complex="bold"/>
    </style:style>
    <style:style style:name="T45" style:family="text">
      <style:text-properties style:font-name="Courier New1" fo:font-size="9pt" fo:font-weight="bold" officeooo:rsid="004079c0" style:font-size-asian="9pt" style:font-weight-asian="bold" style:font-size-complex="9pt" style:font-weight-complex="bold"/>
    </style:style>
    <style:style style:name="T46" style:family="text">
      <style:text-properties style:font-name="Courier New1" fo:font-size="9pt" fo:font-weight="bold" officeooo:rsid="0065231f" style:font-size-asian="9pt" style:font-weight-asian="bold" style:font-size-complex="9pt" style:font-weight-complex="bold"/>
    </style:style>
    <style:style style:name="T47" style:family="text">
      <style:text-properties style:font-name="Courier New1" fo:font-size="9pt" fo:font-style="italic" style:font-size-asian="9pt" style:font-style-asian="italic" style:font-size-complex="9pt" style:font-style-complex="italic"/>
    </style:style>
    <style:style style:name="T48" style:family="text">
      <style:text-properties style:font-name="Courier New1" fo:font-size="9pt" fo:font-style="italic" officeooo:rsid="003cfc0e" style:font-size-asian="9pt" style:font-style-asian="italic" style:font-size-complex="9pt" style:font-style-complex="italic"/>
    </style:style>
    <style:style style:name="T49"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50"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51"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3"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4"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5"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6"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7"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8"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9" style:family="text">
      <style:text-properties fo:font-weight="bold" style:font-weight-asian="bold" style:font-weight-complex="bold"/>
    </style:style>
    <style:style style:name="T60" style:family="text">
      <style:text-properties fo:font-weight="bold" officeooo:rsid="0013c3a7" style:font-weight-asian="bold" style:font-weight-complex="bold"/>
    </style:style>
    <style:style style:name="T61" style:family="text">
      <style:text-properties fo:font-weight="bold" officeooo:rsid="0019b4fd" style:font-weight-asian="bold" style:font-weight-complex="bold"/>
    </style:style>
    <style:style style:name="T62" style:family="text">
      <style:text-properties fo:font-weight="bold" officeooo:rsid="001ec78f" style:font-weight-asian="bold" style:font-weight-complex="bold"/>
    </style:style>
    <style:style style:name="T63" style:family="text">
      <style:text-properties fo:font-weight="bold" officeooo:rsid="0028fc18" style:font-weight-asian="bold" style:font-weight-complex="bold"/>
    </style:style>
    <style:style style:name="T64" style:family="text">
      <style:text-properties fo:font-weight="bold" officeooo:rsid="002f3467" style:font-weight-asian="bold" style:font-weight-complex="bold"/>
    </style:style>
    <style:style style:name="T65" style:family="text">
      <style:text-properties fo:font-weight="bold" officeooo:rsid="002f5458" style:font-weight-asian="bold" style:font-weight-complex="bold"/>
    </style:style>
    <style:style style:name="T66" style:family="text">
      <style:text-properties fo:font-weight="bold" officeooo:rsid="002f597a" style:font-weight-asian="bold" style:font-weight-complex="bold"/>
    </style:style>
    <style:style style:name="T67" style:family="text">
      <style:text-properties fo:font-weight="bold" officeooo:rsid="002eb1d7" style:font-weight-asian="bold" style:font-weight-complex="bold"/>
    </style:style>
    <style:style style:name="T68" style:family="text">
      <style:text-properties fo:font-weight="bold" officeooo:rsid="0031e1e6" style:font-weight-asian="bold" style:font-weight-complex="bold"/>
    </style:style>
    <style:style style:name="T69" style:family="text">
      <style:text-properties fo:font-weight="bold" officeooo:rsid="0033879a" style:font-weight-asian="bold" style:font-weight-complex="bold"/>
    </style:style>
    <style:style style:name="T70" style:family="text">
      <style:text-properties fo:font-weight="bold" officeooo:rsid="00392996" style:font-weight-asian="bold" style:font-weight-complex="bold"/>
    </style:style>
    <style:style style:name="T71" style:family="text">
      <style:text-properties fo:font-weight="bold" officeooo:rsid="003acbac" style:font-weight-asian="bold" style:font-weight-complex="bold"/>
    </style:style>
    <style:style style:name="T72" style:family="text">
      <style:text-properties fo:font-weight="bold" officeooo:rsid="004b27b5" style:font-weight-asian="bold" style:font-weight-complex="bold"/>
    </style:style>
    <style:style style:name="T73" style:family="text">
      <style:text-properties fo:font-weight="bold" officeooo:rsid="0057c855" style:font-weight-asian="bold" style:font-weight-complex="bold"/>
    </style:style>
    <style:style style:name="T74" style:family="text">
      <style:text-properties fo:font-weight="bold" officeooo:rsid="005b6141" style:font-weight-asian="bold" style:font-weight-complex="bold"/>
    </style:style>
    <style:style style:name="T75" style:family="text">
      <style:text-properties fo:font-weight="bold" officeooo:rsid="003566ed" style:font-weight-asian="bold" style:font-weight-complex="bold"/>
    </style:style>
    <style:style style:name="T76" style:family="text">
      <style:text-properties fo:font-weight="bold" officeooo:rsid="0061e872" style:font-weight-asian="bold" style:font-weight-complex="bold"/>
    </style:style>
    <style:style style:name="T77" style:family="text">
      <style:text-properties fo:font-weight="bold" officeooo:rsid="006c23f3" style:font-weight-asian="bold" style:font-weight-complex="bold"/>
    </style:style>
    <style:style style:name="T78" style:family="text">
      <style:text-properties fo:font-weight="bold" officeooo:rsid="0074247e" style:font-weight-asian="bold" style:font-weight-complex="bold"/>
    </style:style>
    <style:style style:name="T79" style:family="text">
      <style:text-properties fo:font-weight="bold" officeooo:rsid="007d48cc" style:font-weight-asian="bold" style:font-weight-complex="bold"/>
    </style:style>
    <style:style style:name="T80" style:family="text">
      <style:text-properties fo:font-weight="bold" officeooo:rsid="0080ad0c" style:font-weight-asian="bold" style:font-weight-complex="bold"/>
    </style:style>
    <style:style style:name="T81" style:family="text">
      <style:text-properties fo:font-weight="bold" officeooo:rsid="00866236" style:font-weight-asian="bold" style:font-weight-complex="bold"/>
    </style:style>
    <style:style style:name="T82" style:family="text">
      <style:text-properties fo:font-weight="bold" officeooo:rsid="0089dfce" style:font-weight-asian="bold" style:font-weight-complex="bold"/>
    </style:style>
    <style:style style:name="T83" style:family="text">
      <style:text-properties fo:font-weight="bold" officeooo:rsid="008f0ae3" style:font-weight-asian="bold" style:font-weight-complex="bold"/>
    </style:style>
    <style:style style:name="T84" style:family="text">
      <style:text-properties fo:font-weight="bold" officeooo:rsid="008f3b2c" style:font-weight-asian="bold" style:font-weight-complex="bold"/>
    </style:style>
    <style:style style:name="T85" style:family="text">
      <style:text-properties fo:font-weight="bold" officeooo:rsid="009d4d09" style:font-weight-asian="bold" style:font-weight-complex="bold"/>
    </style:style>
    <style:style style:name="T86" style:family="text">
      <style:text-properties fo:font-weight="bold" officeooo:rsid="00a077f7" style:font-weight-asian="bold" style:font-weight-complex="bold"/>
    </style:style>
    <style:style style:name="T87" style:family="text">
      <style:text-properties fo:font-weight="bold" officeooo:rsid="00aedc68" style:font-weight-asian="bold" style:font-weight-complex="bold"/>
    </style:style>
    <style:style style:name="T88" style:family="text">
      <style:text-properties fo:font-style="normal" style:text-underline-style="none" fo:font-weight="bold" style:font-style-asian="normal" style:font-weight-asian="bold" style:font-style-complex="normal" style:font-weight-complex="bold"/>
    </style:style>
    <style:style style:name="T89" style:family="text">
      <style:text-properties fo:font-style="normal" style:text-underline-style="none" fo:font-weight="bold" officeooo:rsid="006c23f3" style:font-style-asian="normal" style:font-weight-asian="bold" style:font-style-complex="normal" style:font-weight-complex="bol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33879a" style:font-style-asian="normal" style:font-weight-asian="bold" style:font-style-complex="normal" style:font-weight-complex="bold"/>
    </style:style>
    <style:style style:name="T92" style:family="text">
      <style:text-properties fo:font-style="normal" fo:font-weight="bold" officeooo:rsid="0038977b" style:font-style-asian="normal" style:font-weight-asian="bold" style:font-style-complex="normal" style:font-weight-complex="bold"/>
    </style:style>
    <style:style style:name="T93" style:family="text">
      <style:text-properties fo:font-style="normal" fo:font-weight="bold" officeooo:rsid="00392996" style:font-style-asian="normal" style:font-weight-asian="bold" style:font-style-complex="normal" style:font-weight-complex="bold"/>
    </style:style>
    <style:style style:name="T94" style:family="text">
      <style:text-properties fo:font-style="normal" fo:font-weight="bold" officeooo:rsid="003acbac" style:font-style-asian="normal" style:font-weight-asian="bold" style:font-style-complex="normal" style:font-weight-complex="bold"/>
    </style:style>
    <style:style style:name="T95" style:family="text">
      <style:text-properties fo:font-style="normal" fo:font-weight="bold" officeooo:rsid="0043e9aa" style:font-style-asian="normal" style:font-weight-asian="bold" style:font-style-complex="normal" style:font-weight-complex="bold"/>
    </style:style>
    <style:style style:name="T96" style:family="text">
      <style:text-properties fo:font-style="normal" fo:font-weight="bold" officeooo:rsid="00183bd6" style:font-style-asian="normal" style:font-weight-asian="bold" style:font-style-complex="normal" style:font-weight-complex="bold"/>
    </style:style>
    <style:style style:name="T97" style:family="text">
      <style:text-properties fo:font-style="normal" fo:font-weight="bold" officeooo:rsid="006158b8" style:font-style-asian="normal" style:font-weight-asian="bold" style:font-style-complex="normal" style:font-weight-complex="bold"/>
    </style:style>
    <style:style style:name="T98" style:family="text">
      <style:text-properties fo:font-style="normal" fo:font-weight="bold" officeooo:rsid="0061e872" style:font-style-asian="normal" style:font-weight-asian="bold" style:font-style-complex="normal" style:font-weight-complex="bold"/>
    </style:style>
    <style:style style:name="T99" style:family="text">
      <style:text-properties fo:font-style="normal" fo:font-weight="bold" officeooo:rsid="0069d889" style:font-style-asian="normal" style:font-weight-asian="bold" style:font-style-complex="normal" style:font-weight-complex="bold"/>
    </style:style>
    <style:style style:name="T100" style:family="text">
      <style:text-properties fo:font-style="normal" fo:font-weight="bold" officeooo:rsid="0085c8d9" style:font-style-asian="normal" style:font-weight-asian="bold" style:font-style-complex="normal" style:font-weight-complex="bold"/>
    </style:style>
    <style:style style:name="T101" style:family="text">
      <style:text-properties fo:font-style="normal" fo:font-weight="bold" officeooo:rsid="00af61ca" style:font-style-asian="normal" style:font-weight-asian="bold" style:font-style-complex="normal" style:font-weight-complex="bold"/>
    </style:style>
    <style:style style:name="T102" style:family="text">
      <style:text-properties fo:font-style="normal" fo:font-weight="bold" officeooo:rsid="00ba4c1d" style:font-style-asian="normal" style:font-weight-asian="bold" style:font-style-complex="normal" style:font-weight-complex="bold"/>
    </style:style>
    <style:style style:name="T103" style:family="text">
      <style:text-properties fo:font-style="normal" style:font-style-asian="normal" style:font-style-complex="normal"/>
    </style:style>
    <style:style style:name="T104" style:family="text">
      <style:text-properties fo:font-style="normal" officeooo:rsid="00455736" style:font-style-asian="normal" style:font-style-complex="normal"/>
    </style:style>
    <style:style style:name="T105" style:family="text">
      <style:text-properties fo:font-style="normal" officeooo:rsid="006158b8"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20a0e4" style:font-style-asian="normal" style:font-weight-asian="normal" style:font-style-complex="normal" style:font-weight-complex="normal"/>
    </style:style>
    <style:style style:name="T108" style:family="text">
      <style:text-properties fo:font-style="normal" fo:font-weight="normal" officeooo:rsid="0032db25" style:font-style-asian="normal" style:font-weight-asian="normal" style:font-style-complex="normal" style:font-weight-complex="normal"/>
    </style:style>
    <style:style style:name="T109" style:family="text">
      <style:text-properties fo:font-style="normal" fo:font-weight="normal" officeooo:rsid="003566ed" style:font-style-asian="normal" style:font-weight-asian="normal" style:font-style-complex="normal" style:font-weight-complex="normal"/>
    </style:style>
    <style:style style:name="T110" style:family="text">
      <style:text-properties fo:font-style="normal" fo:font-weight="normal" officeooo:rsid="0036e660" style:font-style-asian="normal" style:font-weight-asian="normal" style:font-style-complex="normal" style:font-weight-complex="normal"/>
    </style:style>
    <style:style style:name="T111" style:family="text">
      <style:text-properties fo:font-style="normal" fo:font-weight="normal" officeooo:rsid="005bbda5" style:font-style-asian="normal" style:font-weight-asian="normal" style:font-style-complex="normal" style:font-weight-complex="normal"/>
    </style:style>
    <style:style style:name="T112" style:family="text">
      <style:text-properties fo:font-style="normal" fo:font-weight="normal" officeooo:rsid="00b01878" style:font-style-asian="normal" style:font-weight-asian="normal" style:font-style-complex="normal" style:font-weight-complex="normal"/>
    </style:style>
    <style:style style:name="T113" style:family="text">
      <style:text-properties fo:font-style="normal" fo:font-weight="normal" officeooo:rsid="00b1f947"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weight="normal" style:font-weight-asian="normal" style:font-weight-complex="normal"/>
    </style:style>
    <style:style style:name="T116" style:family="text">
      <style:text-properties fo:font-weight="normal" officeooo:rsid="00392996" style:font-weight-asian="normal" style:font-weight-complex="normal"/>
    </style:style>
    <style:style style:name="T117" style:family="text">
      <style:text-properties fo:font-weight="normal" officeooo:rsid="0056d2f8" style:font-weight-asian="normal" style:font-weight-complex="normal"/>
    </style:style>
    <style:style style:name="T118" style:family="text">
      <style:text-properties fo:font-weight="normal" officeooo:rsid="005b6141" style:font-weight-asian="normal" style:font-weight-complex="normal"/>
    </style:style>
    <style:style style:name="T119" style:family="text">
      <style:text-properties style:text-underline-style="solid" style:text-underline-width="auto" style:text-underline-color="font-color"/>
    </style:style>
    <style:style style:name="T120" style:family="text">
      <style:text-properties style:font-name="Times New Roman" fo:font-size="10.5pt" style:font-size-asian="10.5pt" style:font-size-complex="10.5pt"/>
    </style:style>
    <style:style style:name="T121" style:family="text">
      <style:text-properties style:font-name="Times New Roman" fo:font-size="10.5pt" officeooo:rsid="00359c2d" style:font-size-asian="10.5pt" style:font-size-complex="10.5pt"/>
    </style:style>
    <style:style style:name="T122" style:family="text">
      <style:text-properties fo:font-size="8pt" fo:font-weight="bold" style:font-size-asian="8pt" style:font-weight-asian="bold" style:font-size-complex="8pt" style:font-weight-complex="bold"/>
    </style:style>
    <style:style style:name="T123" style:family="text">
      <style:text-properties officeooo:rsid="00120962"/>
    </style:style>
    <style:style style:name="T124" style:family="text">
      <style:text-properties officeooo:rsid="0013c3a7"/>
    </style:style>
    <style:style style:name="T125" style:family="text">
      <style:text-properties officeooo:rsid="00159b8d"/>
    </style:style>
    <style:style style:name="T126" style:family="text">
      <style:text-properties officeooo:rsid="0015fde2"/>
    </style:style>
    <style:style style:name="T127" style:family="text">
      <style:text-properties officeooo:rsid="00183bd6"/>
    </style:style>
    <style:style style:name="T128" style:family="text">
      <style:text-properties officeooo:rsid="001cfea7"/>
    </style:style>
    <style:style style:name="T129" style:family="text">
      <style:text-properties officeooo:rsid="001e9400"/>
    </style:style>
    <style:style style:name="T130" style:family="text">
      <style:text-properties officeooo:rsid="001ec78f"/>
    </style:style>
    <style:style style:name="T131" style:family="text">
      <style:text-properties officeooo:rsid="00201777"/>
    </style:style>
    <style:style style:name="T132" style:family="text">
      <style:text-properties officeooo:rsid="0020a0e4"/>
    </style:style>
    <style:style style:name="T133" style:family="text">
      <style:text-properties officeooo:rsid="0021bf9d"/>
    </style:style>
    <style:style style:name="T134" style:family="text">
      <style:text-properties officeooo:rsid="00226d41"/>
    </style:style>
    <style:style style:name="T135" style:family="text">
      <style:text-properties officeooo:rsid="00255904"/>
    </style:style>
    <style:style style:name="T136" style:family="text">
      <style:text-properties officeooo:rsid="0027f9ac"/>
    </style:style>
    <style:style style:name="T137" style:family="text">
      <style:text-properties officeooo:rsid="0028fc18"/>
    </style:style>
    <style:style style:name="T138" style:family="text">
      <style:text-properties officeooo:rsid="002b2564"/>
    </style:style>
    <style:style style:name="T139" style:family="text">
      <style:text-properties officeooo:rsid="002cfd58"/>
    </style:style>
    <style:style style:name="T140" style:family="text">
      <style:text-properties officeooo:rsid="002de59e"/>
    </style:style>
    <style:style style:name="T141" style:family="text">
      <style:text-properties officeooo:rsid="002e0aba"/>
    </style:style>
    <style:style style:name="T142" style:family="text">
      <style:text-properties officeooo:rsid="002f3467"/>
    </style:style>
    <style:style style:name="T143" style:family="text">
      <style:text-properties officeooo:rsid="0031e1e6"/>
    </style:style>
    <style:style style:name="T144" style:family="text">
      <style:text-properties officeooo:rsid="0033879a"/>
    </style:style>
    <style:style style:name="T145" style:family="text">
      <style:text-properties officeooo:rsid="003566ed"/>
    </style:style>
    <style:style style:name="T146" style:family="text">
      <style:text-properties officeooo:rsid="00359c2d"/>
    </style:style>
    <style:style style:name="T147" style:family="text">
      <style:text-properties officeooo:rsid="0036e660"/>
    </style:style>
    <style:style style:name="T148" style:family="text">
      <style:text-properties officeooo:rsid="0038977b"/>
    </style:style>
    <style:style style:name="T149" style:family="text">
      <style:text-properties officeooo:rsid="00392996"/>
    </style:style>
    <style:style style:name="T150" style:family="text">
      <style:text-properties officeooo:rsid="003acbac"/>
    </style:style>
    <style:style style:name="T151" style:family="text">
      <style:text-properties officeooo:rsid="003b7430"/>
    </style:style>
    <style:style style:name="T152" style:family="text">
      <style:text-properties officeooo:rsid="003cfc0e"/>
    </style:style>
    <style:style style:name="T153" style:family="text">
      <style:text-properties officeooo:rsid="003f5f0a"/>
    </style:style>
    <style:style style:name="T154" style:family="text">
      <style:text-properties officeooo:rsid="0042138a"/>
    </style:style>
    <style:style style:name="T155" style:family="text">
      <style:text-properties officeooo:rsid="0043e9aa"/>
    </style:style>
    <style:style style:name="T156" style:family="text">
      <style:text-properties officeooo:rsid="00455736"/>
    </style:style>
    <style:style style:name="T157" style:family="text">
      <style:text-properties officeooo:rsid="0049f4b4"/>
    </style:style>
    <style:style style:name="T158" style:family="text">
      <style:text-properties officeooo:rsid="004b3af1"/>
    </style:style>
    <style:style style:name="T159" style:family="text">
      <style:text-properties officeooo:rsid="004c26a4"/>
    </style:style>
    <style:style style:name="T160" style:family="text">
      <style:text-properties officeooo:rsid="00501c81"/>
    </style:style>
    <style:style style:name="T161" style:family="text">
      <style:text-properties officeooo:rsid="005172ee"/>
    </style:style>
    <style:style style:name="T162" style:family="text">
      <style:text-properties officeooo:rsid="0053d981"/>
    </style:style>
    <style:style style:name="T163" style:family="text">
      <style:text-properties officeooo:rsid="00552826"/>
    </style:style>
    <style:style style:name="T164" style:family="text">
      <style:text-properties officeooo:rsid="005639ba"/>
    </style:style>
    <style:style style:name="T165" style:family="text">
      <style:text-properties officeooo:rsid="0056d2f8"/>
    </style:style>
    <style:style style:name="T166" style:family="text">
      <style:text-properties officeooo:rsid="00599986"/>
    </style:style>
    <style:style style:name="T167" style:family="text">
      <style:text-properties officeooo:rsid="005bbda5"/>
    </style:style>
    <style:style style:name="T168" style:family="text">
      <style:text-properties officeooo:rsid="005d95f3"/>
    </style:style>
    <style:style style:name="T169" style:family="text">
      <style:text-properties officeooo:rsid="005e1dab"/>
    </style:style>
    <style:style style:name="T170" style:family="text">
      <style:text-properties officeooo:rsid="006158b8"/>
    </style:style>
    <style:style style:name="T171" style:family="text">
      <style:text-properties officeooo:rsid="0061e872"/>
    </style:style>
    <style:style style:name="T172" style:family="text">
      <style:text-properties officeooo:rsid="0065231f"/>
    </style:style>
    <style:style style:name="T173" style:family="text">
      <style:text-properties officeooo:rsid="0066b38d"/>
    </style:style>
    <style:style style:name="T174" style:family="text">
      <style:text-properties officeooo:rsid="0068a6c8"/>
    </style:style>
    <style:style style:name="T175" style:family="text">
      <style:text-properties officeooo:rsid="0069d889"/>
    </style:style>
    <style:style style:name="T176" style:family="text">
      <style:text-properties officeooo:rsid="006c23f3"/>
    </style:style>
    <style:style style:name="T177" style:family="text">
      <style:text-properties officeooo:rsid="0071df2c"/>
    </style:style>
    <style:style style:name="T178" style:family="text">
      <style:text-properties officeooo:rsid="0074247e"/>
    </style:style>
    <style:style style:name="T179" style:family="text">
      <style:text-properties officeooo:rsid="007ab17d"/>
    </style:style>
    <style:style style:name="T180" style:family="text">
      <style:text-properties officeooo:rsid="007bb8f0"/>
    </style:style>
    <style:style style:name="T181" style:family="text">
      <style:text-properties officeooo:rsid="007d48cc"/>
    </style:style>
    <style:style style:name="T182" style:family="text">
      <style:text-properties officeooo:rsid="008291ff"/>
    </style:style>
    <style:style style:name="T183" style:family="text">
      <style:text-properties officeooo:rsid="00845ebc"/>
    </style:style>
    <style:style style:name="T184" style:family="text">
      <style:text-properties officeooo:rsid="0085c8d9"/>
    </style:style>
    <style:style style:name="T185" style:family="text">
      <style:text-properties officeooo:rsid="00866236"/>
    </style:style>
    <style:style style:name="T186" style:family="text">
      <style:text-properties officeooo:rsid="0089dfce"/>
    </style:style>
    <style:style style:name="T187" style:family="text">
      <style:text-properties officeooo:rsid="008c60dd"/>
    </style:style>
    <style:style style:name="T188" style:family="text">
      <style:text-properties officeooo:rsid="008f0ae3"/>
    </style:style>
    <style:style style:name="T189" style:family="text">
      <style:text-properties officeooo:rsid="008ff8fc"/>
    </style:style>
    <style:style style:name="T190" style:family="text">
      <style:text-properties officeooo:rsid="0092cebd"/>
    </style:style>
    <style:style style:name="T191" style:family="text">
      <style:text-properties officeooo:rsid="0094ae5d"/>
    </style:style>
    <style:style style:name="T192" style:family="text">
      <style:text-properties officeooo:rsid="009f5e0b"/>
    </style:style>
    <style:style style:name="T193" style:family="text">
      <style:text-properties officeooo:rsid="00a077f7"/>
    </style:style>
    <style:style style:name="T194" style:family="text">
      <style:text-properties officeooo:rsid="00a343d0"/>
    </style:style>
    <style:style style:name="T195" style:family="text">
      <style:text-properties officeooo:rsid="00a52667"/>
    </style:style>
    <style:style style:name="T196" style:family="text">
      <style:text-properties officeooo:rsid="00aaea67"/>
    </style:style>
    <style:style style:name="T197" style:family="text">
      <style:text-properties officeooo:rsid="00ab1fa7"/>
    </style:style>
    <style:style style:name="T198" style:family="text">
      <style:text-properties officeooo:rsid="00ab2e03"/>
    </style:style>
    <style:style style:name="T199" style:family="text">
      <style:text-properties officeooo:rsid="00acd35d"/>
    </style:style>
    <style:style style:name="T200" style:family="text">
      <style:text-properties officeooo:rsid="00ad6bba"/>
    </style:style>
    <style:style style:name="T201" style:family="text">
      <style:text-properties officeooo:rsid="00ad7612"/>
    </style:style>
    <style:style style:name="T202" style:family="text">
      <style:text-properties officeooo:rsid="00add948"/>
    </style:style>
    <style:style style:name="T203" style:family="text">
      <style:text-properties officeooo:rsid="00aedc68"/>
    </style:style>
    <style:style style:name="T204" style:family="text">
      <style:text-properties officeooo:rsid="00af2423"/>
    </style:style>
    <style:style style:name="T205" style:family="text">
      <style:text-properties officeooo:rsid="00b90093"/>
    </style:style>
    <style:style style:name="T206" style:family="text">
      <style:text-properties officeooo:rsid="00ba4c1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23">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9">imports</text:span> táblájából veszi a program. <text:span text:style-name="T138">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9">exec_state</text:span> = 'wait') rekordot, és forrásként feldolgozza az <text:span text:style-name="T39">impor</text:span><text:span text:style-name="T40">t_</text:span><text:span text:style-name="T39">text</text:span> mezőben kapott szöveget. A feldolgozás kezdetekor kitölti a pid, <text:span text:style-name="T39">started</text:span> mezőket, és az <text:span text:style-name="T39">exec_state</text:span> mezőt 'executed'-re állítja. A feldolgozás befejeztével kitölti az <text:span text:style-name="T39">ended</text:span> mezőt is, ha nem volt hiba akkor az <text:span text:style-name="T39">exec_state</text:span>, és <text:span text:style-name="T39">result_msg</text:span> 'ok'-ra lesz állítva, ha viszont hiba történt, akkor <text:span text:style-name="T39">exec_state</text:span> értéke 'faile' lesz, a <text:span text:style-name="T39">result_msg</text:span>-be kerül a részletes hiba üzenet, és ha keletkezett a hibáról log rekord, akkor azt a <text:span text:style-name="T39">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9">pid</text:span>, és <text:span text:style-name="T39">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9"/>
      <text:h text:style-name="Heading_20_2" text:outline-level="2"><text:soft-page-break/>Az import szintaxisa</text:h>
      <text:h text:style-name="Heading_20_3" text:outline-level="3">Kulcsszavak</text:h>
      <text:p text:style-name="P89">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87">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2292097738940699917" text:style-name="List_20_1">
        <text:list-item>
          <text:p text:style-name="P116">64 bites előjeles egész szám.</text:p>
          <text:list>
            <text:list-item text:start-value="1">
              <text:p text:style-name="P116">Ha 0-val kezdődik, nem tartalmazhat csak 0-7 számjegyeket, ekkor oktális számjegy.</text:p>
            </text:list-item>
            <text:list-item>
              <text:p text:style-name="P116">Ha nem nullával, de számjeggyel kezdődik és csak számjegyeket tartalmaz, akkor decimális szám.</text:p>
            </text:list-item>
            <text:list-item>
              <text:p text:style-name="P116">Ha 0x-el kezdődik, akkor hexadecimális számjegy</text:p>
            </text:list-item>
            <text:list-item>
              <text:p text:style-name="P116">A negatív értékek a '-' unáris operátorral adhatóak meg.</text:p>
            </text:list-item>
            <text:list-item>
              <text:p text:style-name="P124">Néhány objektum esetén lehetőség van egy függvényhívás szerű kifejezéssel a rekord <text:span text:style-name="T136">ID</text:span> lekérdezésére a név alapján, és ennek használatára egész értékként:</text:p>
              <text:list>
                <text:list-item>
                  <text:p text:style-name="P127"><text:span text:style-name="T59">ID NODE (</text:span><text:span text:style-name="T2">&lt;név&gt;</text:span><text:span text:style-name="T59">)</text:span><text:tab/>Patch panel, fali csatlakozó <text:span text:style-name="T162">vagy</text:span> hálózati elem</text:p>
                </text:list-item>
                <text:list-item>
                  <text:p text:style-name="P129"><text:span text:style-name="T59">ID PORT</text:span> <text:span text:style-name="T59">(</text:span><text:span text:style-name="T14">&lt;node név&gt;</text:span><text:span text:style-name="T59">:</text:span><text:span text:style-name="T2">&lt;port név&gt;</text:span><text:span text:style-name="T59">)</text:span><text:tab/>Node név, és port név <text:span text:style-name="T179">ill. sorszám</text:span> alapján a port_id. <text:span text:style-name="T179">A port név egy string, ha számként is értelmezhető a név, akkor idézőjelbe kell tenni.</text:span></text:p>
                </text:list-item>
                <text:list-item>
                  <text:p text:style-name="P129"><text:span text:style-name="T59">ID PORT (</text:span><text:span text:style-name="T2">&lt;node név&gt;</text:span><text:span text:style-name="T90">:</text:span><text:span text:style-name="T2">&lt;port index&gt;</text:span><text:span text:style-name="T59">)</text:span><text:tab/>Node név, és port index alapján a port_id. <text:span text:style-name="T162">A port index egy egész szám.</text:span></text:p>
                </text:list-item>
                <text:list-item>
                  <text:p text:style-name="P129"><text:span text:style-name="T59">ID SERVICE (</text:span><text:span text:style-name="T2">&lt;név&gt;</text:span><text:span text:style-name="T59">)</text:span><text:tab/>A <text:span text:style-name="T136">s</text:span>ervice név alapján a service_id</text:p>
                </text:list-item>
                <text:list-item>
                  <text:p text:style-name="P130"><text:span text:style-name="T59">ID SERVICE TYPE (</text:span><text:span text:style-name="T2">&lt;</text:span><text:span text:style-name="T5">n</text:span><text:span text:style-name="T2">év&gt;</text:span><text:span text:style-name="T59">)</text:span><text:tab/><text:span text:style-name="T124">A </text:span>s<text:span text:style-name="T124">ervice </text:span>typus<text:span text:style-name="T124"> név alapján a service_</text:span>type<text:span text:style-name="T124">_id</text:span></text:p>
                </text:list-item>
                <text:list-item>
                  <text:p text:style-name="P127"><text:span text:style-name="T59">ID PLACE (</text:span><text:span text:style-name="T2">&lt;név&gt;</text:span><text:span text:style-name="T59">)</text:span><text:tab/>Hely vagy helyiség.</text:p>
                </text:list-item>
                <text:list-item>
                  <text:p text:style-name="P128"><text:span text:style-name="T59">ID PLACE </text:span><text:span text:style-name="T60">GROUP</text:span><text:span text:style-name="T59"> (</text:span><text:span text:style-name="T2">&lt;név&gt;</text:span><text:span text:style-name="T59">)</text:span><text:tab/>Hely vagy helyiség <text:span text:style-name="T124">csoport</text:span>.</text:p>
                </text:list-item>
                <text:list-item>
                  <text:p text:style-name="P127"><text:span text:style-name="T59">ID TIME PERIOD (</text:span><text:span text:style-name="T2">&lt;név&gt;</text:span><text:span text:style-name="T119">)</text:span><text:tab/>Idő intervallum.</text:p>
                </text:list-item>
                <text:list-item>
                  <text:p text:style-name="P127"><text:span text:style-name="T59">ID SUBNET (</text:span><text:span text:style-name="T2">&lt;név&gt;</text:span><text:span text:style-name="T119">)</text:span><text:tab/>Idő alhálózati cím.</text:p>
                </text:list-item>
                <text:list-item>
                  <text:p text:style-name="P127"><text:span text:style-name="T59">ID IFTYPE (</text:span><text:span text:style-name="T2">&lt;név&gt;</text:span><text:span text:style-name="T119">)</text:span><text:tab/>Interfész (port) típus.</text:p>
                </text:list-item>
                <text:list-item>
                  <text:p text:style-name="P127"><text:span text:style-name="T59">ID VLAN (</text:span><text:span text:style-name="T2">&lt;név&gt;</text:span><text:span text:style-name="T119">)</text:span><text:tab/>Virtuális hálózat.</text:p>
                </text:list-item>
                <text:list-item>
                  <text:p text:style-name="P129"><text:span text:style-name="T59">ID USER (</text:span><text:span text:style-name="T14">&lt;név&gt;</text:span><text:span text:style-name="T59">)</text:span><text:tab/>Felhasználó</text:p>
                </text:list-item>
                <text:list-item>
                  <text:p text:style-name="P129"><text:span text:style-name="T59">ID USER GROUP (</text:span><text:span text:style-name="T14">&lt;név&gt;</text:span><text:span text:style-name="T59">)</text:span><text:tab/>Felhasználói csoport.</text:p>
                </text:list-item>
                <text:list-item>
                  <text:p text:style-name="P129"><text:span text:style-name="T59">ID GROUP (</text:span><text:span text:style-name="T14">&lt;név&gt;</text:span><text:span text:style-name="T59">)</text:span><text:tab/>Felhasználói csoport.</text:p>
                </text:list-item>
              </text:list>
              <text:list>
                <text:list-item>
                  <text:p text:style-name="P130"><text:span text:style-name="T59">ID TABLE SHAPE (</text:span><text:span text:style-name="T2">&lt;név&gt;</text:span><text:span text:style-name="T59">)<text:tab/></text:span><text:span text:style-name="T117">Adattábla (objektumok táblázata) megjelenítését leíró.</text:span></text:p>
                </text:list-item>
                <text:list-item>
                  <text:p text:style-name="P131"><text:span text:style-name="T59">ID TABLE SHAPE(</text:span><text:span text:style-name="T2">&lt;tábla&gt;</text:span><text:span text:style-name="T59">.</text:span><text:span text:style-name="T2">&lt;mező&gt;</text:span><text:span text:style-name="T59">)<text:tab/></text:span><text:span text:style-name="T117">Adattábla (objektumok táblázata) mező megjelenítését leíró.</text:span></text:p>
                </text:list-item>
                <text:list-item>
                  <text:p text:style-name="P132">ID HOST SERVICE (<text:span text:style-name="T106">&lt;host-service azonosító&gt;</text:span>)</text:p>
                </text:list-item>
              </text:list>
            </text:list-item>
          </text:list>
        </text:list-item>
      </text:list>
      <text:p text:style-name="P74">A <text:span text:style-name="T2">&lt;host-service azonosító&gt;</text:span> a következőképpen adható meg ( a fenti kifejezésekben az azonosító csak akkor lesz elfogadva, ha <text:s/>csak egy és csakis egy service példányt azonosít):</text:p>
      <text:list xml:id="list4235402515788660965" text:style-name="L1">
        <text:list-item>
          <text:p text:style-name="P139"><text:span text:style-name="T2">&lt;host név&gt;</text:span><text:span text:style-name="T59">.</text:span><text:span text:style-name="T2">&lt;service név&gt;</text:span><text:tab/></text:p>
        </text:list-item>
        <text:list-item>
          <text:p text:style-name="P139"><text:soft-page-break/><text:span text:style-name="T2">&lt;host név&gt;</text:span><text:span text:style-name="T90">:</text:span><text:span text:style-name="T2">&lt;port név&gt;</text:span><text:span text:style-name="T59">.</text:span><text:span text:style-name="T2">&lt;service név&gt;</text:span><text:tab/></text:p>
        </text:list-item>
        <text:list-item text:start-value="1">
          <text:p text:style-name="P139"><text:span text:style-name="T2">&lt;host név&gt;</text:span><text:span text:style-name="T59">.</text:span><text:span text:style-name="T2">&lt;service név&gt; </text:span><text:span text:style-name="T59">(</text:span><text:span text:style-name="T2">[&lt;protokol&gt;]</text:span><text:span text:style-name="T90">:</text:span><text:span text:style-name="T2">[&lt;mód&gt;]</text:span><text:span text:style-name="T59">)</text:span></text:p>
        </text:list-item>
        <text:list-item>
          <text:p text:style-name="P139"><text:span text:style-name="T2">&lt;host név&gt;</text:span><text:span text:style-name="T90">:</text:span><text:span text:style-name="T2">&lt;port név&gt;</text:span><text:span text:style-name="T59">.</text:span><text:span text:style-name="T2">&lt;service név&gt; </text:span><text:span text:style-name="T59">(</text:span><text:span text:style-name="T2">[&lt;protokol&gt;]</text:span><text:span text:style-name="T90">:</text:span><text:span text:style-name="T2">[&lt;mód&gt;]</text:span><text:span text:style-name="T59">)</text:span></text:p>
        </text:list-item>
      </text:list>
      <text:list xml:id="list153451884214568" text:continue-list="list2292097738940699917" text:style-name="List_20_1">
        <text:list-item>
          <text:list>
            <text:list-item>
              <text:p text:style-name="P140">Definiálhatóak változók, melynek az értékére a <text:span text:style-name="T59">#</text:span><text:span text:style-name="T2">változó</text:span> formában hivatkozhatunk. A <text:span text:style-name="T90">#+</text:span><text:span text:style-name="T78">&lt;</text:span><text:span text:style-name="T2">változó</text:span><text:span text:style-name="T8">&gt;</text:span> kifejezéssel a változó értékét eggyel növeljük, a kifejezés értéke pedig a változó új értéke.<text:line-break/><text:span text:style-name="T178">Hasonlóan a </text:span><text:span text:style-name="T78">#-</text:span><text:span text:style-name="T178">&lt;változó&gt; kifejezés eggyel csökkenti a változó értékét, és a kifejezés értéke a változó új értéke lesz.</text:span></text:p>
              <text:p text:style-name="P140">Egész típusú változót értékadással hozhatunk létre pl.: <text:span text:style-name="T122">#V=12</text:span> kifejezés létrehoz egy V nevű egész típusú változót, aminek a 12 értéket adja. Ha nem létező változóra hivatkozunk, akkor hibajelzést kapunk.</text:p>
            </text:list-item>
            <text:list-item>
              <text:p text:style-name="P140">Továbbá a <text:span text:style-name="T59">#[</text:span><text:span text:style-name="T2">&lt;egész kifejezés&gt;</text:span><text:span text:style-name="T59">]</text:span> formában megadhatunk egész kifejezéseket. A használható aritmetikai operátorok: +, –, *, /, |, &amp;. Ahol a | a bitenkénti vagy, az &amp; a bitenkénti és.</text:p>
            </text:list-item>
          </text:list>
        </text:list-item>
        <text:list-item>
          <text:p text:style-name="P116">Valós szám: Mint a decimális szám, de tartalmazhat egy db. pont (tizedespont) karaktert. nem kezdődhet '.' karakterrel, a pont előtt kell legalább egy 0 karakter. A negatív értékek a '-' unáris operátorral adhatóak meg.</text:p>
        </text:list-item>
        <text:list-item>
          <text:p text:style-name="P116">String (karakter sorozat)</text:p>
          <text:list>
            <text:list-item>
              <text:p text:style-name="P116">Egy stringet nem kell idézőjelbe tenni, ha nem számjeggyel kezdődik, csak alfanumerikus karaktereket tartalmaz, és nem kulcsszó. Az ilyen stringekre név típusként is fogok hivatkozni. <text:span text:style-name="T163">Egy objektum nevének általában nem kell megfelelnie az előző szabálynak, lehet bármilyen karaktersorozat.</text:span></text:p>
            </text:list-item>
            <text:list-item>
              <text:p text:style-name="P116">Kétféle idézőjel használható. Egyik a szokásos kettős aposztróf.</text:p>
            </text:list-item>
            <text:list-item>
              <text:p text:style-name="P11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3452054577299" text:continue-numbering="true" text:style-name="List_20_1">
        <text:list-item>
          <text:list>
            <text:list-header>
              <text:p text:style-name="P116">A kettős felülvonás idézőjel használatakor feldolgozásra kerülnek az un. escape szekvenciák. A $$ idézőjelek esetén nem. Így a "\n" egy soremelést tartalmaz, a $$\n$$ pedig a két megadott karakter.</text:p>
            </text:list-header>
            <text:list-item>
              <text:p text:style-name="P116">A <text:span text:style-name="T59">NULL</text:span> kulcsszó egy „NULL” stringet jelent.</text:p>
            </text:list-item>
            <text:list-item>
              <text:p text:style-name="P116"><text:span text:style-name="T59">STRING(</text:span><text:span text:style-name="T2">&lt;egész kifejezés&gt;</text:span><text:span text:style-name="T59">)</text:span><text:tab/>Szám, stri<text:span text:style-name="T125">n</text:span>ggé konvertálva.</text:p>
            </text:list-item>
            <text:list-item>
              <text:p text:style-name="P116"><text:span text:style-name="T59">MASK(</text:span><text:span text:style-name="T2">&lt;string kifejezés&gt;</text:span><text:span text:style-name="T90">,</text:span><text:span text:style-name="T2"> &lt;egész kifejezés&gt;</text:span><text:span text:style-name="T59">)</text:span><text:tab/>Konverzió egy maszk alapján: Ha a minta tartalmaz '?' helyettesítő karaktereket <text:span text:style-name="T13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16"><text:span text:style-name="T59">MACRO</text:span> (&lt;név&gt;)<text:tab/>A makró törzsét adja vissza a név alapján. Ha nem definiált a megadott nevű makró, akkor hibaüzenetet kapunk.</text:p>
            </text:list-item>
          </text:list>
          <text:list>
            <text:list-item>
              <text:p text:style-name="P116"><text:span text:style-name="T14">&lt;obj. </text:span><text:span text:style-name="T26">típus név</text:span><text:span text:style-name="T14">&gt;</text:span><text:span text:style-name="T39"> </text:span><text:span text:style-name="T59">TEMPLATE</text:span> <text:span text:style-name="T59">(</text:span><text:span text:style-name="T2">&lt;név&gt;</text:span><text:span text:style-name="T59">)<text:tab/></text:span><text:span text:style-name="T115">A megadott objektum típushoz ( </text:span><text:span text:style-name="T59">PATCH</text:span><text:span text:style-name="T115">, </text:span><text:span text:style-name="T59">NODE</text:span><text:span text:style-name="T115">) tartozó minta tartalmát adja vissza.</text:span></text:p>
            </text:list-item>
          </text:list>
        </text:list-item>
        <text:list-item>
          <text:p text:style-name="P116">IPV4<text:tab/>hálózati címet a szokásos módon adhatunk meg <text:span text:style-name="T125">pl.:</text:span> 172.20.1.3</text:p>
        </text:list-item>
        <text:list-item>
          <text:p text:style-name="P116">IPV6<text:tab/>Szintén a szokásos módon adható meg.</text:p>
        </text:list-item>
        <text:list-item>
          <text:p text:style-name="P116">MAC<text:tab/>Ethernet cím. A szokásos formátumok támogatottak</text:p>
        </text:list-item>
        <text:list-item>
          <text:p text:style-name="P116">subnet<text:tab/>Mindkét szokásos forma megengedett: 172.20.1.0/24 vagy 172.20.1.0/255.255.255.0</text:p>
        </text:list-item>
        <text:list-item>
          <text:p text:style-name="P116">polygon<text:tab/>Koordináták sorozata : <text:span text:style-name="T59">{ [</text:span><text:span text:style-name="T2">x1</text:span><text:span text:style-name="T59">,</text:span> <text:span text:style-name="T2">y1</text:span><text:span text:style-name="T59">], [</text:span><text:span text:style-name="T2">x2</text:span><text:span text:style-name="T59">,</text:span> <text:span text:style-name="T2">y2</text:span><text:span text:style-name="T59">]</text:span> ... <text:span text:style-name="T59">}</text:span>, ahol x és y lebegőpontos, vagy egész előjeles értékek, <text:span text:style-name="T125">ill. kifejezés</text:span>. <text:span text:style-name="T136">Ha csak két pont van megadva, az egy négyzetet reprezentál.</text:span></text:p>
        </text:list-item>
        <text:list-item>
          <text:p text:style-name="P116">Kábel megosztások. Nyolc lehetséges értéke van (nem számolva azt az esetet, amikor nincs megosztás, <text:span text:style-name="T136">ill. nincs bekötve a port</text:span>) az értékek név, ill. stringként adhatóak meg:</text:p>
          <text:list>
            <text:list-item>
              <text:p text:style-name="P116">A<text:tab/>Az 1., 2., 3. és 6. erek használata, 2 érpár.</text:p>
            </text:list-item>
            <text:list-item>
              <text:p text:style-name="P116">B<text:tab/>A 4., 5., 7. és 8. erek használata, 2 érpár.</text:p>
            </text:list-item>
            <text:list-item>
              <text:p text:style-name="P116">AA<text:tab/>Az 1. és 2. erek használata, 1 érpár.</text:p>
            </text:list-item>
            <text:list-item>
              <text:p text:style-name="P116">AB<text:tab/>A 3. és 6. erek használata, 1 érpár.</text:p>
            </text:list-item>
            <text:list-item>
              <text:p text:style-name="P116">BA<text:tab/>A 4. és 5. erek használata, 1 érpár.</text:p>
            </text:list-item>
            <text:list-item>
              <text:p text:style-name="P116">BB<text:tab/>A 7. és 8. erek használata, 1 érpár.</text:p>
            </text:list-item>
            <text:list-item>
              <text:p text:style-name="P116">C<text:tab/>A 3. és 4. erek használata.</text:p>
            </text:list-item>
            <text:list-item>
              <text:p text:style-name="P116">D<text:tab/>A 5. és 6. erek használata.</text:p>
            </text:list-item>
            <text:list-item>
              <text:p text:style-name="P118">NC<text:tab/>Nincs bekötve</text:p>
            </text:list-item>
          </text:list>
        </text:list-item>
        <text:list-item>
          <text:p text:style-name="P116">Logikai érték: Az <text:span text:style-name="T59">ON</text:span><text:span text:style-name="T115">,</text:span><text:span text:style-name="T59"> YES</text:span><text:span text:style-name="T115"> és </text:span><text:span text:style-name="T59">TRUE</text:span> kulcsszavak igaz értéket, az <text:span text:style-name="T59">OFF</text:span>, <text:span text:style-name="T59">NO</text:span> és <text:span text:style-name="T59">FALSE</text:span> kulcsszavak pedig hamis értéket jelentenek.</text:p>
        </text:list-item>
        <text:list-item>
          <text:p text:style-name="P116">Egyes helyeken megadható a fentebb felsorolt típusok bármelyike, ezeken a helyeken kifejezések is megadhatóak a megfelelő <text:soft-page-break/>zárójelezéssel.</text:p>
        </text:list-item>
        <text:list-item>
          <text:p text:style-name="P116">Listák</text:p>
          <text:list>
            <text:list-item>
              <text:p text:style-name="P116">string listák. Stringek felsorolása, ahol az elválasztó karakter a vessző. A lista, vagy annak egy része generálható a <text:span text:style-name="T59">LIST</text:span> kulcsszó használatával:</text:p>
            </text:list-item>
          </text:list>
        </text:list-item>
      </text:list>
      <text:p text:style-name="example">LIST <text:span text:style-name="T14">&lt;egész kifejezés&gt;</text:span> TO <text:span text:style-name="T14">&lt;egész kifejezés&gt;</text:span> MASK <text:span text:style-name="T14">&lt;string&gt;</text:span></text:p>
      <text:p text:style-name="example">LIST <text:span text:style-name="T14">&lt;egész kifejezés&gt;</text:span> TO <text:span text:style-name="T14">&lt;egész kifejezés&gt;</text:span> STEP <text:span text:style-name="T14">&lt;egész kifejezés&gt;</text:span> MASK <text:span text:style-name="T106">&lt;string&gt;</text:span></text:p>
      <text:list xml:id="list153452478731151" text:continue-numbering="true" text:style-name="List_20_1">
        <text:list-item>
          <text:list>
            <text:list-header>
              <text:p text:style-name="P116">A <text:span text:style-name="T59">LIST</text:span> utáni kifejezés értékétől a <text:span text:style-name="T59">TO</text:span> utáni kifejezés értékéig növelünk egy ciklusváltozót, és minden elemel generálunk egy stringet a fentebb leírt <text:span text:style-name="T59">MASK</text:span> stílusú string konverzióval. Ha a ciklusváltózó értéke egyenlő lesz a <text:span text:style-name="T59">TO</text:span> utáni <text:span text:style-name="T126">kifejezéssel</text:span>, akkor az azzal konvertált érték mé<text:span text:style-name="T126">g</text:span> eleme lesz a listának. Ha megadjuk a <text:span text:style-name="T59">STEP</text:span> kulcsszót, akkor 1 helyett az utána megadott érték lesz a lépésköz. Pl.:</text:p>
            </text:list-header>
          </text:list>
        </text:list-item>
      </text:list>
      <text:p text:style-name="example">LIST 1 TO 8 MASK ”p??”</text:p>
      <text:list xml:id="list153451936452857" text:continue-numbering="true" text:style-name="List_20_1">
        <text:list-item>
          <text:list>
            <text:list-header>
              <text:p text:style-name="P117">kifejezés eredménye a:</text:p>
              <text:p text:style-name="P91">p01,p02,p03,p04,p05,p06,p07,p08</text:p>
              <text:p text:style-name="P117">lista.</text:p>
            </text:list-header>
          </text:list>
        </text:list-item>
      </text:list>
      <text:p text:style-name="P84">Megjegyzés:</text:p>
      <text:p text:style-name="P78"><text:span text:style-name="T139">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27">A </text:span><text:span text:style-name="T96">LIST</text:span><text:span text:style-name="T127"> működése makró jellegű, a makró feldolgozás pedig rekurzív.</text:span></text:p>
      <text:p text:style-name="P87">Ha ki kell kényszeríteni a lista elemek idézőjelezését, akkor használhatjuk az alternatív idézőjeleket <text:span text:style-name="T165">is</text:span>:</text:p>
      <text:p text:style-name="example">LIST 1 TO 8 MASK <text:span text:style-name="T147">$$</text:span>”??”<text:span text:style-name="T147">$$</text:span></text:p>
      <text:p text:style-name="P88">kifejezés eredménye a:</text:p>
      <text:p text:style-name="example">”01”,”02”, ”03”,”04”,”05”,”06”,”07”,”08”</text:p>
      <text:p text:style-name="P88">lista.</text:p>
      <text:list xml:id="list153451807771150" text:continue-numbering="true" text:style-name="List_20_1">
        <text:list-item>
          <text:list>
            <text:list-item>
              <text:p text:style-name="P116">Egész számok listája. Szintén a vessző az elválasztó jel, és a lista vagy annak egy része szintén generálható a <text:span text:style-name="T59">LIST</text:span> kulcsszó használatával:</text:p>
            </text:list-item>
          </text:list>
        </text:list-item>
      </text:list>
      <text:p text:style-name="example">LIST <text:span text:style-name="T14">&lt;egész kifejezés&gt;</text:span> TO <text:span text:style-name="T14">&lt;egész kifejezés&gt;</text:span></text:p>
      <text:p text:style-name="example"><text:span text:style-name="T90">LIST</text:span><text:span text:style-name="T14"> &lt;egész kifejezés&gt;</text:span><text:span text:style-name="T90"> TO </text:span><text:span text:style-name="T14">&lt;egész kifejezés&gt;</text:span><text:span text:style-name="T90"> STEP </text:span><text:span text:style-name="T14">&lt;egész kifejezés&gt;</text:span></text:p>
      <text:list xml:id="list153452968606791" text:continue-numbering="true" text:style-name="List_20_1">
        <text:list-item>
          <text:list>
            <text:list-item>
              <text:p text:style-name="P116">Változó típusú elemek listája. A lista elem bármilyen (fentebb felsorolt nem lista) típusú lehet. Itt is lehetőség van a lista egészének vagy egy részének a <text:span text:style-name="T59">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9">MACRO</text:span> kulcsszóval definiálhatóak:</text:p>
      <text:list xml:id="list4967331701576722198" text:style-name="L2">
        <text:list-item>
          <text:p text:style-name="P92">MACRO <text:span text:style-name="T1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2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80">NODE (snmp)</text:span> "%1.xyz.local" LOOKUP ARP "%2" { PORTS BY SNMP; } $$;</text:p>
      <text:p text:style-name="example">MACRO P24 $$ PATCH <text:s text:c="2"/>"%1" "%2" <text:span text:style-name="T180">TEMPLATE</text:span> patch24; $$;</text:p>
      <text:p text:style-name="example">MACRO P48 $$ PATCH <text:s text:c="2"/>"%1" "%2" <text:span text:style-name="T180">TEMPLATE</text:span> patch48; $$;</text:p>
      <text:p text:style-name="example">$Sw(sw1,”Az első switch”)</text:p>
      <text:p text:style-name="example">$P24(P1,”Els<text:span text:style-name="T133">ő</text:span> patch panel”)</text:p>
      <text:p text:style-name="Text_20_body">Egy makró felüldefiniálható.</text:p>
      <text:p text:style-name="Text_20_body">Lehetséges egy makró definíciót az adatbázisban rögzíteni:</text:p>
      <text:p text:style-name="P30"><text:s/>MACRO <text:span text:style-name="T14">&lt;makro név&gt; &lt;makró törzs&gt; </text:span><text:span text:style-name="T90">SAVE </text:span><text:span text:style-name="T14">[&lt;leírás&gt;]</text:span><text:span text:style-name="T90">;</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4">&lt;makro név&gt;</text:span><text:span text:style-name="T9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4">&lt;változó </text:span><text:span text:style-name="T15">típusú</text:span><text:span text:style-name="T14"> lista&gt;</text:span> DO MACRO <text:span text:style-name="T37">&lt;macro név&gt;</text:span>;</text:p>
      <text:p text:style-name="Text_20_body">Magyarázat helyett egy példa:</text:p>
      <text:p text:style-name="example">MACRO Sw $$ <text:span text:style-name="T180">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1"><text:span text:style-name="T180">NODE (snmp)</text:span> "xx1.xyz.local" LOOKUP ARP "xx rendező 1. switch" { PORTS BY SNMP; }</text:p>
      <text:p text:style-name="example"><text:span text:style-name="T180">NODE (snmp)</text:span> "xx2.xyz.local" LOOKUP ARP "xx rendező 2. switch" { PORTS BY SNMP; }</text:p>
      <text:p text:style-name="example"><text:span text:style-name="T180">NODE (snmp)</text:span> "xx3.xyz.local" LOOKUP ARP "xx rendező 3. switch" { PORTS BY SNMP; }</text:p>
      <text:p text:style-name="Text_20_body">A <text:span text:style-name="T59">FOR</text:span> -ban nem szükséges előre definiált makrót használni, megadhatjuk közvetlenül a makró törzset is:</text:p>
      <text:p text:style-name="example">FOR <text:span text:style-name="T14">&lt;változó </text:span><text:span text:style-name="T15">típusú</text:span><text:span text:style-name="T14"> lista&gt;</text:span> DO <text:span text:style-name="T37">&lt;macro törzs&gt;</text:span>;</text:p>
      <text:p text:style-name="Text_20_body">Ez egyenértékű azzal, hogy definiálunk egy '__' nevű makrót a fenti makró <text:span text:style-name="T126">törzzsel</text:span>, és aztán ezt hívjuk a fentebb megadott formában. (Az így definiált makró nem törlődik, ha létezett felülíródik).</text:p>
      <text:p text:style-name="P58">Speciális makróknak tekinthetőek a template-k is, melyek a <text:span text:style-name="T59">PATCH</text:span> és <text:span text:style-name="T59">NODE</text:span> típusú objektumok definiálását könnyítik meg, leírásukat lásd később.</text:p>
      <text:h text:style-name="P123" text:outline-level="3">Vezérlés jellegű utasítások</text:h>
      <text:p text:style-name="Text_20_body">Az <text:span text:style-name="T59">INCLUDE</text:span> kulcsszó segítségével más szöveges fájlok feldogozását tudjuk beilleszteni:</text:p>
      <text:p text:style-name="example">INCLUDE <text:span text:style-name="T14">&lt;path&gt;</text:span>;</text:p>
      <text:h text:style-name="P120" text:outline-level="3">Globális jelentésű kulcsszavak</text:h>
      <text:p text:style-name="P46"><text:span text:style-name="T164">Ú</text:span>j objektum megadásakor, ha az objektum már létezik, hibajelzést kapunk (és megszakad a feldolgozás). A legtöbb objektum esetén a definícióban megadhatjuk a <text:span text:style-name="T59">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9">al-</text:span>objektumaira is (pl. hálózati elemek portjai), ha az al-objektumot megadtuk azonos névvel, akkor annak az ID-je és kapcsolatai megmaradnak, amit nem <text:span text:style-name="T139">adtunk meg,</text:span> azok <text:span text:style-name="T139">az al-objektumok</text:span> törlődnek.</text:p>
      <text:p text:style-name="P47">Ha a fenti működést alapértelmezetté akarjuk tenni, akkor a következő parancsot kell kiadni:</text:p>
      <text:p text:style-name="P12">SET REPLACE;</text:p>
      <text:p text:style-name="P47">Ezután minden objektum definíciónál (melyeknél a <text:span text:style-name="T59">REPLACE</text:span> megadható), ha olyan objektumot adunk meg ami már létezik, akkor a fenti módon felülírás történik.</text:p>
      <text:p text:style-name="P47">Ezzel ellentétes hatású a</text:p>
      <text:p text:style-name="example">SET INSERT;</text:p>
      <text:p text:style-name="P47">utasítás. <text:span text:style-name="T164">És hasonlóan az o</text:span>bjektum definíciókban a felülírás letiltható az <text:span text:style-name="T59">INSERT</text:span> kulcsszóval.</text:p>
      <text:p text:style-name="P48">Azt, hogy az <text:span text:style-name="T59">INSERT</text:span> vagy <text:span text:style-name="T59">REPLACE</text:span> mód legyen érvényben, a „<text:span text:style-name="T39">global_replaxe_flag</text:span>” boolean típusú rendszerváltozó értéke határozza meg. Ha értéke igaz, akkor a <text:span text:style-name="T59">REPLACE</text:span>, ha hamis, vagy nem létezik, akkor az <text:span text:style-name="T59">INSERT</text:span> van érvényben alapértelmezés szerint.</text:p>
      <text:p text:style-name="P48">Hálózati elemek esetén az objektum helyét, ill. helyiség definíciókban a parent-et, nem kell minden esetben megadni, megadhatjuk globálisan is, ha kiadjuk a:</text:p>
      <text:p text:style-name="example">SET PLACE <text:span text:style-name="T14">&lt;név&gt;</text:span>;</text:p>
      <text:p text:style-name="P48">parancsot. Ezután, ha nem adtuk meg a helyet, akkor az alapértelmezett <text:span text:style-name="T140">hely</text:span> „unknown”, <text:span text:style-name="T140">ill. alapértelmezett parent a „root”</text:span> helyett a fenti helyiségnév lesz az alapértelmezett<text:span text:style-name="T140">en</text:span>.</text:p>
      <text:p text:style-name="P48">…</text:p>
      <text:p text:style-name="P33">SET ALERT SERVICE <text:span text:style-name="T14">&lt;szolg. példány azon.&gt;</text:span>;</text:p>
      <text:p text:style-name="P33">SET SUPERIOR <text:span text:style-name="T14">&lt;szolg. példány azon.&gt;</text:span>;</text:p>
      <text:p text:style-name="P33">CLEAR SUPERIOR <text:span text:style-name="T14">&lt;szolg. példány azon.&gt;</text:span>;</text:p>
      <text:h text:style-name="Heading_20_3" text:outline-level="3">Objektumok törlése</text:h>
      <text:p text:style-name="Text_20_body">A <text:span text:style-name="T59">DELETE</text:span> kulcsszóval lehetőség van egyes objektumok törlésére: </text:p>
      <text:p text:style-name="example">DELETE <text:span text:style-name="T14">&lt;object type&gt; &lt;név/minta lista&gt;</text:span>;</text:p>
      <text:p text:style-name="Text_20_body">Ahol:</text:p>
      <text:list xml:id="list4170396376876795825" text:style-name="L3">
        <text:list-item>
          <text:p text:style-name="P142">&lt;object type&gt;<text:tab/>A törölni kíván objektum típusa : <text:span text:style-name="T63">MACRO, </text:span><text:span text:style-name="T79">TEMPLATE PATCH, TEMPLATE NODE</text:span><text:span text:style-name="T137">, </text:span><text:span text:style-name="T59">PLACE, </text:span><text:span text:style-name="T61">PLACE GROUP, USER, </text:span><text:span text:style-name="T27">[</text:span><text:span text:style-name="T61">USER</text:span><text:span text:style-name="T27">]</text:span><text:span text:style-name="T61"> GROUP </text:span>, <text:span text:style-name="T59">PATCH</text:span>, <text:span text:style-name="T59">NODE, VLAN</text:span>, <text:span text:style-name="T59">SUBNET, </text:span><text:span text:style-name="T63">SERVICE, </text:span><text:span text:style-name="T79">SERVICE TYPE</text:span><text:span text:style-name="T59">, TABLE SHAPE, ENUM TITLE</text:span>.</text:p>
        </text:list-item>
        <text:list-item>
          <text:p text:style-name="P141">&lt;név/minta lista&gt;<text:tab/>A törölni kívánt objektumok nevei, <text:span text:style-name="T126">ill.</text:span> egy az SQL LIKE operátoránál használt minták, az összes mintára illeszkedő objektum törölve lesz.</text:p>
        </text:list-item>
      </text:list>
      <text:p text:style-name="Text_20_body">Egyes objektumok esetén egy kicsit eltérő a szintaxis:</text:p>
      <text:list xml:id="list9077728750293266320" text:style-name="L4">
        <text:list-item>
          <text:p text:style-name="P204"><text:soft-page-break/>A host_services rekord törlése:</text:p>
          <text:p text:style-name="P93">DELETE HOST <text:span text:style-name="T14">&lt;n</text:span><text:span text:style-name="T16">év/minta lista</text:span><text:span text:style-name="T14">&gt; </text:span><text:span text:style-name="T90">SERVICE</text:span><text:span text:style-name="T14"> &lt;név/minta lista&gt;</text:span>;</text:p>
          <text:p text:style-name="P145">vagy<text:line-break/><text:span text:style-name="T59">DELETE HOST</text:span> <text:span text:style-name="T90">SERVICE</text:span><text:span text:style-name="T1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46"><text:span text:style-name="T59">ENUM TITLE </text:span><text:span text:style-name="T14">&lt;típus név&gt; &lt;érték lista&gt;</text:span><text:span text:style-name="T59">;</text:span><text:line-break/>Az egyszerű alak az enumerációs típushoz tartozó összes érték megnevezést törli. A fenti esetben csak a megadott értékek törlődnek.</text:p>
        </text:list-item>
        <text:list-item text:start-value="1">
          <text:p text:style-name="P143">Fizikai linkek törlése (phs_links_<text:span text:style-name="T128">t</text:span>able rekordok törlése<text:span text:style-name="T137">)</text:span>:</text:p>
          <text:p text:style-name="P93">DELETE LINK <text:span text:style-name="T14">&lt;node neve&gt; &lt;port név/minta lista&gt;</text:span>;</text:p>
          <text:p text:style-name="P93">DELETE LINK <text:span text:style-name="T14">&lt;node név lista&gt; </text:span>;</text:p>
          <text:p text:style-name="P93">DELETE LINK <text:span text:style-name="T14">&lt;node neve&gt; &lt;port index kezdő&gt; [&lt;port index záró&gt;</text:span>;</text:p>
          <text:p text:style-name="P144">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3"><text:span text:style-name="T181">A</text:span> GUI menük törlése csak az olvashatóság miatt eltérő szintaxisú, itt. A menü elemek egyenkénti törlése nem lehetséges:</text:p>
          <text:p text:style-name="P93">DELETE GUI<text:span text:style-name="T14"> &lt;név/minta lista&gt; </text:span><text:span text:style-name="T90">MENU;</text:span></text:p>
        </text:list-item>
        <text:list-item>
          <text:p text:style-name="P94"><text:span text:style-name="T106">A query_parsers rekor</text:span><text:span text:style-name="T110">d</text:span><text:span text:style-name="T106">ok a szolgáltatás név alapján törölhetőek:</text:span><text:span text:style-name="T90"><text:line-break/>DELETE QUERY PARSER </text:span><text:span text:style-name="T14">&lt;nevek&gt;</text:span><text:span text:style-name="T90">;</text:span></text:p>
        </text:list-item>
        <text:list-item>
          <text:p text:style-name="P95"><text:span text:style-name="T103">A hálózati elemek paramétereinek a törlése:<text:line-break/></text:span><text:span text:style-name="T90">DELETE NODE</text:span><text:span text:style-name="T103"> </text:span><text:span text:style-name="T2">&lt;node név lista&gt;</text:span><text:span text:style-name="T103"> </text:span><text:span text:style-name="T90">PARAM</text:span><text:span text:style-name="T103"> </text:span><text:span text:style-name="T2">&lt;paraméter típus név&gt;</text:span><text:span text:style-name="T90">;</text:span></text:p>
        </text:list-item>
        <text:list-item>
          <text:p text:style-name="P95"><text:span text:style-name="T103">A portok paramétereinek a törlése:</text:span><text:span text:style-name="T90"><text:line-break/>DELETE </text:span><text:span text:style-name="T2">&lt;node név&gt;</text:span><text:span text:style-name="T90"> PORTS </text:span><text:span text:style-name="T2">&lt;port név lista&gt;</text:span><text:span text:style-name="T90"> PARAM </text:span><text:span text:style-name="T2">&lt;paraméter típus név&gt;</text:span><text:span text:style-name="T90">;</text:span></text:p>
        </text:list-item>
      </text:list>
      <text:h text:style-name="Heading_20_3" text:outline-level="3">Lekérdezés jellegű funkciók</text:h>
      <text:p text:style-name="Text_20_body">Annak érdekében, hogy ne keljen megadni Az<text:span text:style-name="T128"> aktív</text:span> <text:span text:style-name="T59">NODE</text:span> objektumoknál, és interfészeknél (<text:span text:style-name="T59">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9">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28">RE UPDATE</text:span> ARPS;</text:p>
      <text:p text:style-name="P45">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2">Megjegyzés:</text:p>
      <text:p text:style-name="P77">Egy működő rendszerben, ha a lekérdező funkciók már kellő ideig működtek, a hivatkozott adattáblák már fel lehetnek töltve. Ekkor a <text:span text:style-name="T161">fentebb</text:span> tárgyalt parancsok kiadása felesleges.</text:p>
      <text:p text:style-name="Text_20_body">A<text:span text:style-name="T128">z</text:span> <text:span text:style-name="T12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9">harmadik</text:span> sorban szintén egy aktív eszköz ARP tábláját kérdezhetjük le, de az SNMP protokollal.</text:p>
      <text:p text:style-name="Text_20_body">Az <text:span text:style-name="T129">negyedik</text:span> és <text:span text:style-name="T12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9">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9">ARP</text:span> kulcsszót kell használni. </text:p>
      <text:p text:style-name="P43"><text:soft-page-break/>Ha biztosítani szeretnénk, hogy a lekérdezett ARP táblában valóban szerepeljen egy cím, és ezt a hálózati topológia lehetővé teszi, kiadhatunk egy ping-et:</text:p>
      <text:p text:style-name="P10">PING <text:span text:style-name="T14">&lt;ip&gt;</text:span>;</text:p>
      <text:p text:style-name="P43">és vagy ez után adjuk meg az ARP táblát lekérdező parancsot, vagy kiadjuk a <text:span text:style-name="T62">RE UPDATE ARPS;</text:span><text:span text:style-name="T130"> mely végrehajtja az összes eddig kiadott ARP lekérdezést.</text:span></text:p>
      <text:p text:style-name="megjegyzes_20_cim">Megjegyzés:</text:p>
      <text:p text:style-name="megjegyzes">A fordító az IP cím helyén nem tesz különbséget az <text:span text:style-name="T59">ARP</text:span> és <text:span text:style-name="T59">LOOKUP</text:span> kulcsszavak között, mindig ugyanazzal a stratégiával próbálja kideríteni a hiányzó adatokat..</text:p>
      <text:p text:style-name="P53">Lehetőség van egy SNMP és LLDP képes hálózati elem megadásával az összes <text:span text:style-name="T160">LLDP-n keresztül felderíthető eszköz felvételére az adatbázisba.</text:span></text:p>
      <text:p text:style-name="P26">SCAN LLDP <text:span text:style-name="T14">&lt;</text:span><text:span text:style-name="T32">kiindulási (snmp) node </text:span><text:span text:style-name="T14">n</text:span><text:span text:style-name="T32">eve</text:span><text:span text:style-name="T14">&gt;</text:span>;</text:p>
      <text:p text:style-name="P63">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2">Egy, már az adatbázisba felvett SNMP eszköz tulajdonságainak a frissítése a következő paranccsal lehetséges:</text:p>
      <text:p text:style-name="P25">SCAN SNMP <text:span text:style-name="T14">&lt;név&gt;</text:span> SET;</text:p>
      <text:h text:style-name="P121" text:outline-level="3">Adat mezők közvetlen elérése</text:h>
      <text:p text:style-name="P70">Ha egy adattábla közvetlen elérésére van sz<text:span text:style-name="T177">ü</text:span>kség:</text:p>
      <text:p text:style-name="P38">SET <text:span text:style-name="T31">[&lt;schema name&gt;</text:span><text:span text:style-name="T177">.</text:span><text:span text:style-name="T31">]&lt;tablename&gt;</text:span><text:span text:style-name="T177">[</text:span><text:span text:style-name="T31">&lt;record names&gt;</text:span><text:span text:style-name="T177">].</text:span><text:span text:style-name="T31">&lt;field name&gt;</text:span><text:span text:style-name="T177"> = </text:span><text:span text:style-name="T31">&lt;value&gt;</text:span><text:span text:style-name="T177"> ;</text:span></text:p>
      <text:p text:style-name="P39">SET <text:span text:style-name="T31">[&lt;schema name&gt;</text:span><text:span text:style-name="T177">.</text:span><text:span text:style-name="T31">]&lt;tablename&gt;</text:span><text:span text:style-name="T177">[</text:span><text:span text:style-name="T31">&lt;record names&gt;</text:span><text:span text:style-name="T177">].</text:span><text:span text:style-name="T31">&lt;field name&gt;</text:span><text:span text:style-name="T177"> += </text:span><text:span text:style-name="T31">&lt;value&gt;</text:span><text:span text:style-name="T177"> ;</text:span></text:p>
      <text:p text:style-name="P200">A második esetben egy tömb típusú mező módosítására van lehetőség, a tömbhöz hozzáadja a megadott értéket. <text:span text:style-name="T205">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198">Konkrét táblára vonatkozó esetek:</text:p>
      <text:p text:style-name="P199">A megadott nevű port típus objektumban (iftypes) a név prefix mező beállítása:</text:p>
      <text:p text:style-name="P32">SET IFTYPE <text:span text:style-name="T14">&lt;típus név&gt; </text:span>NAME PREFIX <text:span text:style-name="T14">&lt;string&gt;</text:span>;</text:p>
      <text:p text:style-name="P201">Egy, vagy több hálózati elemhe<text:span text:style-name="T206">z</text:span> egy paraméter hozzárendelése, vagy módosítása:</text:p>
      <text:p text:style-name="P32">SET NODE <text:span text:style-name="T14">&lt;node név </text:span><text:span text:style-name="T35">lista</text:span><text:span text:style-name="T14">&gt;</text:span> PARAM <text:span text:style-name="T14">&lt;tí</text:span><text:span text:style-name="T36">p</text:span><text:span text:style-name="T14">us név&gt; &lt;érték (string)&gt;</text:span>;</text:p>
      <text:p text:style-name="P202"><text:span text:style-name="T206">H</text:span>álózati elem <text:span text:style-name="T206">portjaihoz </text:span>egy paraméter hozzárendelése, vagy módosítása:</text:p>
      <text:p text:style-name="P97">SET NODE <text:span text:style-name="T14">&lt;node név&gt; </text:span><text:span text:style-name="T102">PORTS</text:span><text:span text:style-name="T36"> &lt;port név lista&gt;</text:span> PARAM <text:span text:style-name="T14">&lt;tí</text:span><text:span text:style-name="T36">p</text:span><text:span text:style-name="T14">us név&gt; &lt;érték (string)&gt;</text:span>;</text:p>
      <text:p text:style-name="P203">Egy hálózati elem szériaszámának ill. leltári számának a beállítása:</text:p>
      <text:p text:style-name="P98">SET NODE <text:span text:style-name="T14">&lt;név&gt;</text:span> SERIAL NUMBER <text:span text:style-name="T14">&lt;széria szám&gt;</text:span>;</text:p>
      <text:p text:style-name="P98">SET NODE <text:span text:style-name="T14">&lt;név&gt;</text:span> INVEBTORY NUMBER <text:span text:style-name="T14">&lt;leltári szám&gt;</text:span>;</text:p>
      <text:p text:style-name="P203">Egy felhasználó, <text:span text:style-name="T206">vagy a megadott csoport összes tagjának a</text:span> letiltása, vagy engedélyezése:</text:p>
      <text:p text:style-name="P32">DISABLE USER <text:span text:style-name="T14">&lt;</text:span><text:span text:style-name="T36">felhasználó azonosító</text:span><text:span text:style-name="T14">&gt;</text:span>;</text:p>
      <text:p text:style-name="P97">ENABLE USER <text:span text:style-name="T14">&lt;</text:span><text:span text:style-name="T36">felhasználó azonosító</text:span><text:span text:style-name="T14">&gt;</text:span>;</text:p>
      <text:p text:style-name="P100">DISABLE USER <text:span text:style-name="T14">&lt;csoport név&gt;</text:span> GROUP;</text:p>
      <text:p text:style-name="P100">ENABLE USER <text:span text:style-name="T14">&lt;csoport név&gt;</text:span> GROUP;</text:p>
      <text:p text:style-name="P203">Egy szolgáltatás, vagy szolgáltatás példány letiltása, ill. engedélyezése.</text:p>
      <text:p text:style-name="P97">DISABLE SERVICE <text:span text:style-name="T14">&lt;szolg. példány azon.&gt;</text:span>;</text:p>
      <text:p text:style-name="P97">ENABLE SERVICE <text:span text:style-name="T14">&lt;szolg. példány azon.&gt;</text:span>;</text:p>
      <text:p text:style-name="P97">DISABLE HOST SERVICE <text:span text:style-name="T14">&lt;szolg. példány azon.&gt;</text:span>;</text:p>
      <text:p text:style-name="P32">ENABLE HOST SERVICE <text:span text:style-name="T14">&lt;szolg. példány azon.&gt;</text:span>;</text:p>
      <text:p text:style-name="P203">Egy szolgáltatás példánynál a superior példány megadása.</text:p>
      <text:p text:style-name="P33">SET SUPERIOR <text:span text:style-name="T32">&lt;szolg. példány azon.&gt; </text:span><text:span text:style-name="T90">TO</text:span> <text:span text:style-name="T32">&lt;szolg. példány azon. </text:span><text:span text:style-name="T14">Lista</text:span><text:span text:style-name="T32">&gt;</text:span>;</text:p>
      <text:p text:style-name="P203">Egy szolgáltatás példány megadott nevű változójának a beállítása. Az értékadás állapota numerikus értékként a parser „status” nevű változójába kerül (#status).</text:p>
      <text:p text:style-name="P99">SET HOST SERVICE <text:span text:style-name="T32">&lt;szolg. példány azon.&gt; </text:span><text:span text:style-name="T90">VAR </text:span><text:span text:style-name="T14">&lt;változó név&gt;</text:span><text:span text:style-name="T90"> = </text:span><text:span text:style-name="T14">&lt;érték&gt;</text:span><text:span text:style-name="T90">;</text:span></text:p>
      <text:p text:style-name="P203">Egy szolgáltatás példány állapotának a beállítása. A fenti paranccsal együtt használva beállítható a változó beállítás alapján számolt állapot a szolgáltatás példányba, a #status változón keresztül.</text:p>
      <text:p text:style-name="P99">SET HOST SERVICE <text:span text:style-name="T32">&lt;szolg. példány azon.&gt; </text:span><text:span text:style-name="T90">VAR </text:span><text:span text:style-name="T14">&lt;állapot numerikus&gt;</text:span><text:span text:style-name="T90"> </text:span><text:span text:style-name="T14">&lt;msg.&gt;</text:span><text:span text:style-name="T90">;</text:span></text:p>
      <text:h text:style-name="P122" text:outline-level="3"><text:soft-page-break/>Rendszer paraméterek</text:h>
      <text:h text:style-name="Heading_20_4" text:outline-level="4">Paraméter típusok</text:h>
      <text:p text:style-name="P49">A paraméter típusok definíciója:</text:p>
      <text:p text:style-name="P13">PARAM TYPE <text:span text:style-name="T14">&lt;név&gt; </text:span><text:span text:style-name="T17">[&lt;leírás&gt;] &lt;adat típus&gt; [&lt;dimenzió&gt;]</text:span><text:span text:style-name="T141">;</text:span></text:p>
      <text:p text:style-name="P50">Ahol a:</text:p>
      <text:list xml:id="list7647138197713111905" text:style-name="L5">
        <text:list-item>
          <text:p text:style-name="P147">&lt;név&gt;<text:tab/>A típus objektum neve, egy string.</text:p>
        </text:list-item>
        <text:list-item>
          <text:p text:style-name="P147">&lt;leírás&gt;<text:tab/>Opcionális leírás, vagy megjegyzés, ami egy string.</text:p>
        </text:list-item>
        <text:list-item>
          <text:p text:style-name="P147">&lt;adat típus&gt;<text:tab/>A típushoz tartozó paraméter adat típusát definiálja, a lehetséges értékek:</text:p>
        </text:list-item>
        <text:list-item>
          <text:p text:style-name="P205"><text:span text:style-name="T59">BOOLEAN</text:span><text:tab/>Logikai érték</text:p>
        </text:list-item>
      </text:list>
      <text:list xml:id="list640084126038480014" text:style-name="L6">
        <text:list-item>
          <text:p text:style-name="P206"><text:span text:style-name="T59">INTEGER</text:span><text:tab/>Egész<text:span text:style-name="T141"> szám (64 bites)</text:span></text:p>
        </text:list-item>
        <text:list-item>
          <text:p text:style-name="P206"><text:span text:style-name="T85">­</text:span><text:span text:style-name="T59">REAL</text:span><text:tab/><text:tab/><text:span text:style-name="T141">Dupla pontos lebegőpontos szám</text:span></text:p>
        </text:list-item>
        <text:list-item>
          <text:p text:style-name="P206"><text:span text:style-name="T59">STRING</text:span><text:tab/><text:tab/><text:span text:style-name="T141">string</text:span></text:p>
        </text:list-item>
        <text:list-item>
          <text:p text:style-name="P206"><text:span text:style-name="T59">INTERVAL</text:span><text:tab/><text:span text:style-name="T141">időintervallum</text:span></text:p>
        </text:list-item>
        <text:list-item>
          <text:p text:style-name="P206"><text:span text:style-name="T59">IPADDRESS</text:span><text:tab/><text:span text:style-name="T141">IP cím</text:span></text:p>
        </text:list-item>
        <text:list-item>
          <text:p text:style-name="P206"><text:span text:style-name="T59">DATE</text:span><text:tab/><text:tab/><text:span text:style-name="T141">Dátum.</text:span></text:p>
        </text:list-item>
        <text:list-item>
          <text:p text:style-name="P206"><text:span text:style-name="T59">TIME</text:span><text:tab/><text:tab/><text:span text:style-name="T141">Időpont egy napon bellül.</text:span></text:p>
        </text:list-item>
        <text:list-item>
          <text:p text:style-name="P206"><text:span text:style-name="T59">DATE</text:span> <text:span text:style-name="T59">TIME</text:span><text:tab/><text:span text:style-name="T141">Időpont dátummal.</text:span></text:p>
        </text:list-item>
        <text:list-item>
          <text:p text:style-name="P206"><text:span text:style-name="T59">BYTEA</text:span><text:tab/><text:tab/><text:span text:style-name="T141">Bináris adat.</text:span></text:p>
        </text:list-item>
      </text:list>
      <text:list xml:id="list153452010857353" text:continue-list="list7647138197713111905" text:style-name="L5">
        <text:list-item>
          <text:p text:style-name="P208">&lt;dimenzió&gt;<text:tab/>Egy opcionális dimenzió, ami egy string lehet.</text:p>
        </text:list-item>
      </text:list>
      <text:p text:style-name="P83">Megjegyzés:</text:p>
      <text:p text:style-name="P80">A paraméter típus objektum nem csak a rendszerparaméterek típusát, de a port és node objektumokhoz rendelhető paraméterek típusát is leírja.</text:p>
      <text:p text:style-name="P65">A rendszerben a következő alapértelmezett paraméter típusok vannak előre definiálva:</text:p>
      <text:p text:style-name="P66">Alap típusok:</text:p>
      <text:p text:style-name="P15">PARAM TY<text:span text:style-name="T142">P</text:span>E <text:span text:style-name="T142">boolean</text:span> <text:span text:style-name="T59">BOOLEAN;<text:tab/>// </text:span><text:span text:style-name="T73">Logikai </text:span></text:p>
      <text:p text:style-name="P16"><text:span text:style-name="T59">PARAM TY</text:span><text:span text:style-name="T64">P</text:span><text:span text:style-name="T59">E </text:span><text:span text:style-name="T65">bigint</text:span><text:span text:style-name="T64"> INTEGER;<text:tab/>// </text:span><text:span text:style-name="T73">Egész szá (64 bit)</text:span></text:p>
      <text:p text:style-name="P17"><text:span text:style-name="T64">PARAM TYPE „</text:span><text:span text:style-name="T65">double precision” REAL;<text:tab/>// </text:span><text:span text:style-name="T73">Valós szám</text:span></text:p>
      <text:p text:style-name="P17"><text:span text:style-name="T65">PARAM TY</text:span><text:span text:style-name="T64">P</text:span><text:span text:style-name="T65">E text STRING;<text:tab/>// </text:span><text:span text:style-name="T73">Szöveg (string)</text:span></text:p>
      <text:p text:style-name="P17"><text:span text:style-name="T65">PARAM TY</text:span><text:span text:style-name="T64">P</text:span><text:span text:style-name="T65">E interval INTERVAL;<text:tab/>// </text:span><text:span text:style-name="T73">Idő intervallum</text:span></text:p>
      <text:p text:style-name="P17"><text:span text:style-name="T59">PARAM TY</text:span><text:span text:style-name="T64">P</text:span><text:span text:style-name="T59">E </text:span><text:span text:style-name="T65">date DATE;<text:tab/>// </text:span><text:span text:style-name="T73">Dátum</text:span></text:p>
      <text:p text:style-name="P17"><text:span text:style-name="T65">PARAM TY</text:span><text:span text:style-name="T64">P</text:span><text:span text:style-name="T65">E time TIME;<text:tab/>// </text:span><text:span text:style-name="T73">Idő (napon belül)</text:span></text:p>
      <text:p text:style-name="P17"><text:span text:style-name="T65">PARAM TY</text:span><text:span text:style-name="T64">P</text:span><text:span text:style-name="T65">E timestamp DATE TIME;<text:tab/>// </text:span><text:span text:style-name="T73">Időpont dátummal</text:span></text:p>
      <text:p text:style-name="P17"><text:span text:style-name="T65">PARAM TY</text:span><text:span text:style-name="T64">P</text:span><text:span text:style-name="T65">E inet IPADDRESS;<text:tab/>// </text:span><text:span text:style-name="T73">Hálózati cím</text:span></text:p>
      <text:p text:style-name="P17"><text:span text:style-name="T65">PARAM TY</text:span><text:span text:style-name="T64">P</text:span><text:span text:style-name="T65">E bytea BYTEA;<text:tab/>// </text:span><text:span text:style-name="T73">Bináris adat</text:span></text:p>
      <text:p text:style-name="P66">Egyéb paraméter azonosítók:</text:p>
      <text:p text:style-name="P14"><text:span text:style-name="T65">PARAM TY</text:span><text:span text:style-name="T64">P</text:span><text:span text:style-name="T65">E </text:span><text:span text:style-name="T66">search_domain STRING ”System paraméter: Search domain names(s)”;</text:span></text:p>
      <text:p text:style-name="P14"><text:span text:style-name="T65">PARAM TY</text:span><text:span text:style-name="T64">P</text:span><text:span text:style-name="T65">E </text:span><text:span text:style-name="T66">suspected_uplink BOOLEAN ”Port paraméter: Feltételezhetően egy uplink, a portnak a mactab táblába való felvétele tiltott.”;</text:span></text:p>
      <text:p text:style-name="P18"><text:span text:style-name="T66">PARAM TY</text:span><text:span text:style-name="T64">P</text:span><text:span text:style-name="T66">E </text:span><text:span text:style-name="T80">query_mac_tab</text:span><text:span text:style-name="T66"> </text:span><text:span text:style-name="T80">BOOLEAN</text:span><text:span text:style-name="T66"> ”</text:span><text:span text:style-name="T80">Port paraméter: Bejegyzett uplink, de a portnak a mactab táblába való felvétele.</text:span><text:span text:style-name="T66">” ;</text:span></text:p>
      <text:p text:style-name="P19"><text:span text:style-name="T67">PARAM TY</text:span><text:span text:style-name="T64">P</text:span><text:span text:style-name="T67">E </text:span><text:span text:style-name="T80">link_is_invisible_for_LLDP</text:span><text:span text:style-name="T59"> STRING ”</text:span><text:span text:style-name="T80">Port paraméter: Az LLDP számára láthatatlan link (hibaüzenet elnyomása)</text:span><text:span text:style-name="T59">”;</text:span></text:p>
      <text:p text:style-name="P34"><text:span text:style-name="T59">PARAM TYPE battery_changed DATE </text:span><text:span text:style-name="T66">”</text:span><text:span text:style-name="T59">Elem, akkumlátor csere utolsó időpontja</text:span><text:span text:style-name="T66">”;</text:span></text:p>
      <text:h text:style-name="P112" text:outline-level="4">Rendszer paraméter értékek</text:h>
      <text:p text:style-name="P51">Új rendszerparamétereket definiálhatunk, ill. értéküket felülírhatjuk a következő paranccsal:</text:p>
      <text:p text:style-name="P20">SYS <text:span text:style-name="T14">&lt;típus&gt;</text:span> PARAM<text:span text:style-name="T14"> &lt;név&gt;</text:span> = <text:span text:style-name="T14">&lt;érték&gt;</text:span>;</text:p>
      <text:p text:style-name="P52">A <text:s/>paraméter típus a fentebb említett előre definiáltak közül kerül ki (csak a lentebb felsorolt <text:span text:style-name="T166">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soft-page-break/>Objektum definíciók</text:h>
      <text:h text:style-name="P113" text:outline-level="4">Felhasználók</text:h>
      <text:p text:style-name="P60">Új felhasználó felvétele, vagy <text:span text:style-name="T166">módosítása</text:span>:</text:p>
      <text:p text:style-name="P23">USER <text:span text:style-name="T14">[{</text:span>REPLACE<text:span text:style-name="T14">|</text:span>INSERT<text:span text:style-name="T14">}] &lt;név&gt; [&lt;leírás&gt;]</text:span>;</text:p>
      <text:p text:style-name="P23">USER <text:span text:style-name="T14">[{</text:span>REPLACE<text:span text:style-name="T14">|</text:span>INSERT<text:span text:style-name="T14">}] &lt;név&gt; [&lt;leírás&gt;]</text:span> { <text:span text:style-name="T14">&lt;paraméterek&gt;</text:span> }</text:p>
      <text:p text:style-name="P59">Ahol:</text:p>
      <text:list xml:id="list3244292488050744974" text:style-name="L7">
        <text:list-item>
          <text:p text:style-name="P149">&lt;név&gt;<text:tab/>A <text:span text:style-name="T157">felhasználó bejelentkezésnél használt egyedi azonosítója</text:span>, egy string.</text:p>
        </text:list-item>
        <text:list-item>
          <text:p text:style-name="P149">&lt;leírás&gt;<text:tab/>Opcionális leírás <text:span text:style-name="T182">vagy megjegyzés</text:span>.</text:p>
        </text:list-item>
      </text:list>
      <text:p text:style-name="P59">A paraméterek lehetnek a következőek:</text:p>
      <text:list xml:id="list2233876782219363456" text:style-name="L8">
        <text:list-item>
          <text:p text:style-name="P101"><text:span text:style-name="T59">NOTE</text:span> <text:span text:style-name="T2">&lt;leírás </text:span><text:span text:style-name="T9">vagy megjegyzés</text:span><text:span text:style-name="T2">&gt;</text:span> <text:span text:style-name="T59">;</text:span><text:line-break/>A leírás alternatívan így is beállítható, ha kétszer adjuk meg, akkor az utolsó lesz az érvényes.</text:p>
        </text:list-item>
        <text:list-item>
          <text:p text:style-name="P101"><text:span text:style-name="T24">[</text:span><text:span text:style-name="T59">ADD</text:span><text:span text:style-name="T24">]</text:span><text:span text:style-name="T59"> DOMAIN USER</text:span> <text:span text:style-name="T2">&lt;string lista&gt;</text:span><text:span text:style-name="T59">;</text:span><text:line-break/>A lista elemeket <text:span text:style-name="T2">&lt;felhaszbálónév&gt;</text:span>@<text:span text:style-name="T2">&lt;domain név&gt;</text:span> ala<text:span text:style-name="T158">k</text:span>ban kell megadni.</text:p>
        </text:list-item>
        <text:list-item>
          <text:p text:style-name="P106">HOST NOTIF PERIOD <text:span text:style-name="T14">&lt;idő intervallum azon.&gt;</text:span>;</text:p>
        </text:list-item>
        <text:list-item>
          <text:p text:style-name="P106">SERVICE NOTIF PERIOD <text:span text:style-name="T14">&lt;idő intervallum azon.&gt;</text:span>;</text:p>
        </text:list-item>
        <text:list-item>
          <text:p text:style-name="P106">HOST NOTIF SWITCH <text:span text:style-name="T14">&lt;állapotok&gt;</text:span>;</text:p>
        </text:list-item>
        <text:list-item>
          <text:p text:style-name="P106">SERVICE NOTIF SWITCH <text:span text:style-name="T14">&lt;állpotok&gt;</text:span>;</text:p>
        </text:list-item>
        <text:list-item>
          <text:p text:style-name="P106">HOST NOTIF COMMAND <text:span text:style-name="T14">&lt;cmd&gt;</text:span>;</text:p>
        </text:list-item>
        <text:list-item>
          <text:p text:style-name="P106">SERVICE NOTIF COMMAND<text:span text:style-name="T14"> &lt;cmd&gt;</text:span>;</text:p>
        </text:list-item>
        <text:list-item>
          <text:p text:style-name="P102"><text:span text:style-name="T24">[</text:span><text:span text:style-name="T59">ADD</text:span><text:span text:style-name="T24">]</text:span><text:span text:style-name="T59"> TEL</text:span> &lt;lista&gt;;</text:p>
        </text:list-item>
        <text:list-item>
          <text:p text:style-name="P102"><text:span text:style-name="T24">[</text:span><text:span text:style-name="T59">ADD</text:span><text:span text:style-name="T24">]</text:span><text:span text:style-name="T59"> ADDRESS</text:span> <text:span text:style-name="T2">&lt;lista&gt;</text:span><text:span text:style-name="T59">;</text:span></text:p>
        </text:list-item>
        <text:list-item>
          <text:p text:style-name="P101"><text:span text:style-name="T59">PLACE</text:span><text:span text:style-name="T14"> [&lt;hely azonosító&gt;]</text:span><text:span text:style-name="T59">;</text:span></text:p>
        </text:list-item>
        <text:list-item>
          <text:p text:style-name="P106">DISABLE;</text:p>
        </text:list-item>
        <text:list-item>
          <text:p text:style-name="P106">ENABLE;</text:p>
        </text:list-item>
        <text:list-item>
          <text:p text:style-name="P101"><text:span text:style-name="T59">CLEAR</text:span> <text:span text:style-name="T2">[&lt;paraméter azonosítók&gt;]</text:span><text:span text:style-name="T59">;</text:span></text:p>
        </text:list-item>
        <text:list-item>
          <text:p text:style-name="P103"><text:span text:style-name="T59">C</text:span><text:span text:style-name="T72">OPY</text:span> <text:span text:style-name="T14">[[</text:span><text:span text:style-name="T59">EXCEPT</text:span><text:span text:style-name="T14">] &lt;paraméter azonosítók&gt;] </text:span><text:span text:style-name="T25">[</text:span><text:span text:style-name="T72">FROM</text:span><text:span text:style-name="T25"> &lt;név&gt;]</text:span><text:span text:style-name="T59">;</text:span></text:p>
        </text:list-item>
      </text:list>
      <text:h text:style-name="Heading_20_4" text:outline-level="4">Felhasználói csoprtok</text:h>
      <text:p text:style-name="P61">Új felhasználó<text:span text:style-name="T166">i csoport </text:span>felvétele, vagy <text:span text:style-name="T166">módosítása</text:span>:</text:p>
      <text:p text:style-name="P24">USER <text:span text:style-name="T166">GROUP </text:span><text:span text:style-name="T14">[{</text:span>REPLACE<text:span text:style-name="T14">|</text:span>INSERT<text:span text:style-name="T14">}] &lt;név&gt; [&lt;leírás&gt;]</text:span>;</text:p>
      <text:p text:style-name="P24">USER <text:span text:style-name="T166">GROUP </text:span><text:span text:style-name="T14">[{</text:span>REPLACE<text:span text:style-name="T14">|</text:span>INSERT<text:span text:style-name="T14">}] &lt;név&gt; [&lt;leírás&gt;]</text:span> { <text:span text:style-name="T14">&lt;paraméterek&gt;</text:span> }</text:p>
      <text:p text:style-name="P64">Ahol:</text:p>
      <text:list xml:id="list153453332733483" text:continue-list="list3244292488050744974" text:style-name="L7">
        <text:list-item>
          <text:p text:style-name="P150">&lt;név&gt;<text:tab/>A <text:span text:style-name="T157">felhasználói csoport egyedi azonosítója</text:span>, egy string.</text:p>
        </text:list-item>
        <text:list-item>
          <text:p text:style-name="P150">&lt;leírás&gt;<text:tab/>Opcionális leírása.</text:p>
        </text:list-item>
      </text:list>
      <text:p text:style-name="P64">A paraméterek lehetnek a következőek:</text:p>
      <text:list xml:id="list6943173249748415268" text:style-name="L9">
        <text:list-item>
          <text:p text:style-name="P104"><text:span text:style-name="T59">NOTE</text:span> <text:span text:style-name="T2">&lt;leírás&gt;</text:span> <text:span text:style-name="T59">;</text:span><text:line-break/>A leírás alternatívan így is beállítható, ha kétszer adjuk meg, akkor az utolsó lesz az érvényes.</text:p>
        </text:list-item>
        <text:list-item>
          <text:p text:style-name="P105"><text:span text:style-name="T74">RIGHTS</text:span> <text:span text:style-name="T2">&lt;</text:span><text:span text:style-name="T6">rights</text:span><text:span text:style-name="T2">&gt;</text:span><text:span text:style-name="T59">;<text:line-break/></text:span><text:span text:style-name="T118">A csoportba tartozó felhasznélók minimális jogosultsági szintje.</text:span></text:p>
        </text:list-item>
        <text:list-item>
          <text:p text:style-name="P107"><text:span text:style-name="T59">PLACE GROUP </text:span><text:span text:style-name="T14">&lt;zone&gt;</text:span><text:span text:style-name="T59">;</text:span><text:span text:style-name="T115"><text:line-break/>A csoporthoz rendelt zóna (hely csoport) megadása (opcionális).</text:span></text:p>
        </text:list-item>
        <text:list-item>
          <text:p text:style-name="P108"><text:span text:style-name="T59">FEATURES</text:span> &lt;str&gt;;</text:p>
        </text:list-item>
        <text:list-item>
          <text:p text:style-name="P105"><text:span text:style-name="T59">CLEAR</text:span> <text:span text:style-name="T2">[&lt;paraméter azonosítók&gt;]</text:span><text:span text:style-name="T59">;</text:span></text:p>
        </text:list-item>
        <text:list-item>
          <text:p text:style-name="P105"><text:span text:style-name="T59">C</text:span><text:span text:style-name="T72">OPY</text:span><text:span text:style-name="T115"> </text:span><text:span text:style-name="T14">[[</text:span><text:span text:style-name="T59">EXCEPT</text:span><text:span text:style-name="T14">] &lt;paraméter azonosítók&gt;] </text:span><text:span text:style-name="T25">[</text:span><text:span text:style-name="T72">FROM</text:span><text:span text:style-name="T25"> &lt;név&gt;]</text:span><text:span text:style-name="T59">;</text:span></text:p>
        </text:list-item>
      </text:list>
      <text:h text:style-name="Heading_20_4" text:outline-level="4">Idő intervallumok</text:h>
      <text:p text:style-name="Text_20_body">A Nagios-ból átvett fogalom : <text:span text:style-name="T59">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4">t</text:span>ue tuesday <text:s text:c="2"/>FROM 8:00 TO 16:30 ADD TIME PERIOD worktime;</text:p>
      <text:p text:style-name="example">TIME OF DAY wrk_wed wednesday FROM 8:00 TO 16:30 ADD TIME PERIOD worktime;</text:p>
      <text:p text:style-name="example">TIME OF DAY wrk_<text:span text:style-name="T134">t</text:span>hu thursday <text:s/>FROM 8:00 TO 16:30 "Munkaidőben csütörtök"</text:p>
      <text:p text:style-name="example"><text:tab/>ADD TIME PERIOD worktime;</text:p>
      <text:p text:style-name="example">TIME OF DAY wrk_fri friday <text:s text:c="3"/>FROM 8:00 TO 13:30 "Munkaidőben péntek";</text:p>
      <text:p text:style-name="example"><text:soft-page-break/>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4">&lt;vlan id&gt; &lt;név&gt; [&lt;leírás&gt;]</text:span> { <text:span text:style-name="T14">&lt;subnet address&gt; [ &lt;név&gt; [&lt;leírás&gt;] ]</text:span>; <text:span text:style-name="T14">[ ... ]</text:span> }</text:p>
      <text:p text:style-name="Text_20_body">Ahol:</text:p>
      <text:list xml:id="list5758363236270147127" text:style-name="L10">
        <text:list-item>
          <text:p text:style-name="P152"><text:span text:style-name="T2">&lt;vlan id&gt;</text:span> nem negatív numerikus egész (802.1q ID: 1 &lt;= ID &lt; 4096)</text:p>
        </text:list-item>
        <text:list-item>
          <text:p text:style-name="P152"><text:s/><text:span text:style-name="T2">&lt;név&gt;</text:span> egy szöveges adat, a VLAN vagy subnet neve</text:p>
        </text:list-item>
        <text:list-item>
          <text:p text:style-name="P152"><text:s/><text:span text:style-name="T2">&lt;leírás&gt;</text:span> szöveges adat, a VLAN vagy subnet leírása/megjegyzés</text:p>
        </text:list-item>
      </text:list>
      <text:p text:style-name="P85">Megjegyzés:</text:p>
      <text:p text:style-name="P79">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31">csak két esetben </text:span>definiálható. <text:span text:style-name="T13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5">Definiálhatóak un. Private címtartományok is, melyek <text:span text:style-name="T140">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40">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3">hacsak nem adtuk ki a </text:span><text:span text:style-name="T68">SET PLACE</text:span><text:span text:style-name="T143"> </text:span><text:span text:style-name="T3">&lt;név&gt;</text:span><text:span text:style-name="T68">;</text:span>. <text:span text:style-name="T143">parancsot. </text:span>Lokalizációval nem rendelkező objektumoknál az alapértelmezés a place_id = 0 (unknown).</text:p>
      <text:p text:style-name="Text_20_body">Egy hely ill. helyiség a következőképpen definiálható.</text:p>
      <text:p text:style-name="P22">PLACE <text:span text:style-name="T20">[</text:span><text:span text:style-name="T21">{</text:span><text:span text:style-name="T92">REPLACE</text:span><text:span text:style-name="T20">|</text:span><text:span text:style-name="T92">INSERT</text:span><text:span text:style-name="T21">}</text:span><text:span text:style-name="T20">]</text:span> <text:span text:style-name="T37">&lt;név&gt; [&lt;leírás&gt;]</text:span> { <text:span text:style-name="T14">&lt;paraméterek&gt;</text:span> }</text:p>
      <text:p text:style-name="P22">PLACE <text:span text:style-name="T20">[</text:span><text:span text:style-name="T21">{</text:span><text:span text:style-name="T92">REPLACE</text:span><text:span text:style-name="T20">|</text:span><text:span text:style-name="T92">INSERT</text:span><text:span text:style-name="T21">}</text:span><text:span text:style-name="T20">]</text:span> <text:span text:style-name="T37">&lt;név&gt; [&lt;leírás&gt;] </text:span><text:span text:style-name="T88">;</text:span></text:p>
      <text:p text:style-name="Text_20_body">Ahol:</text:p>
      <text:list xml:id="list153452737528326" text:continue-list="list153453332733483" text:style-name="L7">
        <text:list-item>
          <text:p text:style-name="P148">&lt;név&gt;<text:tab/>A helyiség <text:span text:style-name="T167">egyedi </text:span>neve, egy string.</text:p>
        </text:list-item>
        <text:list-item>
          <text:p text:style-name="P148">&lt;leírás&gt;<text:tab/>Opcionális leírása a helyiségnek, ill. megjegyzés,</text:p>
        </text:list-item>
      </text:list>
      <text:p text:style-name="Text_20_body">A paraméterek lehetnek a következőek:</text:p>
      <text:list xml:id="list5489914603576105434" text:style-name="L11">
        <text:list-item>
          <text:p text:style-name="P109"><text:span text:style-name="T59">NOTE</text:span> <text:span text:style-name="T2">&lt;leírás&gt;</text:span> <text:span text:style-name="T59">;</text:span><text:line-break/>A leírás alternatívan így is beállítható, ha kétszer adjuk meg, akkor az utolsó lesz az érvényes.</text:p>
        </text:list-item>
        <text:list-item>
          <text:p text:style-name="P109"><text:span text:style-name="T59">PARENT</text:span> <text:span text:style-name="T2">&lt;név&gt;</text:span> <text:span text:style-name="T59">;</text:span><text:line-break/>A definiált hely mely helyen belül található.</text:p>
        </text:list-item>
        <text:list-item>
          <text:p text:style-name="P109"><text:span text:style-name="T59">FRAME</text:span> <text:span text:style-name="T2">&lt;polygon&gt;</text:span> <text:span text:style-name="T59">;</text:span><text:line-break/>A hely, vagy helyiség befoglaló kerete a legközelebbi szülőn, amihez térkép van rendelve.</text:p>
        </text:list-item>
        <text:list-item>
          <text:p text:style-name="P109"><text:span text:style-name="T59">RECTANGLE</text:span> <text:span text:style-name="T14">&lt;polygon&gt;</text:span><text:span text:style-name="T90">;</text:span><text:span text:style-name="T14"><text:line-break/></text:span><text:span text:style-name="T108">Amennyiben a FRAME-</text:span><text:span text:style-name="T109">me</text:span><text:span text:style-name="T108">l egy négyzetet adnánk meg, abban az esetben megadhatjuk így is a keretet, ahol a &lt;polygon&gt; csak 2 pontot tartalmaz (pontosan két pontot), és a két pont a négyzet két ellentétes sarkának a koordinátája.</text:span></text:p>
        </text:list-item>
        <text:list-item>
          <text:p text:style-name="P109"><text:span text:style-name="T90">IMAGE</text:span> <text:span text:style-name="T2">&lt;image name&gt;</text:span> <text:span text:style-name="T59">;</text:span><text:line-break/>Egy kép (térkép) objektumra való hivatkozás.</text:p>
        </text:list-item>
        <text:list-item>
          <text:p text:style-name="P109"><text:span text:style-name="T59">TEL</text:span> <text:span text:style-name="T2">&lt;tel1, tel2, ...&gt;</text:span> <text:span text:style-name="T59">;</text:span><text:line-break/>Telefonszámok, a paraméter : string lista.</text:p>
        </text:list-item>
        <text:list-item>
          <text:p text:style-name="P153"><text:span text:style-name="T69">COPY</text:span><text:span text:style-name="T144"> </text:span><text:span text:style-name="T18">[[</text:span><text:span text:style-name="T91">EXCEPT</text:span><text:span text:style-name="T18">]</text:span><text:span text:style-name="T4">&lt;mező azonosítók&gt;]</text:span><text:span text:style-name="T144"> </text:span><text:span text:style-name="T69">FROM</text:span><text:span text:style-name="T144"> </text:span><text:span text:style-name="T4">&lt;név&gt;</text:span><text:span text:style-name="T69">;</text:span><text:span text:style-name="T144"> <text:line-break/></text:span><text:soft-page-break/></text:p>
        </text:list-item>
        <text:list-item>
          <text:p text:style-name="P154"><text:span text:style-name="T59">CLEAR</text:span> <text:span text:style-name="T14">[</text:span><text:span text:style-name="T2">&lt;mező azonosítók&gt;]</text:span><text:span text:style-name="T9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4">RECTANGLE</text:span> <text:span text:style-name="T144">{[</text:span>958,28<text:span text:style-name="T144">]</text:span>,<text:span text:style-name="T144">[</text:span>1013,58<text:span text:style-name="T144">]}</text:span>;</text:p>
      <text:p text:style-name="example"><text:s text:c="4"/>TEL "/123", "+3612345678";</text:p>
      <text:p text:style-name="example">}</text:p>
      <text:p text:style-name="Text_20_body">Annak érdekében, hogy ne keljen minden alkalommal megadni a <text:span text:style-name="T173">helyiséget</text:span> minden olyan objektumnál ahol ez opció (node-ok), meg lehet adni egy alapértelmezett helyiség objektumot:</text:p>
      <text:p text:style-name="example">SET PLACE <text:span text:style-name="T14">&lt;helyiség név&gt;</text:span>;</text:p>
      <text:p text:style-name="Text_20_body">Ez bármikor módosítható, ill. újra megadható, és törölhető :</text:p>
      <text:p text:style-name="example">CLEAR PALCE;</text:p>
      <text:p text:style-name="Text_20_body">Létrehozhatóak csoportok <text:span text:style-name="T167">(zónák, kategóriák) </text:span>is a:</text:p>
      <text:p text:style-name="example">PLACE GROUP <text:span text:style-name="T37">&lt;név&gt; [&lt;leírás&gt;] </text:span><text:span text:style-name="T38">[</text:span><text:span text:style-name="T89">CAT</text:span><text:span text:style-name="T38">|</text:span><text:span text:style-name="T89">CATEGORY</text:span><text:span text:style-name="T38">|</text:span><text:span text:style-name="T89">ZONE</text:span><text:span text:style-name="T38">]</text:span><text:span text:style-name="T88">;</text:span></text:p>
      <text:p text:style-name="P69">sorral. <text:span text:style-name="T176">Az utolsó opcionális kulcsszó a típust definiálja. Alapértelmezés a „group” ez nem kell ill. lehet külön megadni. A „category” és „zone” típusokat kell megadni a </text:span><text:span text:style-name="T77">CATEGORY</text:span><text:span text:style-name="T176"> és </text:span><text:span text:style-name="T77">ZONE</text:span><text:span text:style-name="T176"> kulcsszavakkal, ahol a </text:span><text:span text:style-name="T77">CATEGORY</text:span><text:span text:style-name="T176"> a </text:span><text:span text:style-name="T77">CAT</text:span><text:span text:style-name="T176">-tal rövidíthető.</text:span></text:p>
      <text:p text:style-name="P69"><text:span text:style-name="T176">A</text:span> következő sorokkal ki ill. betehető egy elem a már létrehozott csoportba:</text:p>
      <text:p text:style-name="example">PLACE GROUP<text:span text:style-name="T14"> &lt;csoport név&gt; </text:span>ADD<text:span text:style-name="T14"> &lt;elem név&gt; </text:span>;</text:p>
      <text:p text:style-name="example">PLACE GROUP<text:span text:style-name="T14"> &lt;csoport név&gt; </text:span><text:span text:style-name="T90">REMOVE</text:span><text:span text:style-name="T1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4">Egy csoportnak <text:span text:style-name="T183">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7">&lt;név&gt; [&lt;leírás&gt;]</text:span> { <text:span text:style-name="T14">&lt;paraméterek&gt;</text:span> }</text:p>
      <text:p text:style-name="Text_20_body">Ahol:</text:p>
      <text:list xml:id="list153453807277986" text:continue-list="list153452737528326" text:style-name="L7">
        <text:list-item>
          <text:p text:style-name="P148"><text:span text:style-name="T2">&lt;név&gt;</text:span><text:tab/>A név, egy string.</text:p>
        </text:list-item>
        <text:list-item>
          <text:p text:style-name="P148"><text:span text:style-name="T2">&lt;leírás&gt;</text:span><text:tab/>Opcionális leírás ill. megjegyzés,</text:p>
        </text:list-item>
      </text:list>
      <text:p text:style-name="Text_20_body">A paraméterek lehetnek a következőek:</text:p>
      <text:list xml:id="list1127425296411655852" text:style-name="L12">
        <text:list-item>
          <text:p text:style-name="P155"><text:span text:style-name="T43">TYPE</text:span><text:span text:style-name="T42"> </text:span><text:span text:style-name="T47">&lt;típus&gt;</text:span><text:span text:style-name="T42"> </text:span><text:span text:style-name="T43">;<text:line-break/></text:span>A következő típus nevek megengedettek:</text:p>
          <text:list>
            <text:list-item>
              <text:p text:style-name="P155">BMP<text:tab/>BMP típusú kép fájl.</text:p>
            </text:list-item>
            <text:list-item>
              <text:p text:style-name="P155">GIF<text:tab/>GIF típusú kép fájl.</text:p>
            </text:list-item>
            <text:list-item>
              <text:p text:style-name="P155">JPG<text:tab/>Jpeg típusú kép fájl.</text:p>
            </text:list-item>
            <text:list-item>
              <text:p text:style-name="P155">JPEG<text:tab/>Jpeg típusú kép fájl.</text:p>
            </text:list-item>
            <text:list-item>
              <text:p text:style-name="P155">PNG<text:tab/>PNG típusú kép fájl.</text:p>
            </text:list-item>
            <text:list-item>
              <text:p text:style-name="P155">PBM<text:tab/>PBM típusú kép fájl.</text:p>
            </text:list-item>
            <text:list-item>
              <text:p text:style-name="P155">PGM<text:tab/>PGM típusú kép fájl.</text:p>
            </text:list-item>
            <text:list-item>
              <text:p text:style-name="P155">PPM<text:tab/>PPM típusú kép fájl.</text:p>
            </text:list-item>
            <text:list-item>
              <text:p text:style-name="P155">XBM<text:tab/>XBM típusú kép fájl.</text:p>
            </text:list-item>
            <text:list-item>
              <text:p text:style-name="P155">XPM<text:tab/>XPM típusú kép fájl.</text:p>
            </text:list-item>
            <text:list-item>
              <text:p text:style-name="P155">BIN<text:tab/>Bináris állomány.</text:p>
            </text:list-item>
          </text:list>
        </text:list-item>
        <text:list-item>
          <text:p text:style-name="P155"><text:soft-page-break/><text:span text:style-name="T59">SUB TYPE</text:span> <text:span text:style-name="T2">&lt;string&gt;</text:span> <text:span text:style-name="T59">;<text:line-break/></text:span><text:span text:style-name="T115">BIN típus esetén egy opcionális típus azonosító.</text:span></text:p>
        </text:list-item>
        <text:list-item>
          <text:p text:style-name="P155"><text:span text:style-name="T59">IMAGE FILE</text:span><text:span text:style-name="T115"> </text:span><text:span text:style-name="T14">&lt;path&gt;</text:span><text:span text:style-name="T115"> </text:span><text:span text:style-name="T90">;<text:line-break/></text:span><text:span text:style-name="T106">A bináris adatot tartalmazó fájl elérési </text:span><text:span text:style-name="T107">ú</text:span><text:span text:style-name="T106">tja. </text:span><text:span text:style-name="T111">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32">tábla</text:span> reprezentál.</text:p>
      <text:p text:style-name="Text_20_body">Patch panel és fali csatlakozó definíciója a következőek szerint lehetséges:</text:p>
      <text:p text:style-name="P22">PATCH <text:span text:style-name="T20">[</text:span><text:span text:style-name="T21">{</text:span><text:span text:style-name="T92">REPLACE</text:span><text:span text:style-name="T20">|</text:span><text:span text:style-name="T92">INSERT</text:span><text:span text:style-name="T21">}</text:span><text:span text:style-name="T20">]</text:span> <text:span text:style-name="T14">&lt;n</text:span><text:span text:style-name="T19">é</text:span><text:span text:style-name="T14">v&gt;</text:span> <text:span text:style-name="T14">[&lt;leírás&gt;]</text:span> { <text:span text:style-name="T14">&lt;paraméterek&gt;</text:span> }</text:p>
      <text:p text:style-name="P22">PATCH <text:span text:style-name="T20">[</text:span><text:span text:style-name="T21">{</text:span><text:span text:style-name="T92">REPLACE</text:span><text:span text:style-name="T20">|</text:span><text:span text:style-name="T92">INSERT</text:span><text:span text:style-name="T21">}</text:span><text:span text:style-name="T20">]</text:span><text:span text:style-name="T19"> </text:span><text:span text:style-name="T14">&lt;n</text:span><text:span text:style-name="T19">é</text:span><text:span text:style-name="T14">v&gt; [&lt;leírás&gt;]</text:span> <text:span text:style-name="T148">TEMPLATE</text:span> <text:span text:style-name="T14">&lt;minta&gt;</text:span> { <text:span text:style-name="T14">&lt;paraméterek&gt;</text:span> }</text:p>
      <text:p text:style-name="P22">PATCH <text:span text:style-name="T20">[</text:span><text:span text:style-name="T21">{</text:span><text:span text:style-name="T92">REPLACE</text:span><text:span text:style-name="T20">|</text:span><text:span text:style-name="T92">INSERT</text:span><text:span text:style-name="T21">}</text:span><text:span text:style-name="T20">]</text:span><text:span text:style-name="T19"> </text:span><text:span text:style-name="T14">&lt;n</text:span><text:span text:style-name="T19">é</text:span><text:span text:style-name="T14">v&gt; [&lt;leírás&gt;]</text:span> <text:span text:style-name="T148">TEMPLATE</text:span> <text:span text:style-name="T14">&lt;minta&gt;</text:span> ;</text:p>
      <text:p text:style-name="Text_20_body">Ahol:</text:p>
      <text:list xml:id="list153453588216567" text:continue-list="list153453807277986" text:style-name="L7">
        <text:list-item>
          <text:p text:style-name="P148">&lt;n<text:span text:style-name="T145">é</text:span>v&gt;<text:tab/>A patch panel, vagy fali csatlakozó neve, egy string.</text:p>
        </text:list-item>
        <text:list-item>
          <text:p text:style-name="P148">&lt;leírás&gt;<text:tab/>Opcionális leírás, ill. megjegyzés.</text:p>
        </text:list-item>
        <text:list-item>
          <text:p text:style-name="P148">&lt;minta&gt;<text:tab/>Egy előzőleg elmentett panel konfiguráció neve.</text:p>
        </text:list-item>
      </text:list>
      <text:p text:style-name="Text_20_body">A paraméterek lehetnek a következőek:</text:p>
      <text:list xml:id="list2993660902122100103" text:style-name="L13">
        <text:list-item>
          <text:p text:style-name="P156"><text:span text:style-name="T43">NOTE</text:span><text:span text:style-name="T42"> </text:span><text:span text:style-name="T47">&lt;leírás&gt;</text:span><text:span text:style-name="T42"> </text:span><text:span text:style-name="T43">;<text:line-break/></text:span>A leírás alternatívan így is beállítható, ha kétszer <text:span text:style-name="T132">(vagy többször)</text:span> adjuk meg, akkor az utolsó lesz az érvényes</text:p>
        </text:list-item>
        <text:list-item>
          <text:p text:style-name="P156"><text:span text:style-name="T43">PLACE</text:span><text:span text:style-name="T42"> </text:span><text:span text:style-name="T47">&lt;név&gt;</text:span> <text:span text:style-name="T43">;</text:span><text:span text:style-name="T59"><text:line-break/></text:span>A helyiség adható meg ahol az eszköz van. Ha nem adjuk meg ezt a paramétert, akkor a <text:span text:style-name="T59">SET PLACE</text:span> (lsd. fentebb) kulcsszavakkal adhatjuk meg az alapértelmezett helyiséget. Ha nincs alapértelmezett helyiség, és nem is adtuk meg, akkor az unknown nevű helyhez lesz rendelve az eszköz.</text:p>
        </text:list-item>
        <text:list-item>
          <text:p text:style-name="P156"><text:span text:style-name="T43">ADD PORT</text:span><text:span text:style-name="T42"> </text:span><text:span text:style-name="T47">&lt;sorszám&gt; &lt;név&gt; [&lt;leírás&gt;]</text:span><text:span text:style-name="T43">;<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56"><text:span text:style-name="T43">ADD PORTS</text:span><text:span text:style-name="T42"> </text:span><text:span text:style-name="T47">[</text:span><text:span text:style-name="T55">OFFS</text:span><text:span text:style-name="T47"> &lt;név offs.&gt;] </text:span><text:span text:style-name="T55">FROM</text:span><text:span text:style-name="T47"> &lt;tol&gt;</text:span><text:span text:style-name="T42"> </text:span><text:span text:style-name="T43">TO</text:span><text:span text:style-name="T42"> </text:span><text:span text:style-name="T47">&lt;ig&gt; [</text:span><text:span text:style-name="T55">OFFS</text:span><text:span text:style-name="T47"> &lt;sorszám offs.&gt;]</text:span><text:span text:style-name="T42"> </text:span><text:span text:style-name="T47">&lt;név minta&gt;</text:span><text:span text:style-name="T43">;</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56"><text:span text:style-name="T43">PORT</text:span><text:span text:style-name="T42"> </text:span><text:span text:style-name="T47">&lt;sorszám&gt;</text:span><text:span text:style-name="T42"> </text:span><text:span text:style-name="T55">NOTE</text:span><text:span text:style-name="T42"> </text:span><text:span text:style-name="T47">&lt;leírás&gt; [</text:span><text:span text:style-name="T55">,</text:span><text:span text:style-name="T47"> &lt;leírás2&gt; ...]</text:span><text:span text:style-name="T43">;<text:line-break/></text:span>A porthoz tartozó leírás alternatívan így is beállítható, ha kétszer adjuk meg, akkor az utolsó lesz az érvényes. A megadott sorszámú portnak léteznie kell. Ha <text:span text:style-name="T59">NOTE</text:span> kulcssó után több stringet adunk meg, akkor az rendre a következő sorszámú port leírása lesz.</text:p>
        </text:list-item>
        <text:list-item>
          <text:p text:style-name="P156"><text:span text:style-name="T43">PORT</text:span><text:span text:style-name="T42"> </text:span><text:span text:style-name="T47">&lt;név&gt;</text:span><text:span text:style-name="T42"> </text:span><text:span text:style-name="T55">NOTE</text:span><text:span text:style-name="T42"> </text:span><text:span text:style-name="T47">&lt;leírás&gt; </text:span><text:span text:style-name="T43">;<text:line-break/></text:span>A porthoz tartozó leírás alternatívan így is beállítható, ha kétszer adjuk meg, akkor az utolsó lesz az érvényes. A megadott nevű portnak léteznie kell.</text:p>
        </text:list-item>
        <text:list-item>
          <text:p text:style-name="P157"><text:span text:style-name="T43">PORT</text:span><text:span text:style-name="T42"> </text:span><text:span text:style-name="T47">&lt;sorszám&gt;</text:span><text:span text:style-name="T42"> </text:span><text:span text:style-name="T56">TAG</text:span><text:span text:style-name="T42"> </text:span><text:span text:style-name="T47">&lt;leírás&gt; [</text:span><text:span text:style-name="T55">,</text:span><text:span text:style-name="T47"> &lt;leírás2&gt; ...]</text:span><text:span text:style-name="T43">;<text:line-break/></text:span>A porthoz tartozó <text:span text:style-name="T145">címke megadása. A megadott sorszámú portnak léteznie kell. Ha </text:span><text:span text:style-name="T75">TAG</text:span><text:span text:style-name="T145"> kulcssó után több stringet adunk meg, akkor az rendre a következő sorszámú port címkéje lesz.</text:span></text:p>
        </text:list-item>
        <text:list-item>
          <text:p text:style-name="P157"><text:span text:style-name="T43">PORT</text:span><text:span text:style-name="T42"> </text:span><text:span text:style-name="T47">&lt;név&gt;</text:span><text:span text:style-name="T42"> </text:span><text:span text:style-name="T56">TAG</text:span><text:span text:style-name="T42"> </text:span><text:span text:style-name="T47">&lt;leírás&gt; </text:span><text:span text:style-name="T43">;<text:line-break/></text:span>A porthoz tartozó <text:span text:style-name="T145">címke megadása</text:span>. A megadott nevű portnak léteznie kell.</text:p>
        </text:list-item>
        <text:list-item>
          <text:p text:style-name="P157"><text:span text:style-name="T43">PORT</text:span><text:span text:style-name="T42"> </text:span><text:span text:style-name="T47">&lt;sorszám&gt;</text:span><text:span text:style-name="T42"> </text:span><text:span text:style-name="T55">SET</text:span><text:span text:style-name="T42"> </text:span><text:span text:style-name="T47">&lt;mező név&gt; = &lt;érték1&gt; [&lt;érték2&gt; ...]</text:span><text:span text:style-name="T43">;<text:line-break/></text:span><text:span text:style-name="T120">Egy, vagy több már létező </text:span><text:span text:style-name="T121">sorszámmal azonosított</text:span><text:span text:style-name="T120"> port megadott nevű tulajdonságának a megadása.</text:span></text:p>
        </text:list-item>
        <text:list-item>
          <text:p text:style-name="P156"><text:span text:style-name="T43">PORT</text:span><text:span text:style-name="T42"> </text:span><text:span text:style-name="T47">&lt;név&gt;</text:span><text:span text:style-name="T42"> </text:span><text:span text:style-name="T55">SET</text:span><text:span text:style-name="T42"> </text:span><text:span text:style-name="T47">&lt;mező név&gt; = &lt;érték&gt; </text:span><text:span text:style-name="T43">;<text:line-break/></text:span><text:span text:style-name="T120">Egy már létező </text:span><text:span text:style-name="T121">névvel azonosított</text:span><text:span text:style-name="T120"> port megadott nevű tulajdonságának a megadása.</text:span></text:p>
        </text:list-item>
        <text:list-item>
          <text:p text:style-name="P156"><text:span text:style-name="T43">PORT</text:span><text:span text:style-name="T46">S</text:span><text:span text:style-name="T42"> </text:span><text:span text:style-name="T47">&lt;ix1&gt;</text:span><text:span text:style-name="T55">,</text:span><text:span text:style-name="T47"> &lt;ix2&gt; [</text:span><text:span text:style-name="T55">,</text:span><text:span text:style-name="T47">&lt;ix3&gt; [</text:span><text:span text:style-name="T55">,</text:span><text:span text:style-name="T47">ix4]]</text:span><text:span text:style-name="T42"> </text:span><text:span text:style-name="T43">SHARED</text:span><text:span text:style-name="T42"> </text:span><text:span text:style-name="T47">&lt;sh1&gt;</text:span><text:span text:style-name="T55">,</text:span><text:span text:style-name="T47"> &lt;sh2&gt; [</text:span><text:span text:style-name="T55">,</text:span><text:span text:style-name="T47">&lt;sh3&gt; [</text:span><text:span text:style-name="T55">,</text:span><text:span text:style-name="T47">&lt;sh4&gt;]</text:span><text:span text:style-name="T42"> </text:span><text:span text:style-name="T43">;</text:span><text:line-break/>A patch panel, vagy csatlakozó hátoldalán megosztott kábel bekötésének a definiálása. A sor azt adja meg, hogy egy kábel (4 érpár) hogyan lett megosztva a portok között. Az &lt;ix1&gt;, &lt;ix2&gt;, &lt;ix3&gt; és &lt;ix4&gt; a port sorszámok, az &lt;sh1&gt;, &lt;sh2&gt;, <text:soft-page-break/>&lt;sh3&gt; és &lt;sh4&gt; pedig a bekötést, a megosztás módját adja meg. A <text:span text:style-name="T59">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8">sem</text:span>, a lehetséges sorrendek : (A,B), (B,A), (A, BA, BB), (AA, AB, B), (AA, AB, BA, BB) vagy (AA, C, D, BB).</text:p>
        </text:list-item>
        <text:list-item text:start-value="1">
          <text:p text:style-name="P158"><text:span text:style-name="T59">PORT</text:span> <text:span text:style-name="T2">&lt;port lista&gt;</text:span> <text:span text:style-name="T59">NC</text:span>;<text:line-break/><text:span text:style-name="T115">Nem bekötött portok megadása.</text:span></text:p>
        </text:list-item>
        <text:list-item>
          <text:p text:style-name="P133">CLEAR;</text:p>
        </text:list-item>
        <text:list-item>
          <text:p text:style-name="P133">CLEAR <text:span text:style-name="T14">&lt;mező azonosítók&gt;</text:span>;</text:p>
        </text:list-item>
        <text:list-item>
          <text:p text:style-name="P133">COPY <text:span text:style-name="T14">[[</text:span>EXCEPT<text:span text:style-name="T14">]</text:span> <text:span text:style-name="T14">&lt;mező azonosítók&gt;]</text:span> FROM <text:span text:style-name="T14">&lt;név&gt;</text:span>;</text:p>
        </text:list-item>
      </text:list>
      <text:p text:style-name="Text_20_body">A port hivatkozásoknál lehetőség van két belső változó használatára. A &amp;@ karakterpár az utoljára <text:span text:style-name="T13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8">ai</text:span> között lehetőség van változó értékadásra, és a <text:span text:style-name="T59">FOR</text:span> makró jellegű <text:span text:style-name="T132">kifejezés</text:span> használatára (ezek bárhol nem használhatóak). <text:span text:style-name="T147">Az, hogy a port név, vagy sorszám szerint lesz azonosítva, az adat típusából derül ki, ezért ha a név számjeggyel kezdődik, akkor idézőjelbe kell tenni.</text:span></text:p>
      <text:p text:style-name="P54">Port <text:span text:style-name="T168">név</text:span> listák esetén használhatjuk több port azonosításának a megadására a <text:span text:style-name="T59">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4">&lt;név&gt; &lt;definíció&gt;</text:span>;</text:p>
      <text:p text:style-name="example">PATCH TEMPLATE <text:span text:style-name="T1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9">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72">S</text:span> 1, 2 SHARED A, B;</text:p>
      <text:p text:style-name="example"><text:tab/>PORT 1 NOTE "ez egy megosztott port: A";</text:p>
      <text:p text:style-name="example"><text:tab/>PORT 2 NOTE "ez egy megosztott port: B";</text:p>
      <text:p text:style-name="example"><text:tab/><text:span text:style-name="T146">PORT LIST 21 TO 24 NC; // 21,22,23,24 nincs bekötve</text:span></text:p>
      <text:p text:style-name="example">}</text:p>
      <text:h text:style-name="Heading_20_5" text:outline-level="5">Pach panel és fali csatlakozó módosítása (update)</text:h>
      <text:p text:style-name="P67">Létező patch panel modosítására a következő parancsok álnak rendelkezésre (az álltalános SET parancson kívül):</text:p>
      <text:p text:style-name="P67">Egy új port hozzáadása:</text:p>
      <text:p text:style-name="P27">ADD PATCH <text:span text:style-name="T14">&lt;patch neve&gt;</text:span> PORT <text:span text:style-name="T14">&lt;index&gt;</text:span> <text:span text:style-name="T14">&lt;név&gt;</text:span> <text:span text:style-name="T14">[&lt;leírás&gt;] [</text:span>TAG <text:span text:style-name="T14">&lt;tag&gt;]</text:span>;</text:p>
      <text:p text:style-name="P67">Port megosztás (hátlapi) modosítása:</text:p>
      <text:p text:style-name="example">SET PATCH <text:span text:style-name="T14">&lt;</text:span><text:span text:style-name="T29">patch neve</text:span><text:span text:style-name="T14">&gt;</text:span> <text:span text:style-name="T174">PORTS </text:span><text:span text:style-name="T29">&lt;port lista&gt;</text:span><text:span text:style-name="T174"> SHARE </text:span><text:span text:style-name="T29">&lt;megosztás lista&gt;</text:span><text:span text:style-name="T174"> ;</text:span></text:p>
      <text:p text:style-name="P68">A fenti utasítás nem ellenőrzi az esetleges ütközéseket!</text:p>
      <text:p text:style-name="P67">Nem <text:span text:style-name="T175">b</text:span>ekötve állapot módosítása :</text:p>
      <text:p text:style-name="P28">SET PATCH <text:span text:style-name="T14">&lt;patch neve&gt;</text:span> PORT<text:span text:style-name="T175">S </text:span><text:span text:style-name="T14">&lt;port lista&gt; </text:span><text:span text:style-name="T30">[</text:span><text:span text:style-name="T99">ON</text:span><text:span text:style-name="T30">|</text:span><text:span text:style-name="T99">OFF</text:span><text:span text:style-name="T30">] </text:span><text:span text:style-name="T99">NC;</text:span></text:p>
      <text:p text:style-name="P81">Megjegyzés: Ha meg akarunk szüntetni egy megosztást, akkor a „<text:span text:style-name="T90">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47">vagy snmpdevices</text:span>, lsd.: <text:s/>database/nodes.sql.</text:p>
      <text:p text:style-name="Text_20_body"><text:span text:style-name="T148">Passzív elemek definiálása </text:span>az importban:</text:p>
      <text:p text:style-name="P9">NODE <text:span text:style-name="T20">[</text:span><text:span text:style-name="T21">{</text:span><text:span text:style-name="T92">REPLACE</text:span><text:span text:style-name="T20">|</text:span><text:span text:style-name="T92">INSERT</text:span><text:span text:style-name="T21">}</text:span><text:span text:style-name="T20">]</text:span><text:span text:style-name="T148"> </text:span><text:span text:style-name="T20">[</text:span><text:span text:style-name="T148">(</text:span><text:span text:style-name="T20">&lt;típus&gt;</text:span><text:span text:style-name="T100">)</text:span><text:span text:style-name="T33">]</text:span><text:span text:style-name="T148"> </text:span><text:span text:style-name="T14">&lt;n</text:span><text:span text:style-name="T20">é</text:span><text:span text:style-name="T14">v&gt;</text:span> <text:span text:style-name="T14">[&lt;leírás&gt;]</text:span> <text:span text:style-name="T92">TEMPLATE</text:span><text:span text:style-name="T14"> &lt;minta név&gt;]</text:span><text:span text:style-name="T90">;</text:span></text:p>
      <text:p text:style-name="P9">NODE <text:span text:style-name="T20">[</text:span><text:span text:style-name="T21">{</text:span><text:span text:style-name="T92">REPLACE</text:span><text:span text:style-name="T20">|</text:span><text:span text:style-name="T92">INSERT</text:span><text:span text:style-name="T21">}</text:span><text:span text:style-name="T20">]</text:span><text:span text:style-name="T148"> </text:span><text:span text:style-name="T20">[</text:span><text:span text:style-name="T148">(</text:span><text:span text:style-name="T20">&lt;típus&gt;</text:span><text:span text:style-name="T100">)</text:span><text:span text:style-name="T33">]</text:span><text:span text:style-name="T148"> </text:span><text:span text:style-name="T14">&lt;n</text:span><text:span text:style-name="T20">é</text:span><text:span text:style-name="T14">v&gt;</text:span> <text:span text:style-name="T14">[&lt;leírás&gt;]</text:span> <text:span text:style-name="T14">[</text:span><text:span text:style-name="T92">TEMPLATE</text:span><text:span text:style-name="T14"> &lt;minta név&gt;]<text:line-break/> </text:span><text:span text:style-name="T90">{ </text:span><text:span text:style-name="T14">&lt;paraméterek&gt;</text:span><text:span text:style-name="T90"> };</text:span></text:p>
      <text:p text:style-name="P21"><text:span text:style-name="T90">ATTACHED </text:span><text:span text:style-name="T14">[</text:span><text:span text:style-name="T21">{</text:span><text:span text:style-name="T90">REPLACE</text:span><text:span text:style-name="T14">|</text:span><text:span text:style-name="T90">INSERT</text:span><text:span text:style-name="T21">}</text:span><text:span text:style-name="T14">]</text:span><text:span text:style-name="T90"> </text:span><text:span text:style-name="T14">&lt;név&gt;</text:span><text:span text:style-name="T90"> </text:span><text:span text:style-name="T14">[&lt;leírás&gt;]</text:span><text:span text:style-name="T90">;</text:span></text:p>
      <text:p text:style-name="P21"><text:span text:style-name="T90">ATTACHED</text:span><text:span text:style-name="T14"> [</text:span><text:span text:style-name="T21">{</text:span><text:span text:style-name="T90">REPLACE</text:span><text:span text:style-name="T14">|</text:span><text:span text:style-name="T90">INSERT</text:span><text:span text:style-name="T21">}</text:span><text:span text:style-name="T14">] &lt;név minta&gt; [&lt;leírás minta&gt;] </text:span><text:span text:style-name="T90">FROM</text:span><text:span text:style-name="T14"> &lt;tól&gt; </text:span><text:span text:style-name="T90">TO</text:span><text:span text:style-name="T14"> &lt;ig&gt;</text:span><text:span text:style-name="T90">;</text:span></text:p>
      <text:p text:style-name="P41">Aktív elemek definiálása az importban:</text:p>
      <text:p text:style-name="P8"><text:span text:style-name="T184">NODE</text:span><text:tab/><text:span text:style-name="T20">[</text:span><text:span text:style-name="T21">{</text:span><text:span text:style-name="T148">REPLACE</text:span><text:span text:style-name="T20">|</text:span><text:span text:style-name="T148">INSERT</text:span><text:span text:style-name="T21">}]</text:span><text:span text:style-name="T148"> </text:span><text:span text:style-name="T20">[</text:span><text:span text:style-name="T148">(</text:span><text:span text:style-name="T20">&lt;típus&gt;</text:span><text:span text:style-name="T100">)</text:span><text:span text:style-name="T33">]</text:span><text:span text:style-name="T14"><text:tab/>{&lt;név&gt;|</text:span><text:span text:style-name="T90">LOOKUP</text:span><text:span text:style-name="T14">} &lt;ip hiv.&gt; &lt;mac hiv.&gt;</text:span> <text:span text:style-name="T14">[&lt;leírás&gt;]</text:span></text:p>
      <text:p text:style-name="P7"><text:span text:style-name="T14"><text:tab/></text:span><text:span text:style-name="T93">TEMPLATE</text:span><text:span text:style-name="T14"> &lt;minta név&gt;</text:span><text:span text:style-name="T90">;</text:span></text:p>
      <text:p text:style-name="P9"><text:span text:style-name="T100">NODE</text:span><text:span text:style-name="T14"><text:tab/></text:span><text:span text:style-name="T20">[</text:span><text:span text:style-name="T21">{</text:span><text:span text:style-name="T92">REPLACE</text:span><text:span text:style-name="T20">|</text:span><text:span text:style-name="T92">INSERT</text:span><text:span text:style-name="T21">}]</text:span><text:span text:style-name="T20"> </text:span><text:span text:style-name="T33">[</text:span><text:span text:style-name="T100">(</text:span><text:span text:style-name="T20">&lt;típus&gt;</text:span><text:span text:style-name="T100">)</text:span><text:span text:style-name="T33">]</text:span><text:span text:style-name="T14"><text:tab/>{&lt;név&gt;|</text:span><text:span text:style-name="T90">LOOKUP</text:span><text:span text:style-name="T14">} &lt;ip hiv.&gt; &lt;mac hiv.&gt; [&lt;leírás&gt;]</text:span></text:p>
      <text:p text:style-name="P7"><text:span text:style-name="T14"><text:tab/>[</text:span><text:span text:style-name="T93">TEMPLATE</text:span><text:span text:style-name="T14"> &lt;minta név&gt;] </text:span><text:span text:style-name="T90">{ </text:span><text:span text:style-name="T14">&lt;paraméterek&gt;</text:span><text:span text:style-name="T90"> }</text:span></text:p>
      <text:p text:style-name="P22"><text:soft-page-break/><text:span text:style-name="T90">WORKSTATION </text:span><text:span text:style-name="T20">[</text:span><text:span text:style-name="T21">{</text:span><text:span text:style-name="T92">REPLACE</text:span><text:span text:style-name="T20">|</text:span><text:span text:style-name="T92">INSERT</text:span><text:span text:style-name="T21">}]</text:span><text:span text:style-name="T14"> &lt;név&gt; &lt;mac&gt; [&lt;leírás&gt;];</text:span></text:p>
      <text:p text:style-name="Text_20_body">Ahol:</text:p>
      <text:list xml:id="list153452537017779" text:continue-list="list153453588216567" text:style-name="L7">
        <text:list-item>
          <text:p text:style-name="P148">&lt;n<text:span text:style-name="T149">é</text:span>v&gt;<text:tab/>Az eszköz neve, egy string.</text:p>
        </text:list-item>
        <text:list-item>
          <text:p text:style-name="P148">&lt;leírás&gt;<text:tab/>Opcionális leírás, ill. megjegyzés.</text:p>
        </text:list-item>
        <text:list-item>
          <text:p text:style-name="P151"><text:span text:style-name="T20">&lt;típus&gt;</text:span><text:tab/><text:span text:style-name="T149">Típus azonosítók felsorolása (elválasztójel a vessző):</text:span></text:p>
        </text:list-item>
        <text:list-item>
          <text:p text:style-name="P207">node<text:tab/>Passzív eszköz</text:p>
        </text:list-item>
        <text:list-item>
          <text:p text:style-name="P207">host<text:tab/>Aktív eszköz (van IP címe)</text:p>
        </text:list-item>
        <text:list-item>
          <text:p text:style-name="P207">switch<text:tab/>Switch</text:p>
        </text:list-item>
        <text:list-item>
          <text:p text:style-name="P207">hub<text:tab/>Passzív HUB</text:p>
        </text:list-item>
        <text:list-item>
          <text:p text:style-name="P207">virtual<text:tab/>Virtuális eszközhöz</text:p>
        </text:list-item>
        <text:list-item>
          <text:p text:style-name="P207">snmp<text:tab/>SNMP képes aktív eszköz</text:p>
        </text:list-item>
        <text:list-item>
          <text:p text:style-name="P207">converter</text:p>
        </text:list-item>
        <text:list-item>
          <text:p text:style-name="P207">printer</text:p>
        </text:list-item>
        <text:list-item>
          <text:p text:style-name="P207">gateway</text:p>
        </text:list-item>
        <text:list-item>
          <text:p text:style-name="P207">ap</text:p>
        </text:list-item>
        <text:list-item>
          <text:p text:style-name="P207">workstation</text:p>
        </text:list-item>
        <text:list-item>
          <text:p text:style-name="P207">device</text:p>
        </text:list-item>
        <text:list-item>
          <text:p text:style-name="P207">controller</text:p>
        </text:list-item>
        <text:list-item>
          <text:p text:style-name="P207">ups<text:tab/>Szünetmentes táp</text:p>
        </text:list-item>
      </text:list>
      <text:p text:style-name="P55">Aktív eszközök esetén ha megadjuk a típus felsorolásban az „<text:span text:style-name="T184">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52">i</text:span>lyen esetekben a hálózati eszközt törölni kell, és újra felvenni.</text:p>
      <text:p text:style-name="Text_20_body">Az <text:span text:style-name="T59">ATTACHED </text:span><text:span text:style-name="T116">és</text:span><text:span text:style-name="T70"> WORKSTAION</text:span> kulcsszó esetben további paraméterek megadására nincsen lehetőség. E<text:span text:style-name="T149">zekben</text:span> <text:span text:style-name="T149">az</text:span> esete<text:span text:style-name="T149">kben</text:span> egy fix konfigurációjú eszköz jön létre, melynek egy „attach” <text:span text:style-name="T150">ill. „ethernet”</text:span> típusú és ugyanilyen nevű portja lesz, és a portnak nem lesz sorszáma. <text:span text:style-name="T150">A</text:span> <text:span text:style-name="T71">WORKSTATION</text:span><text:span text:style-name="T150">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50">lehetséges,</text:span> egy „<text:span text:style-name="T59">SET PLACE</text:span>” paranccsal. <text:span text:style-name="T150">Az </text:span><text:span text:style-name="T71">ATTACHED</text:span><text:span text:style-name="T150"> eszköz csoportosan is megadható</text:span>. Az <text:span text:style-name="T59">ATTACHED</text:span> kulcsszó rövidíthető <text:span text:style-name="T59">AT</text:span><text:span text:style-name="T81">C</text:span>-nek, <text:span text:style-name="T150">a </text:span><text:span text:style-name="T94">WORKSTATION</text:span><text:span text:style-name="T150"> pedig </text:span><text:span text:style-name="T71">WST</text:span><text:span text:style-name="T150">-nek</text:span>. <text:span text:style-name="T186">A széria és leltári szám külön adható meg egy </text:span><text:span text:style-name="T82">SET</text:span><text:span text:style-name="T186"> parancsban lásd fentebb.</text:span></text:p>
      <text:p text:style-name="Text_20_body">A<text:span text:style-name="T151">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9">LOOKUP</text:span> vagy <text:span text:style-name="T59">ARP</text:span> kulcsszót használjuk. Végül a MAC is lekérdezhető az IP cím ismeretében. Ekkor a MAC helyén az <text:span text:style-name="T59">ARP</text:span> kulcsszót kell használni.</text:p>
      <text:p text:style-name="Text_20_body">Az ip cím hivatkozás (<text:span text:style-name="T2">&lt;ip hiv.&gt;</text:span><text:span text:style-name="T103">) a következőképpen nézhet ki:</text:span></text:p>
      <text:p text:style-name="P5">&lt;ip cím&gt;</text:p>
      <text:p text:style-name="example"><text:span text:style-name="T14">&lt;ip cím&gt;</text:span><text:span text:style-name="T103">/</text:span><text:span text:style-name="T14">&lt;ip típus&gt;</text:span></text:p>
      <text:p text:style-name="P4">DYNAMIC</text:p>
      <text:p text:style-name="P4">LOOKUP</text:p>
      <text:p text:style-name="P4">ARP</text:p>
      <text:p text:style-name="Text_20_body">Az ip cím után opcionálisan megadható az ip cím típusa: <text:span text:style-name="T90">FIXIP</text:span><text:span text:style-name="T106">, </text:span><text:span text:style-name="T90">PRIVATE</text:span><text:span text:style-name="T106">, </text:span><text:span text:style-name="T90">EXTERNAL</text:span><text:span text:style-name="T106">, </text:span><text:span text:style-name="T90">DYNAMIC</text:span> vagy <text:span text:style-name="T59">PSEUDO</text:span>. A <text:span text:style-name="T59">FIXIP</text:span> és <text:span text:style-name="T59">PSEUDO</text:span> típusú ip címnek egyedinek kell lennie. a <text:span text:style-name="T59">DYNAMIC </text:span><text:span text:style-name="T115">típus esetén</text:span>, az ip címet nem kell megadni, ekkor ip cím nem kerül az adatbázis rekordba (NULL értékű lesz). Ha az ip cím típusa <text:span text:style-name="T59">PSEUDO</text:span>, akkor a <text:span text:style-name="T59">LOOKUP</text:span> és <text:span text:style-name="T59">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5">e</text:span>jön egy hozzárendelt port is, alapértelmezett tulajdonságokkal <text:span text:style-name="T152">(a port index 1 lesz)</text:span>. Ezeket természetesen megváltoztathatjuk. A par<text:span text:style-name="T135">a</text:span>métereknél, ha más portot még nem hoztunk létre, ill. más portra még nem hivatkoztunk, akkor a port nevére a &amp;@ , vagy indexére a #@ karakterpárral hivatkozh<text:span text:style-name="T135">a</text:span>tunk.</text:p>
      <text:p text:style-name="Text_20_body">A paraméterek lehetnek a következőek:</text:p>
      <text:list xml:id="list4102453116345009369" text:style-name="L14">
        <text:list-item>
          <text:p text:style-name="P159"><text:span text:style-name="T43">NOTE</text:span><text:span text:style-name="T42"> </text:span><text:span text:style-name="T47">&lt;leírás&gt;</text:span><text:span text:style-name="T42"> </text:span><text:span text:style-name="T43">;<text:line-break/></text:span>A leírás alternatívan így is beállítható, ha kétszer adjuk meg, akkor az utolsó lesz az érvényes</text:p>
        </text:list-item>
        <text:list-item>
          <text:p text:style-name="P159"><text:span text:style-name="T43">PLACE</text:span><text:span text:style-name="T42"> </text:span><text:span text:style-name="T47">&lt;név&gt;</text:span> <text:span text:style-name="T43">;</text:span><text:span text:style-name="T59"><text:line-break/></text:span>A helyiség adható meg ahol az eszköz van. Ha nem adjuk meg ezt a paramétert, akkor a SET PLACE (lásd. fentebb) <text:soft-page-break/>kulcsszavakkal adhatjuk meg az alapértelmezett helyiséget. Ha nincs alapértelmezett helyiség, és nem is adtuk meg, akkor az unknown nevű helyhez lesz rendelve az eszköz.</text:p>
        </text:list-item>
        <text:list-item>
          <text:p text:style-name="P159"><text:span text:style-name="T43">SET</text:span><text:span text:style-name="T42"> </text:span><text:span text:style-name="T47">&lt;mező név&gt;</text:span><text:span text:style-name="T42"> </text:span><text:span text:style-name="T43">=</text:span><text:span text:style-name="T42"> </text:span><text:span text:style-name="T47">&lt;érték&gt;</text:span><text:span text:style-name="T43">;</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2"><text:span text:style-name="T59">PARAM</text:span> <text:span text:style-name="T2">&lt;típus&gt;</text:span> <text:span text:style-name="T59">=</text:span> <text:span text:style-name="T2">&lt;érték&gt;</text:span><text:span text:style-name="T59">;</text:span><text:line-break/>Egy paraméter hozzárendelése az eszközhöz. A port és eszköz paramétereket a típusuk azonosítja, a rendszerparaméterekkel ellentétben nincsenek külön nevesítve.</text:p>
        </text:list-item>
        <text:list-item>
          <text:p text:style-name="P163"><text:span text:style-name="T59">SERIAL NUMBER</text:span> <text:span text:style-name="T2">&lt;string&gt;</text:span><text:span text:style-name="T59">;</text:span><text:line-break/>Széria szám megadása. Nem kötelező, de ha megadtuk, akkor egyedinek kell lennie.</text:p>
        </text:list-item>
        <text:list-item>
          <text:p text:style-name="P163"><text:span text:style-name="T59">INVENTORY NUMBER</text:span> <text:span text:style-name="T2">&lt;string&gt;</text:span><text:span text:style-name="T59">;</text:span><text:line-break/>Leltári szám megadása. Nem kötelező, de ha megadtuk, akkor egyedinek kell lennie.</text:p>
        </text:list-item>
        <text:list-item>
          <text:p text:style-name="P159"><text:span text:style-name="T55">ADD PORT </text:span><text:span text:style-name="T50">[&lt;index&gt;]</text:span><text:span text:style-name="T47"> &lt;típus&gt; &lt;név&gt; [&lt;leírás&gt;]</text:span><text:span text:style-name="T43">;<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51">nem SNMP eszköz esetén az</text:span> nem kötelező, <text:span text:style-name="T151">de</text:span> ha megadjuk egyedinek kell lennie egy eszközre. A port indexnél megadhatjuk a #+@ kifejezést is, ekkor az index az előző index +1 lesz.</text:p>
        </text:list-item>
        <text:list-item>
          <text:p text:style-name="P159"><text:span text:style-name="T43">ADD PORTS </text:span><text:span text:style-name="T50">&lt;típus&gt; [</text:span><text:span text:style-name="T55">OFFS</text:span><text:span text:style-name="T50"> &lt;név offs.&gt;] </text:span><text:span text:style-name="T55">FROM</text:span><text:span text:style-name="T58"> &lt;tol&gt;</text:span><text:span text:style-name="T43"> TO </text:span><text:span text:style-name="T58">&lt;ig&gt;</text:span><text:span text:style-name="T49"> </text:span><text:span text:style-name="T50">[</text:span><text:span text:style-name="T55">OFFS</text:span><text:span text:style-name="T49"> </text:span><text:span text:style-name="T50">&lt;sorszám offs.&gt;]</text:span><text:span text:style-name="T49"><text:line-break/><text:tab/></text:span><text:span text:style-name="T58">&lt;név minta&gt;</text:span><text:span text:style-name="T49">;<text:line-break/></text:span>Egy port sorozat hozzáadása a node-hoz. A paraméterek értelmezését lásd. a <text:span text:style-name="T90">PATCH</text:span>-nál az <text:span text:style-name="T59">ADD PORTS</text:span> kulcsszavakat. <text:span text:style-name="T151">Itt egy plusz paraméter van a &lt;típus&gt; mely egy port típus név (Lásd: iftipes táblát ill. a ../database/nodes.sql fájltt).</text:span></text:p>
        </text:list-item>
        <text:list-item>
          <text:p text:style-name="P159"><text:span text:style-name="T43">ADD SENSORS </text:span><text:span text:style-name="T47">[</text:span><text:span text:style-name="T55">OFFS</text:span><text:span text:style-name="T47"> &lt;név offs.&gt;] </text:span><text:span text:style-name="T55">FROM</text:span><text:span text:style-name="T47"> &lt;tol&gt;</text:span><text:span text:style-name="T42"> </text:span><text:span text:style-name="T43">TO</text:span><text:span text:style-name="T42"> </text:span><text:span text:style-name="T47">&lt;ig&gt; [</text:span><text:span text:style-name="T55">OFFS</text:span><text:span text:style-name="T47"> &lt;sorszám offs.&gt;]<text:line-break/><text:tab/>&lt;név minta&gt; &lt;ip&gt;</text:span><text:span text:style-name="T43">;<text:line-break/></text:span>Egy port sorozat hozzáadása a host-hoz. A paraméterek értelmezését lásd. a <text:span text:style-name="T59">PATCH</text:span>-nál az <text:span text:style-name="T59">ADD PORTS</text:span> kulcsszavakat. A portok típusa 'sensors' lesz. Az utolsó paraméter az első port IP címét definiálja, amely a további definiált portoknál eggyel növekszik (a cím típusa <text:span text:style-name="T59">PSEUDO</text:span>).</text:p>
        </text:list-item>
        <text:list-item>
          <text:p text:style-name="P159"><text:span text:style-name="T43">PORT </text:span><text:span text:style-name="T50">&lt;index&gt;</text:span><text:span text:style-name="T43"> TYPE</text:span><text:span text:style-name="T50"> [&lt;</text:span><text:span text:style-name="T52">ú</text:span><text:span text:style-name="T50">j index&gt;] &lt;típus&gt; &lt;név&gt; &lt;leírás&gt;</text:span><text:span text:style-name="T43">;<text:line-break/></text:span>A fenti sorral a portnak több tulajdonságát is megváltoztathatjuk, praktikusan a<text:span text:style-name="T152">z automatikusan felvett port esetén használható, ha az alapértelmezés nem felel meg.</text:span> <text:span text:style-name="T152">Az első portra hivatkozhatunk az 1-es indexel, vagy ha ez az </text:span>első port hivatkozás<text:span text:style-name="T152">unk</text:span>, <text:span text:style-name="T152">akkor</text:span> a port indexre a #@-al <text:span text:style-name="T152">is</text:span> hivatkozhatunk.</text:p>
        </text:list-item>
        <text:list-item>
          <text:p text:style-name="P160"><text:span text:style-name="T43">PORT </text:span><text:span text:style-name="T50">&lt;index&gt;</text:span><text:span text:style-name="T43"> </text:span><text:span text:style-name="T55">NAME</text:span><text:span text:style-name="T43"> </text:span><text:span text:style-name="T50">&lt;új név&gt;</text:span><text:span text:style-name="T43">;<text:line-break/></text:span>Praktikusan sz<text:span text:style-name="T152">intén az automatikusan felvett port esetén használható, ha az alapértelmezett nevet akarjuk megváltoztatni.</text:span></text:p>
        </text:list-item>
        <text:list-item>
          <text:p text:style-name="P160"><text:span text:style-name="T44">P</text:span><text:span text:style-name="T43">ORT</text:span><text:span text:style-name="T42"> </text:span><text:span text:style-name="T47">&lt;</text:span><text:span text:style-name="T48">port azonosító</text:span><text:span text:style-name="T47">&gt;</text:span><text:span text:style-name="T42"> </text:span><text:span text:style-name="T55">NOTE</text:span><text:span text:style-name="T42"> </text:span><text:span text:style-name="T47">&lt;leírás&gt;</text:span><text:span text:style-name="T43">;<text:line-break/>PORT </text:span><text:span text:style-name="T50">&lt;</text:span><text:span text:style-name="T51">port azonosító</text:span><text:span text:style-name="T50">&gt;</text:span><text:span text:style-name="T43"> SET </text:span><text:span text:style-name="T50">&lt;mező név&gt;</text:span><text:span text:style-name="T43"> = </text:span><text:span text:style-name="T53">&lt;érték&gt;</text:span><text:span text:style-name="T43">;<text:line-break/>PORT </text:span><text:span text:style-name="T50">&lt;</text:span><text:span text:style-name="T51">port azonosító</text:span><text:span text:style-name="T50">&gt;</text:span><text:span text:style-name="T43"> </text:span><text:span text:style-name="T45">TAG</text:span><text:span text:style-name="T43"> </text:span><text:span text:style-name="T53">&lt;</text:span><text:span text:style-name="T54">címke</text:span><text:span text:style-name="T53">&gt;</text:span><text:span text:style-name="T43">;<text:line-break/></text:span>A hivatkozott port megadott paraméterének a módosítása. <text:span text:style-name="T152">A port azonosító a port index, ha egy egész szám, vagy a port neve, amennyiben string. Ha a port neve egy szám, akkor idézőjelbe kell tenni, ellenkező esetben sorszámként lesz értelmezve.</text:span></text:p>
        </text:list-item>
        <text:list-item>
          <text:p text:style-name="P162"><text:span text:style-name="T59">PORT PARAM</text:span> <text:span text:style-name="T2">&lt;típus&gt;</text:span> <text:span text:style-name="T59">=</text:span> <text:span text:style-name="T2">&lt;érték&gt;</text:span><text:span text:style-name="T59">;</text:span><text:line-break/>Egy paraméter hozzárendelése a porthoz. A port és eszköz paramétereket a típusuk azonosítja, a rendszerparaméterekkel ellentétben nincsenek külön nevesítve.</text:p>
        </text:list-item>
      </text:list>
      <text:p text:style-name="P56">Csak aktív eszköz esetén magadható paraméterek:</text:p>
      <text:list xml:id="list153453246532295" text:continue-numbering="true" text:style-name="L14">
        <text:list-item>
          <text:p text:style-name="P159"><text:span text:style-name="T55">ADD PORT </text:span><text:span text:style-name="T50">[</text:span><text:span text:style-name="T47">&lt;index&gt;] &lt;típus&gt; &lt;név&gt; &lt;ip hiv.&gt; &lt;mac hiv.&gt; [&lt;leírás&gt;]</text:span><text:span text:style-name="T43">;<text:line-break/></text:span>Egy port definiálása. Ahol az &lt;index&gt; egy opcionális sorszám, &lt;név&gt; a port neve, a &lt;leírás&gt; opcionálisan egy leírás, vagy megjegyzés a porthoz, a &lt;típus&gt; pedig a port típusa :</text:p>
          <text:list>
            <text:list-item>
              <text:p text:style-name="P110">sensor<text:tab/>Sensor port</text:p>
            </text:list-item>
            <text:list-item>
              <text:p text:style-name="P110">rs485<text:tab/>RS-485 Serial bus interface</text:p>
            </text:list-item>
            <text:list-item>
              <text:p text:style-name="P110">iic<text:tab/>IIC Serial bus interface</text:p>
            </text:list-item>
            <text:list-item>
              <text:p text:style-name="P111">eport<text:tab/>Ethernet, nem menedzselhető.</text:p>
            </text:list-item>
            <text:list-item>
              <text:p text:style-name="P110">ethernet<text:tab/>Ethernet Interface (UTP)</text:p>
            </text:list-item>
            <text:list-item>
              <text:p text:style-name="P110">veth<text:tab/>Virtuális ethernet</text:p>
            </text:list-item>
            <text:list-item>
              <text:p text:style-name="P110">wireless<text:tab/>Wireless ethernet interface</text:p>
            </text:list-item>
            <text:list-item>
              <text:p text:style-name="P110">ppp<text:tab/>Point to Point protcol interface</text:p>
            </text:list-item>
            <text:list-item>
              <text:p text:style-name="P110">softwareloopback<text:tab/>Software loopback interface</text:p>
            </text:list-item>
            <text:list-item>
              <text:p text:style-name="P110">rs232<text:tab/>RS232 Interface</text:p>
            </text:list-item>
            <text:list-item>
              <text:p text:style-name="P110">virtual<text:tab/>Vlan interfész</text:p>
            </text:list-item>
            <text:list-item>
              <text:p text:style-name="P110">multiplexor<text:tab/>Trunk</text:p>
            </text:list-item>
            <text:list-item>
              <text:p text:style-name="P110">adsl<text:tab/>Asymmetric Digital Subscriber Loop</text:p>
            </text:list-item>
            <text:list-item>
              <text:p text:style-name="P110"><text:soft-page-break/>tunnel<text:tab/>Encapsulation interface</text:p>
            </text:list-item>
            <text:list-item>
              <text:p text:style-name="P110">digitalPowerline<text:tab/>IP over Power Lines</text:p>
            </text:list-item>
            <text:list-item>
              <text:p text:style-name="P110">usb<text:tab/>USB Interface</text:p>
            </text:list-item>
          </text:list>
          <text:p text:style-name="P159">A lista bővíthető, de magát lista bővítést az import nem támogatja.<text:line-break/>Az ip hivatkozás a következőképpen nézhet ki:</text:p>
          <text:list text:continue-numbering="true">
            <text:list-item>
              <text:p text:style-name="P164"><text:span text:style-name="T2">&lt;ip cím&gt; [</text:span><text:span text:style-name="T90">/</text:span><text:span text:style-name="T2">&lt;ip typus&gt;</text:span>]<text:tab/>Az ip cím megadása az opcionális típussal</text:p>
            </text:list-item>
            <text:list-item>
              <text:p text:style-name="P164"><text:span text:style-name="T59">DINAMIC<text:tab/></text:span>Dinamikus ip cím, a cím nem ismert.</text:p>
            </text:list-item>
            <text:list-item>
              <text:p text:style-name="P164"><text:span text:style-name="T59">NULL<text:tab/></text:span>Dinamikus ip cím, a cím nem ismert.</text:p>
            </text:list-item>
            <text:list-item>
              <text:p text:style-name="P164"><text:span text:style-name="T59">ARP<text:tab/></text:span>Az ip cím a mac alapján a lekérdezett ARP táblákból.</text:p>
            </text:list-item>
          </text:list>
          <text:p text:style-name="P159">A mac cím hivatkozás a következőképpen nézhet ki:</text:p>
          <text:list text:continue-numbering="true">
            <text:list-item>
              <text:p text:style-name="P165"><text:span text:style-name="T2">&lt;mac cím&gt;<text:tab/></text:span>A mac cím közvetlen megadása.</text:p>
            </text:list-item>
            <text:list-item>
              <text:p text:style-name="P134">MAC(<text:span text:style-name="T14">&lt;string kifejezés&gt;</text:span>)<text:tab/><text:span text:style-name="T115">A string kifejezést mac-címmé konvertálja.</text:span></text:p>
            </text:list-item>
            <text:list-item>
              <text:p text:style-name="P165"><text:span text:style-name="T59">ARP<text:tab/></text:span>A mac cím az ip alapján a lekérdezett ARP táblákból.</text:p>
            </text:list-item>
            <text:list-item>
              <text:p text:style-name="P165"><text:span text:style-name="T59">NULL<text:tab/></text:span>Nincs megadva mac cím.</text:p>
            </text:list-item>
            <text:list-item>
              <text:p text:style-name="P165"><text:span text:style-name="T59">&lt;@</text:span><text:tab/>Az előző hivatkozott porttal azonos mac cím.</text:p>
            </text:list-item>
            <text:list-item>
              <text:p text:style-name="P165"><text:span text:style-name="T59">&lt;</text:span><text:span text:style-name="T2">&lt;port index&gt;</text:span><text:tab/>A megadott indexű porttal azonos mac cím.</text:p>
            </text:list-item>
          </text:list>
        </text:list-item>
        <text:list-item>
          <text:p text:style-name="P161"><text:span text:style-name="T43">PORT</text:span><text:span text:style-name="T42"> </text:span><text:span text:style-name="T47">&lt;</text:span><text:span text:style-name="T48">port azonosító</text:span><text:span text:style-name="T47">&gt;</text:span><text:span text:style-name="T42"> </text:span><text:span text:style-name="T43">ADD ADDRESS </text:span><text:span text:style-name="T50">&lt;ip hiv.&gt;</text:span><text:span text:style-name="T43"> </text:span><text:span text:style-name="T53">[&lt;leírás&gt;]</text:span><text:span text:style-name="T57">;</text:span><text:span text:style-name="T43"><text:line-break/></text:span>Egy előzőleg már létrehozott porthoz egy további cím hozzárendelése. Az ip hivatkozásban kötelező megadni egy ip címet, és az opcionális típusok a <text:span text:style-name="T59">FIXIP</text:span>, <text:span text:style-name="T59">PRIVATE</text:span> és <text:span text:style-name="T59">PSEUUDO</text:span> lehetnek, az alapértelmezés a <text:span text:style-name="T59">FIXIP</text:span>.</text:p>
        </text:list-item>
        <text:list-item>
          <text:p text:style-name="P159"><text:span text:style-name="T43">PORT</text:span><text:span text:style-name="T42"> </text:span><text:span text:style-name="T47">&lt;</text:span><text:span text:style-name="T48">port azonosító</text:span><text:span text:style-name="T47">&gt;</text:span><text:span text:style-name="T42"> </text:span><text:span text:style-name="T43">VLAN</text:span><text:span text:style-name="T42"> </text:span><text:span text:style-name="T47">&lt;vlan&gt; [&lt;típus&gt; [&lt;beállítás típusa&gt;]]</text:span><text:span text:style-name="T43">;</text:span><text:line-break/>Port -vlan összerendelések megadása. Ahol:</text:p>
          <text:list>
            <text:list-item>
              <text:p text:style-name="P159">&lt;vlan&gt;<text:tab/>Egy létező vlan neve</text:p>
            </text:list-item>
            <text:list-item>
              <text:p text:style-name="P159">&lt;típus&gt;<text:tab/>Összerendelés vagy viszony típusa:</text:p>
              <text:list>
                <text:list-item>
                  <text:p text:style-name="P166">no<text:tab/>Nincs hozzárendelés.</text:p>
                </text:list-item>
                <text:list-item>
                  <text:p text:style-name="P166">unknown<text:tab/>Ismeretlen</text:p>
                </text:list-item>
                <text:list-item>
                  <text:p text:style-name="P166">forbidden<text:tab/>Tiltott</text:p>
                </text:list-item>
                <text:list-item>
                  <text:p text:style-name="P166">autó<text:tab/>Automatikus</text:p>
                </text:list-item>
                <text:list-item>
                  <text:p text:style-name="P166">tagged<text:tab/>cimkézett</text:p>
                </text:list-item>
                <text:list-item>
                  <text:p text:style-name="P166">untagged<text:tab/>nem cimkézett</text:p>
                </text:list-item>
                <text:list-item>
                  <text:p text:style-name="P166">virtual</text:p>
                </text:list-item>
                <text:list-item>
                  <text:p text:style-name="P166">hard<text:tab/>nem logikailag összerendelt (logikailag egyenértékű au. mint az untagged) alapértelmezett</text:p>
                </text:list-item>
              </text:list>
            </text:list-item>
            <text:list-item>
              <text:p text:style-name="P159"><text:span text:style-name="T47">&lt;beállítás típusa&gt;<text:tab/></text:span>Az összerendelés forrását adja meg.</text:p>
              <text:list>
                <text:list-item>
                  <text:p text:style-name="P159">auto<text:tab/>aut<text:span text:style-name="T153">o</text:span>matikus.</text:p>
                </text:list-item>
                <text:list-item>
                  <text:p text:style-name="P159">query<text:tab/>Az összerendelés egy lekérdezés eredménye.</text:p>
                </text:list-item>
                <text:list-item>
                  <text:p text:style-name="P159">manual<text:tab/>Az összerendelés manuálisan történt (ez az alapértelmezés)</text:p>
                </text:list-item>
              </text:list>
            </text:list-item>
          </text:list>
        </text:list-item>
        <text:list-item>
          <text:p text:style-name="P161"><text:span text:style-name="T49">PORT</text:span><text:span text:style-name="T47"> &lt;</text:span><text:span text:style-name="T48">port azonosító</text:span><text:span text:style-name="T47">&gt; </text:span><text:span text:style-name="T49">VLANS</text:span><text:span text:style-name="T47"> &lt;vlan lista&gt; </text:span><text:span text:style-name="T43">;</text:span><text:line-break/>Több vlan összerendelése ugyanazzal a portal. A típusok tagged és manual.</text:p>
        </text:list-item>
        <text:list-item>
          <text:p text:style-name="P159"><text:span text:style-name="T50">[</text:span><text:span text:style-name="T43">READ</text:span><text:span text:style-name="T50">]</text:span><text:span text:style-name="T43"> COMMUNITY </text:span><text:span text:style-name="T50">&lt;community&gt;</text:span><text:span text:style-name="T43"> ;<text:line-break/>WRITE COMMUNITY </text:span><text:span text:style-name="T50">&lt;community&gt;</text:span><text:span text:style-name="T43"> ;<text:line-break/></text:span>Csak SNMP képes eszközök esetén a community stringek megadása. Alapértelmezett a „public”.</text:p>
        </text:list-item>
        <text:list-item>
          <text:p text:style-name="P159"><text:span text:style-name="T43">PORTS BY SNMP </text:span><text:span text:style-name="T50">[&lt;read community&gt;]</text:span><text:span text:style-name="T43">;<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60">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9">FOR</text:span> makró jellegű kifejezés használatára (ezek bárhol nem használhatóak).</text:p>
      <text:p text:style-name="Text_20_body">Hasonlóan a patch panelekhez itt is lehetőség van minták definiálására:</text:p>
      <text:p text:style-name="example">NODE TEMPLATE <text:span text:style-name="T14">&lt;név&gt; &lt;definíció&gt;</text:span>;</text:p>
      <text:p text:style-name="example">NODE TEMPLATE <text:span text:style-name="T14">&lt;név&gt; &lt;definíció&gt; [&lt;leírás&gt;]</text:span> SAVE;</text:p>
      <text:p text:style-name="Text_20_body">Néhány példa:</text:p>
      <text:p text:style-name="example"><text:soft-page-break/><text:span text:style-name="T185">NODE (host)</text:span> "moodle.xyz.local" LOOKUP ARP "MOODLE server" {</text:p>
      <text:p text:style-name="example"><text:s text:c="4"/>PORT #@ TYPE ethernet eth0;</text:p>
      <text:p text:style-name="example">}</text:p>
      <text:p text:style-name="example"><text:span text:style-name="T185">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5">SET NODE workst1 SERIAL NUMBER "SN1234"</text:p>
      <text:p text:style-name="example"><text:span text:style-name="T185">NODE</text:span> <text:span text:style-name="T185">(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5">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5">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7">Szintén nem engedi meg az adatbázis logika hurkok létrehozását. Az adatbázis logika a fizikai kapcsolatok módosításával egy időben aktualizálja a logikai topológiát (ill. annak a fizikaiból levezethető változatát).</text:p>
      <text:p text:style-name="P86">Megjegyzés:</text:p>
      <text:p text:style-name="megjegyzes">A logikai topológiát létrehozó algoritmus, megelőzendő a hurkok miatti végtelen ciklusokat, csak maximum 10 fizikai kapcsolat láncolását engedi meg két <text:span text:style-name="T155">TERM</text:span>-<text:span text:style-name="T155">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4">{</text:span>BACK<text:span text:style-name="T14">|</text:span>FRONT<text:span text:style-name="T14">|</text:span><text:span text:style-name="T95">TERM</text:span><text:span text:style-name="T14">}</text:span> <text:span text:style-name="T14">[&lt;eszköz név 1&gt;]</text:span> TO <text:span text:style-name="T14">{</text:span>BACK<text:span text:style-name="T14">|</text:span>FRONT<text:span text:style-name="T14">|</text:span><text:span text:style-name="T95">TERM</text:span><text:span text:style-name="T14">} [&lt;eszköz név 1&gt;]</text:span> {</text:p>
      <text:p text:style-name="example"><text:s text:c="3"/><text:span text:style-name="T14">[&lt;n.név&gt;]</text:span><text:span text:style-name="T90">:</text:span><text:span text:style-name="T14">&lt;p.név&gt;[</text:span><text:span text:style-name="T90">/</text:span><text:span text:style-name="T14">&lt;sh.&gt;] <text:s text:c="2"/></text:span><text:span text:style-name="T90">&amp; </text:span><text:span text:style-name="T14">[&lt;n.név&gt;] </text:span><text:span text:style-name="T90">:</text:span><text:span text:style-name="T14"> &lt;p.név&gt;[</text:span><text:span text:style-name="T90">/</text:span><text:span text:style-name="T14">&lt;sh.&gt;] </text:span><text:span text:style-name="T50">[&lt;leírás&gt;]</text:span><text:span text:style-name="T90">;</text:span></text:p>
      <text:p text:style-name="example"><text:span text:style-name="T90"><text:s text:c="3"/></text:span><text:span text:style-name="T14">[&lt;n.név&gt;]</text:span><text:span text:style-name="T90">:</text:span><text:span text:style-name="T14">&lt;p.sorzs.&gt;[</text:span><text:span text:style-name="T90">/</text:span><text:span text:style-name="T14">&lt;sh.&gt;]</text:span><text:span text:style-name="T90">&amp; </text:span><text:span text:style-name="T14">[&lt;n.név&gt;] </text:span><text:span text:style-name="T90">:</text:span><text:span text:style-name="T14"> &lt;port sorsz.&gt;[</text:span><text:span text:style-name="T90">/</text:span><text:span text:style-name="T14">&lt;sh.&gt;] </text:span><text:span text:style-name="T50">[&lt;leírás&gt;]</text:span><text:span text:style-name="T90">;</text:span></text:p>
      <text:p text:style-name="example"><text:span text:style-name="T90"><text:s text:c="3"/></text:span><text:span text:style-name="T14">&lt;szám&gt;</text:span><text:span text:style-name="T90"> * </text:span><text:span text:style-name="T14">[&lt;eszköz név&gt;] </text:span><text:span text:style-name="T90">:</text:span><text:span text:style-name="T14"> &lt;port sorzs.&gt; </text:span><text:span text:style-name="T90">&amp;<text:tab/></text:span><text:span text:style-name="T14">[&lt;eszköz név&gt;] </text:span><text:span text:style-name="T90">:</text:span><text:span text:style-name="T14"> &lt;port sorsz.&gt;</text:span><text:span text:style-name="T9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5">// Név szerint port hivatkozás a jobb oldalon is.</text:span></text:p>
      <text:p text:style-name="example"><text:s text:c="4"/>:F14 &amp; "sw1":49;<text:tab/><text:span text:style-name="T115">// Index szerinti port hivatkozás a jobb oldalon</text:span></text:p>
      <text:p text:style-name="example"><text:soft-page-break/>}</text:p>
      <text:p text:style-name="example">LINKS FRONT "PATCH1" TO TERM "switch11" {</text:p>
      <text:p text:style-name="example"><text:s text:c="4"/>:1/A &amp; :1;<text:tab/><text:span text:style-name="T115">// A panel 1-es portja elosztón keresztül</text:span></text:p>
      <text:p text:style-name="example"><text:s text:c="4"/>:1/B &amp; :2;<text:tab/><text:span text:style-name="T115">//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4">vagy</text:span> <text:span text:style-name="T59">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59">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9">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2">[{</text:span><text:span text:style-name="T155">REPLACE</text:span><text:span text:style-name="T22">|</text:span><text:span text:style-name="T155">INSERT</text:span><text:span text:style-name="T22">}]</text:span> <text:span text:style-name="T14">&lt;név&gt; [&lt;leírás&gt;]</text:span> {</text:p>
      <text:p text:style-name="example"><text:s text:c="4"/><text:span text:style-name="T14">&lt;paraméterek&gt;</text:span></text:p>
      <text:p text:style-name="example">}</text:p>
      <text:p text:style-name="Text_20_body">Ahol a &lt;név a szolgáltatás típus neve, a &lt;leírás&gt; pedig egy opcionális leírás, vagy megjegyzés.</text:p>
      <text:p text:style-name="Text_20_body">A paraméterek:</text:p>
      <text:list xml:id="list153452691023183" text:continue-list="list153452968606791" text:style-name="List_20_1">
        <text:list-item>
          <text:p text:style-name="P124"><text:span text:style-name="T90">SUPERIOR SERVICE MASK</text:span><text:span text:style-name="T103"> </text:span><text:span text:style-name="T2">&lt;mask&gt;</text:span><text:span text:style-name="T90">;</text:span><text:span text:style-name="T103"><text:line-break/>A konkrét szolgáltatás példányok (host_services) egymással függőségi viszonyban lehetnek. A mező meghatározza, hogy az adott szolgáltatás típus mely szolgáltatás típussal van </text:span><text:span text:style-name="T105">ill. lehet</text:span><text:span text:style-name="T103"> függőségben. Ha ez egy szolgáltatás jelöl, akkor itt a szolgáltatás neve szerepel. Ha több szolgáltatástól is függhet, akkor egy minta (</text:span><text:span text:style-name="T104">reguláris kifejezés</text:span><text:span text:style-name="T103">) a lehetséges szolgáltatás nevekhez. Pl.: Minden daemon típusú szolgáltatást, vagyis lekérdező daemont a lv2d daemon, az ütemező indít.</text:span></text:p>
        </text:list-item>
        <text:list-item>
          <text:p text:style-name="P124"><text:span text:style-name="T90">COMMAND</text:span><text:span text:style-name="T103"> </text:span><text:span text:style-name="T14">&lt;string&gt;</text:span><text:span text:style-name="T90">;<text:line-break/></text:span>Ha szolgáltatáshoz tartozik alapértelmezett parancs, annak megadása<text:span text:style-name="T106">. A </text:span><text:span text:style-name="T90">COMMAND</text:span><text:span text:style-name="T106"> kulcsszó rövidíthető </text:span><text:span text:style-name="T90">CMD</text:span><text:span text:style-name="T106">-nek is.</text:span></text:p>
        </text:list-item>
        <text:list-item>
          <text:p text:style-name="P135"><text:span text:style-name="T104">FEATURES</text:span><text:span text:style-name="T103"> </text:span><text:span text:style-name="T14">&lt;sring&gt;</text:span><text:span text:style-name="T103"> ;</text:span></text:p>
          <text:p text:style-name="P124">Egy általános/<text:span text:style-name="T189">opcionális</text:span> paraméter mező. A szeparátor <text:span text:style-name="T156">a</text:span> ':', és ez a kezdő és záró karakter is. A szeparátorok között paraméter név és egy opcionális paraméter érték adható meg, <text:span text:style-name="T156">ahol viszont az </text:span>elválasztó jel az '='.</text:p>
        </text:list-item>
        <text:list-item>
          <text:p text:style-name="P125"><text:soft-page-break/><text:span text:style-name="T90">MAX CHECK ATTEMPTS</text:span><text:span text:style-name="T106"> </text:span><text:span text:style-name="T14">&lt;szám&gt;</text:span><text:span text:style-name="T90">;<text:line-break/>NORMAL CHECK INTERVAL </text:span><text:span text:style-name="T14">&lt;</text:span><text:span text:style-name="T23">idő intervallum</text:span><text:span text:style-name="T14">&gt;</text:span><text:span text:style-name="T90">;<text:line-break/>RETRY CHECK INTERVAL </text:span><text:span text:style-name="T14">&lt;</text:span><text:span text:style-name="T23">idő intervallum</text:span><text:span text:style-name="T14">&gt;</text:span><text:span text:style-name="T90">;<text:line-break/>FLAPPING INTERVAL </text:span><text:span text:style-name="T14">&lt;</text:span><text:span text:style-name="T23">idő intervallum</text:span><text:span text:style-name="T14">&gt;</text:span><text:span text:style-name="T90">;<text:line-break/>FLAPPING MAX CHANGE </text:span><text:span text:style-name="T14">&lt;szám&gt;</text:span><text:span text:style-name="T90">;<text:line-break/></text:span><text:span text:style-name="T106">Alapértelmezett értékek, lásd később.</text:span></text:p>
        </text:list-item>
        <text:list-item>
          <text:p text:style-name="P124"><text:span text:style-name="T90">SET</text:span><text:span text:style-name="T106"> </text:span><text:span text:style-name="T14">&lt;mező név&gt;</text:span><text:span text:style-name="T106"> </text:span><text:span text:style-name="T90">=</text:span><text:span text:style-name="T106"> </text:span><text:span text:style-name="T14">&lt;érték&gt;</text:span><text:span text:style-name="T106"> </text:span><text:span text:style-name="T9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67"><text:span text:style-name="T59">TYPE</text:span> <text:span text:style-name="T2">&lt;név&gt;</text:span><text:span text:style-name="T59">;</text:span></text:p>
        </text:list-item>
        <text:list-item>
          <text:p text:style-name="P167"><text:span text:style-name="T14">[&lt;logikai érték&gt;]</text:span><text:span text:style-name="T59"> DISABLE;</text:span></text:p>
        </text:list-item>
      </text:list>
      <text:h text:style-name="Heading_20_6" text:outline-level="6">Példák</text:h>
      <text:p text:style-name="Text_20_body"/>
      <text:h text:style-name="Heading_20_4" text:outline-level="4">Szolgáltatás <text:span text:style-name="T170">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4">&lt;eszköz név&gt;[</text:span><text:span text:style-name="T90">:</text:span><text:span text:style-name="T14">&lt;port&gt;]</text:span><text:span text:style-name="T90">.</text:span><text:span text:style-name="T14">&lt;típus név&gt; <text:s/>[&lt;leírás&gt;]</text:span>;</text:p>
      <text:p text:style-name="P29">HOST SERVICE <text:span text:style-name="T14">&lt;eszköz név&gt;[</text:span><text:span text:style-name="T90">:</text:span><text:span text:style-name="T14">&lt;port&gt;]</text:span><text:span text:style-name="T90">.</text:span><text:span text:style-name="T14">&lt;típus név&gt; [&lt;leírás&gt;]</text:span> {</text:p>
      <text:p text:style-name="example"><text:tab/><text:span text:style-name="T14">&lt;paraméterek&gt;</text:span></text:p>
      <text:p text:style-name="example">}</text:p>
      <text:p text:style-name="Text_20_body">Ahol az &lt;eszköz név&gt; egy <text:span text:style-name="T59">NODE</text:span>, <text:span text:style-name="T90">HOST</text:span> vagy <text:span text:style-name="T59">SNMPDEV</text:span> típusú objektumnak a neve, a &lt;típus név&gt; pedig egy szolgáltatás típusnak a neve.</text:p>
      <text:p text:style-name="Text_20_body">A paraméterek:</text:p>
      <text:list xml:id="list153452244634045" text:continue-numbering="true" text:style-name="List_20_1">
        <text:list-item>
          <text:p text:style-name="P124"><text:span text:style-name="T90">PRIME SERVICE </text:span><text:span text:style-name="T14">&lt;service&gt;</text:span><text:span text:style-name="T90"> ;<text:line-break/></text:span>Az ellenőrzés elsődleges módszerét azonosító, opcionális szerviz. <text:span text:style-name="T170">(Alapértelmezetten a 'nil'.)</text:span></text:p>
        </text:list-item>
        <text:list-item>
          <text:p text:style-name="P126"><text:span text:style-name="T59">PROTOCOL SERVICE </text:span><text:span text:style-name="T14">&lt;service&gt;</text:span><text:span text:style-name="T59"> ;</text:span><text:line-break/>Az ellenőrzés módszerének opcionális további azonosításra szolgáló szerviz típus. <text:span text:style-name="T170">(Alapértelmezetten a 'nil'.)</text:span></text:p>
        </text:list-item>
        <text:list-item>
          <text:p text:style-name="P124"><text:span text:style-name="T90">PORT</text:span><text:span text:style-name="T106"> </text:span><text:span text:style-name="T14">&lt;port név&gt;</text:span><text:span text:style-name="T90">;</text:span><text:span text:style-name="T10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24"><text:span text:style-name="T90">COMMAND</text:span><text:span text:style-name="T106"> </text:span><text:span text:style-name="T14">&lt;string&gt;</text:span><text:span text:style-name="T90">;</text:span><text:span text:style-name="T106"><text:line-break/>Hasonló szerepe van, mint a szolgáltatás típusnál, de természetesen itt a konkrét eszközhöz rendelt szolgáltatásra vonatkozik. Azt felülbírálja.</text:span></text:p>
        </text:list-item>
        <text:list-item>
          <text:p text:style-name="P124"><text:span text:style-name="T97">FEATURES</text:span><text:span text:style-name="T90"> </text:span><text:span text:style-name="T14">&lt;string&gt;</text:span><text:span text:style-name="T90"> ;</text:span><text:span text:style-name="T106"><text:line-break/>Hasonló szerepe van, mint a szolgáltatás típusnál, de természetesen itt a konkrét eszközhöz rendelt szolgáltatásra vonatkozik. Azt felülbírálja, ill. kiegészíti.</text:span></text:p>
        </text:list-item>
        <text:list-item>
          <text:p text:style-name="P124"><text:span text:style-name="T90">DELEGATE HOST STATE</text:span><text:span text:style-name="T106"> </text:span><text:span text:style-name="T14">&lt;flag&gt;</text:span><text:span text:style-name="T114">;</text:span><text:span text:style-name="T10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4"><text:span text:style-name="T90">SUPERIOR SERVICE</text:span><text:span text:style-name="T106"> </text:span><text:span text:style-name="T14">[&lt;eszköz név&gt;</text:span><text:span text:style-name="T90">:</text:span><text:span text:style-name="T14">[&lt;port név&gt;</text:span><text:span text:style-name="T90">:</text:span><text:span text:style-name="T14">]]&lt;szolgáltatás típus&gt;</text:span><text:span text:style-name="T90">;<text:line-break/></text:span><text:span text:style-name="T10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68"><text:span text:style-name="T59">MAX CHECK ATTEMPTS</text:span> <text:span text:style-name="T2">&lt;szám&gt;</text:span><text:span text:style-name="T59">;</text:span><text:line-break/>A Nagios-ból kölcsönzött paraméter, hasonló jelentéssel.</text:p>
        </text:list-item>
        <text:list-item>
          <text:p text:style-name="P124"><text:span text:style-name="T90">NORMAL CHECK INTERVAL</text:span><text:span text:style-name="T106"> </text:span><text:span text:style-name="T14">&lt;szám&gt;</text:span><text:span text:style-name="T90">;</text:span><text:span text:style-name="T10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4"><text:span text:style-name="T90">RETRY CHECK INTERVAL</text:span><text:span text:style-name="T106"> </text:span><text:span text:style-name="T14">&lt;szám&gt;</text:span><text:span text:style-name="T90">;</text:span><text:span text:style-name="T10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4"><text:span text:style-name="T90">TIME PERIODS</text:span><text:span text:style-name="T106"> </text:span><text:span text:style-name="T14">&lt;név&gt;</text:span><text:span text:style-name="T90">;<text:line-break/></text:span><text:soft-page-break/><text:span text:style-name="T106">Azt adja meg, hogy a lekérdezés mely időintervallumokban történjen meg. Ha nincs megadva akkor az előre definiált „always” időintervallum az alapértelmezett.</text:span></text:p>
        </text:list-item>
        <text:list-item text:start-value="1">
          <text:p text:style-name="P124"><text:span text:style-name="T90">OFF LINE GROUP</text:span><text:span text:style-name="T106"> </text:span><text:span text:style-name="T14">&lt;név&gt;</text:span><text:span text:style-name="T90">;</text:span><text:span text:style-name="T106"><text:line-break/>Riasztás esetén mely csoport tagjai kapjanak üzenetet.</text:span></text:p>
        </text:list-item>
        <text:list-item>
          <text:p text:style-name="P124"><text:span text:style-name="T90">ON LINE GROUP</text:span><text:span text:style-name="T106"> </text:span><text:span text:style-name="T14">&lt;név&gt;</text:span><text:span text:style-name="T90">;</text:span><text:span text:style-name="T106"><text:line-break/>A megadott csoport tagjainak a web felületen ennek a szolgáltatásnak a riasztásai meg fognak jelenni.</text:span></text:p>
        </text:list-item>
        <text:list-item>
          <text:p text:style-name="P124"><text:span text:style-name="T90">SET</text:span><text:span text:style-name="T106"> </text:span><text:span text:style-name="T14">&lt;mező név&gt;</text:span><text:span text:style-name="T106"> </text:span><text:span text:style-name="T90">=</text:span><text:span text:style-name="T106"> </text:span><text:span text:style-name="T14">&lt;érték&gt;</text:span><text:span text:style-name="T90">;</text:span><text:span text:style-name="T106"><text:line-break/>Egy mező értékének a közvetlen megadása.</text:span></text:p>
        </text:list-item>
      </text:list>
      <text:p text:style-name="P40">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114" text:outline-level="4">Szolgáltatáspéldányok változói</text:h>
      <text:p text:style-name="P71">Egy szolgáltatáspéldány változóinak tárolására szoldáló objektumok.</text:p>
      <text:h text:style-name="P90" text:outline-level="5">Változó típus leírókat</text:h>
      <text:p text:style-name="Text_20_body">A változók tulajdonságait leíró objektumok. Egy új típusleíró létrehozása, vagy lecserélése:</text:p>
      <text:p text:style-name="P36">SERVICE VAR TYPE <text:span text:style-name="T14">[{</text:span>R<text:span text:style-name="T191">E</text:span>PLACE|INSERT<text:span text:style-name="T14">}] </text:span><text:span text:style-name="T106">&lt;</text:span><text:span text:style-name="T14">név&gt; [&lt;</text:span>megjegyzés<text:span text:style-name="T14">&gt;]</text:span> {</text:p>
      <text:p text:style-name="P36"><text:tab/><text:span text:style-name="T14">&lt;paraméterek&gt;</text:span></text:p>
      <text:p text:style-name="P36">}</text:p>
      <text:p text:style-name="P72">A paraméterek:</text:p>
      <text:list xml:id="list3830484437407855173" text:style-name="L15">
        <text:list-item>
          <text:p text:style-name="P209"><text:span text:style-name="T59">TYPE</text:span> <text:span text:style-name="T2">&lt;tárolási típus&gt; [&lt;altípus&gt;]</text:span><text:span text:style-name="T90">;</text:span><text:line-break/>A tárolási típust határozza meg, ahol a <text:span text:style-name="T2">&lt;tárolási típus&gt;</text:span> egy paraméter típus neve. Az opcionális altípus az adat értelmezését határozza meg. <text:span text:style-name="T188">Nem minden tárolási típus esetén értelmezhető.</text:span></text:p>
        </text:list-item>
        <text:list-item>
          <text:p text:style-name="P190"><text:span text:style-name="T59">PLAUSIBILITY</text:span> <text:span text:style-name="T10">&lt;felt.típus&gt; &lt;param1&gt;[</text:span><text:span text:style-name="T83">,</text:span><text:span text:style-name="T10"> &lt;param2&gt;]</text:span><text:span text:style-name="T83">;</text:span><text:span text:style-name="T188"><text:line-break/>Hihetőség vizsgálat (opcionális), típusa, és paraméterei.</text:span></text:p>
        </text:list-item>
        <text:list-item>
          <text:p text:style-name="P190"><text:span text:style-name="T84">WARNING</text:span> <text:span text:style-name="T10">&lt;felt.típus&gt; &lt;param1&gt;[</text:span><text:span text:style-name="T83">,</text:span><text:span text:style-name="T10"> &lt;param2&gt;]</text:span><text:span text:style-name="T83">;</text:span><text:span text:style-name="T188"><text:line-break/>Figyelmeztető érték vizsgálat (opcionális), típusa, és paraméterei.</text:span></text:p>
        </text:list-item>
        <text:list-item>
          <text:p text:style-name="P190"><text:span text:style-name="T84">CRITICAL</text:span> <text:span text:style-name="T10">&lt;felt.típus&gt; &lt;param1&gt;[</text:span><text:span text:style-name="T83">,</text:span><text:span text:style-name="T10"> &lt;param2&gt;]</text:span><text:span text:style-name="T83">;</text:span><text:span text:style-name="T188"><text:line-break/>Kritikus érték vizsgálat (opcionális), típusa, és paraméterei.</text:span></text:p>
        </text:list-item>
        <text:list-item>
          <text:p text:style-name="P190"><text:span text:style-name="T59">FEATURES</text:span> <text:span text:style-name="T2">&lt;string&gt;</text:span><text:span text:style-name="T90">;</text:span><text:line-break/>Egy általános/<text:span text:style-name="T189">opcionális</text:span> paraméter mező.</text:p>
        </text:list-item>
      </text:list>
      <text:p text:style-name="P76">Az adat értelmezését meghatározó altípus lehetséges értékei, ha megadjuk (nem kulcsszavak) az értékek azonosak, mint az RRDTOOLS rendszernél megadható adat típusok:</text:p>
      <text:list xml:id="list2506677745614508975" text:style-name="L16">
        <text:list-item>
          <text:p text:style-name="P119">GAUGE</text:p>
        </text:list-item>
        <text:list-item>
          <text:p text:style-name="P119">COUNTER</text:p>
        </text:list-item>
        <text:list-item>
          <text:p text:style-name="P119">DCOUNTER</text:p>
        </text:list-item>
        <text:list-item>
          <text:p text:style-name="P119">DERIVE</text:p>
        </text:list-item>
        <text:list-item>
          <text:p text:style-name="P119">DDERIVE</text:p>
        </text:list-item>
        <text:list-item>
          <text:p text:style-name="P119">ABSOLUTE</text:p>
        </text:list-item>
        <text:list-item>
          <text:p text:style-name="P119">COMPUTE</text:p>
        </text:list-item>
      </text:list>
      <text:p text:style-name="P73">A &lt;felt.típus&gt; értékek a lanview2 által kezelt SQL szűrési típusok:</text:p>
      <text:list xml:id="list8648763920180230609" text:style-name="L17">
        <text:list-item>
          <text:p text:style-name="P191"><text:span text:style-name="T34">[</text:span><text:span text:style-name="T190">not</text:span><text:span text:style-name="T11">]</text:span>begin</text:p>
        </text:list-item>
        <text:list-item>
          <text:p text:style-name="P191"><text:span text:style-name="T34">[</text:span><text:span text:style-name="T190">not</text:span><text:span text:style-name="T11">]</text:span>like</text:p>
        </text:list-item>
        <text:list-item>
          <text:p text:style-name="P191"><text:span text:style-name="T34">[</text:span><text:span text:style-name="T190">not</text:span><text:span text:style-name="T11">]</text:span>similar</text:p>
        </text:list-item>
        <text:list-item>
          <text:p text:style-name="P191"><text:span text:style-name="T34">[</text:span><text:span text:style-name="T190">not</text:span><text:span text:style-name="T11">]</text:span>regexp</text:p>
        </text:list-item>
        <text:list-item>
          <text:p text:style-name="P191"><text:soft-page-break/><text:span text:style-name="T34">[</text:span><text:span text:style-name="T190">not</text:span><text:span text:style-name="T11">]</text:span>regexpi</text:p>
        </text:list-item>
        <text:list-item>
          <text:p text:style-name="P192">big</text:p>
        </text:list-item>
        <text:list-item>
          <text:p text:style-name="P191">litle</text:p>
        </text:list-item>
        <text:list-item>
          <text:p text:style-name="P191"><text:span text:style-name="T34">[</text:span><text:span text:style-name="T190">not</text:span><text:span text:style-name="T11">]</text:span>interval</text:p>
        </text:list-item>
        <text:list-item>
          <text:p text:style-name="P192">proc</text:p>
        </text:list-item>
        <text:list-item>
          <text:p text:style-name="P192">SQL</text:p>
        </text:list-item>
        <text:list-item>
          <text:p text:style-name="P193">boolean</text:p>
        </text:list-item>
      </text:list>
      <text:p text:style-name="P73"/>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4">&lt;típus&gt; &lt;érték&gt;</text:span> TITLE <text:span text:style-name="T1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4">[&lt;tábla neve&gt;]</text:span> SHAPE <text:span text:style-name="T14">&lt;leíró neve&gt; [&lt;leírás&gt;]</text:span> { <text:span text:style-name="T14">&lt;paraméterek&gt;</text:span> }</text:p>
      <text:p text:style-name="Text_20_body">Ahol a <text:span text:style-name="T14">&lt;tábla neve&gt;</text:span> a megjelenítendő adattábla neve (adatbázis tábla név), ha meg<text:span text:style-name="T159">egyezik</text:span> a leíró nevével, akkor elhagyható.</text:p>
      <text:p text:style-name="Text_20_body">A <text:span text:style-name="T14">&lt;leíró neve&gt;a leíró neve, egyedi kell hogy legyen.</text:span> Az opcionális <text:span text:style-name="T14">&lt;leírás&gt;</text:span> pedig egy leírás ill. megjegyzés.</text:p>
      <text:p text:style-name="Text_20_body">A <text:span text:style-name="T14">&lt;paraméterek&gt;</text:span> pedig a következők lehetnek:</text:p>
      <text:list xml:id="list8002708665493046012" text:style-name="L18">
        <text:list-item>
          <text:p text:style-name="P194"><text:span text:style-name="T59">SET </text:span><text:span text:style-name="T28">[</text:span><text:span text:style-name="T98">NO TREE</text:span><text:span text:style-name="T28">]</text:span><text:span text:style-name="T59"> DEFAULTS ;</text:span><text:line-break/>A megjelenítő leíró alapbeállításait a tábla tulajdonságai alapján állítja be, valamint <text:span text:style-name="T159">végigveszi</text:span> a tábla mezőit, és a mező leírókat is beállítja alapértelmezettre a mező tulajdonságai alapján. <text:span text:style-name="T171">Ha megadjuk a </text:span><text:span text:style-name="T76">NO TREE</text:span><text:span text:style-name="T171"> opciót, akkor ha a az adattábla szerkezetéből fa típusú megjelenítés következne, akkor is a táblázatos lesz beállítva. </text:span></text:p>
        </text:list-item>
        <text:list-item>
          <text:p text:style-name="P194"><text:span text:style-name="T90">SET</text:span><text:span text:style-name="T106"> </text:span><text:span text:style-name="T14">&lt;mező név&gt;</text:span><text:span text:style-name="T106"> </text:span><text:span text:style-name="T90">=</text:span><text:span text:style-name="T106"> </text:span><text:span text:style-name="T14">&lt;érték&gt;</text:span><text:span text:style-name="T90">;</text:span><text:span text:style-name="T106"><text:line-break/>Egy mező értékének a közvetlen megadása (a leíróban).</text:span></text:p>
        </text:list-item>
        <text:list-item>
          <text:p text:style-name="P169"><text:span text:style-name="T59">TABLE TITLE</text:span> <text:span text:style-name="T2">&lt;string </text:span><text:span text:style-name="T7">lista</text:span><text:span text:style-name="T2">&gt;</text:span> <text:span text:style-name="T59">;</text:span></text:p>
          <text:p text:style-name="P176">A tábla, vagy rekord meg<text:span text:style-name="T192">jel</text:span>enítések címsorai. <text:span text:style-name="T192">Ha nem adjuk meg, akkor mindegyik címsor a leíró nevével lesz azonos. M</text:span>aximum <text:span text:style-name="T195">öt</text:span> cím adható meg:</text:p>
        </text:list-item>
      </text:list>
      <text:list xml:id="list3299152462100413892" text:style-name="L19">
        <text:list-item>
          <text:list>
            <text:list-item>
              <text:p text:style-name="P177">A táblázat címsora.</text:p>
            </text:list-item>
            <text:list-item>
              <text:p text:style-name="P178">Egy rekordot megjelenítő dialógus címsora. Ha szöveg helyett egy „@” karaktert adunk meg (vagy csak egy „@” karaktert tartalmazó szöveget), akkor azonos az előző címmel. </text:p>
            </text:list-item>
            <text:list-item>
              <text:p text:style-name="P178">Ha az egy rekordot megjelenítő dialógusban több fül van (öröklődés miatt), akkor a típushoz tartozó fül címe. Ha „@” van megadva, akkor az előzővel azonos.</text:p>
            </text:list-item>
            <text:list-item>
              <text:p text:style-name="P178"><text:soft-page-break/>Amennyiben a megjelenített mellék táblázat a fő táblához tartozó csoport, vagy csoport tag-ok megjelenítése, akkor a tag ill. tagja tábla címe.</text:p>
            </text:list-item>
            <text:list-item>
              <text:p text:style-name="P178">Amennyiben a megjelenített mellék táblázat a fő táblához tartozó csoport, vagy csoport tag-ok megjelenítése, akkor a nem tag ill. nem tagja tábla címe.</text:p>
            </text:list-item>
          </text:list>
        </text:list-item>
      </text:list>
      <text:list xml:id="list153453487206453" text:continue-list="list8002708665493046012" text:style-name="L18">
        <text:list-item>
          <text:p text:style-name="P169"><text:span text:style-name="T59">TABLE </text:span><text:span text:style-name="T193">[</text:span><text:span text:style-name="T86">ON </text:span><text:span text:style-name="T193">|</text:span><text:span text:style-name="T86"> OFF</text:span><text:span text:style-name="T193">]</text:span><text:span text:style-name="T59"> TYPE</text:span> <text:span text:style-name="T2">&lt;értékek&gt;</text:span> <text:span text:style-name="T59">;</text:span></text:p>
          <text:p text:style-name="P169"><text:s/><text:span text:style-name="T193">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79">simple<text:tab/>Egyszerű tábla</text:p>
            </text:list-item>
            <text:list-item>
              <text:p text:style-name="P179">tree<text:tab/>Fa típusú megjelenítés</text:p>
            </text:list-item>
            <text:list-item>
              <text:p text:style-name="P179">bare<text:tab/>Nincs fejléc <text:span text:style-name="T194">és</text:span> címsor.</text:p>
            </text:list-item>
            <text:list-item>
              <text:p text:style-name="P179">owner<text:tab/>Mellék táblák tartoznak hozzá. Meg kell adni a <text:span text:style-name="T59">RIGHT SHAPE</text:span> kulcsszavakkal az altáblát, vagy altáblákat.</text:p>
            </text:list-item>
            <text:list-item>
              <text:p text:style-name="P179">child<text:tab/>Mellék tábla, nem kötelező megadni, de ha megadjuk, akkor csak altáblaként jeleníthető meg.</text:p>
            </text:list-item>
            <text:list-item>
              <text:p text:style-name="P179">link<text:tab/>Linkek megjelenítése.</text:p>
            </text:list-item>
            <text:list-item>
              <text:p text:style-name="P179">dialog<text:tab/>Leíró csak a dialógus megjelenítéséhez, táblázathoz nem használható.</text:p>
            </text:list-item>
            <text:list-item>
              <text:p text:style-name="P179">table<text:tab/>Leíró csak táblázat megjelenítéséhez, dialógushoz nem használható.</text:p>
            </text:list-item>
            <text:list-item>
              <text:p text:style-name="P180">member<text:tab/><text:span text:style-name="T194">A megjelenített tábla elemei csoport tagok, a jobb oldalon a csoport rekordok lesznek megjelenítve.</text:span></text:p>
            </text:list-item>
            <text:list-item>
              <text:p text:style-name="P181">group <text:s text:c="6"/>A megjelenített tábla elemei csoportok, jobboldalon a csoport tagjai.</text:p>
            </text:list-item>
            <text:list-item>
              <text:p text:style-name="P181">read_only <text:s text:c="2"/>Nem modosítható.</text:p>
            </text:list-item>
          </text:list>
        </text:list-item>
        <text:list-item>
          <text:p text:style-name="P169"><text:span text:style-name="T59">TABLE READ ONLY</text:span> [&lt;<text:span text:style-name="T2">flag</text:span>&gt;] ;</text:p>
        </text:list-item>
        <text:list-item>
          <text:p text:style-name="P169"><text:span text:style-name="T59">TABLE </text:span><text:span text:style-name="T76">FEATURES</text:span> <text:span text:style-name="T2">&lt;string&gt;</text:span> <text:span text:style-name="T59">;</text:span></text:p>
        </text:list-item>
        <text:list-item>
          <text:p text:style-name="P170"><text:span text:style-name="T59">RIGHT SHAPE</text:span> <text:span text:style-name="T2">&lt;shape n</text:span><text:span text:style-name="T12">evek</text:span><text:span text:style-name="T2">&gt;</text:span> <text:span text:style-name="T59">;<text:line-break/></text:span><text:span text:style-name="T193">Altáblák nevei.</text:span></text:p>
        </text:list-item>
        <text:list-item>
          <text:p text:style-name="P169"><text:span text:style-name="T59">REFINE</text:span> <text:span text:style-name="T2">&lt;string&gt;</text:span> <text:span text:style-name="T59">;<text:line-break/></text:span><text:span text:style-name="T196">Egy opcionális szűrési SQL feltétel.</text:span></text:p>
        </text:list-item>
        <text:list-item>
          <text:p text:style-name="P171"><text:span text:style-name="T59">INHERIT TYPE</text:span> <text:span text:style-name="T2">&lt;típus&gt;</text:span> <text:span text:style-name="T59">;<text:line-break/></text:span><text:span text:style-name="T196">Öröklési viszonyok kezelése:</text:span></text:p>
          <text:list>
            <text:list-item>
              <text:p text:style-name="P182">no<text:tab/>Nincs leszármazott</text:p>
            </text:list-item>
            <text:list-item>
              <text:p text:style-name="P182">only<text:tab/>Vannak leszármazottak, de azokat nem jelenítjük meg</text:p>
            </text:list-item>
            <text:list-item>
              <text:p text:style-name="P182">on<text:tab/>A leszármazottakat is meg kell jeleníteni</text:p>
            </text:list-item>
            <text:list-item>
              <text:p text:style-name="P182">all<text:tab/>Az ősök és leszármazottak kell megjeleníteni</text:p>
            </text:list-item>
            <text:list-item>
              <text:p text:style-name="P182">reverse<text:tab/>Az ősöket is meg kell jeleníteni</text:p>
            </text:list-item>
            <text:list-item>
              <text:p text:style-name="P182">listed <text:tab/>Csak a felsorolt leszármazottak megjelenítése</text:p>
            </text:list-item>
            <text:list-item>
              <text:p text:style-name="P182">listed_rev Csak a felsorolt ősök megjelenítése</text:p>
            </text:list-item>
            <text:list-item>
              <text:p text:style-name="P182">listed_all<text:tab/>Csak a felsorolt leszármazottak és ősök megjelenítése</text:p>
            </text:list-item>
          </text:list>
        </text:list-item>
        <text:list-item>
          <text:p text:style-name="P169"><text:span text:style-name="T59">INHERIT TABLE NAMES</text:span> <text:span text:style-name="T2">&lt;tábla nevek&gt;</text:span> <text:span text:style-name="T59">;<text:line-break/></text:span><text:span text:style-name="T197">Ha az öröklési viszonyok kezelésénél a listed, listed_rev, listed_all típus lett beállítva, akkor a kezelendő az eredeti vel öröklési viszonyban lévő tábla neveket kell itt felsorolni.</text:span></text:p>
        </text:list-item>
        <text:list-item>
          <text:p text:style-name="P169"><text:span text:style-name="T59">VIEW RIGHTS</text:span> <text:span text:style-name="T2">&lt;jog&gt;</text:span> <text:span text:style-name="T59">;<text:line-break/></text:span><text:span text:style-name="T193">Minimális jogosultsági szint a tábla megjelenítéséhez.</text:span></text:p>
        </text:list-item>
        <text:list-item>
          <text:p text:style-name="P170"><text:span text:style-name="T59">EDIT RIGHTS</text:span> <text:span text:style-name="T2">&lt;jog&gt;</text:span> <text:span text:style-name="T59">;<text:line-break/></text:span><text:span text:style-name="T193">Minimális jogosultsági szint a tábla tartalmának modosításáhz.</text:span></text:p>
        </text:list-item>
        <text:list-item>
          <text:p text:style-name="P170"><text:span text:style-name="T59">DELETE RIGHTS</text:span> <text:span text:style-name="T2">&lt;jog&gt;</text:span> <text:span text:style-name="T59">;<text:line-break/></text:span><text:span text:style-name="T193">Minimális jogosultsági szint a táblából való törléshez.</text:span></text:p>
        </text:list-item>
        <text:list-item>
          <text:p text:style-name="P170"><text:span text:style-name="T59">INSERT RIGHTS</text:span> <text:span text:style-name="T2">&lt;jog&gt;</text:span> <text:span text:style-name="T59">;<text:line-break/></text:span><text:span text:style-name="T193">Minimális jogosultsági szint a táblába való rekord beszúrásához.</text:span></text:p>
        </text:list-item>
        <text:list-item>
          <text:p text:style-name="P183"><text:span text:style-name="T59">AUTO REFRESH</text:span> <text:span text:style-name="T2">&lt;interval&gt;</text:span><text:span text:style-name="T59">;</text:span><text:line-break/><text:span text:style-name="T197">Automatikus frissítés időintervalluma.</text:span></text:p>
        </text:list-item>
        <text:list-item>
          <text:p text:style-name="P184"><text:span text:style-name="T59">FIELD </text:span><text:span text:style-name="T2">&lt;megjelenítendő mező név&gt; </text:span><text:span text:style-name="T59">{</text:span><text:span text:style-name="T2"> &lt;maző megjelenítési paraméterek&gt;</text:span> <text:span text:style-name="T59">}<text:line-break/></text:span><text:span text:style-name="T197">A mező leírók módosítása.</text:span></text:p>
        </text:list-item>
        <text:list-item>
          <text:p text:style-name="P184"><text:span text:style-name="T59">ADD FIELD </text:span><text:span text:style-name="T2">&lt;megjelenítendő mező név&gt; [&lt;leírás&gt;]</text:span><text:span text:style-name="T39"> </text:span><text:span text:style-name="T59">{</text:span><text:span text:style-name="T39"> </text:span><text:span text:style-name="T2">&lt;mező megjelenítési paraméterek&gt;</text:span><text:span text:style-name="T59"> }<text:line-break/></text:span>Ha kiadtuk a <text:span text:style-name="T59">SET DEFAULTS</text:span>-t, akkor nem használható, mert minden mező leíró létre lett hozva.</text:p>
        </text:list-item>
        <text:list-item>
          <text:p text:style-name="P185"><text:soft-page-break/><text:span text:style-name="T59">ADD FIELD </text:span><text:span text:style-name="T2">&lt;megjelenítendő mező név&gt; [&lt;leírás&gt;]</text:span><text:span text:style-name="T59">;<text:line-break/></text:span>Ha kiadtuk a <text:span text:style-name="T59">SET DEFAULTS</text:span>-t, akkor nem használható, mert minden mező leíró létre lett hozva.</text:p>
        </text:list-item>
        <text:list-item>
          <text:p text:style-name="P169"><text:span text:style-name="T59">SET</text:span> <text:span text:style-name="T2">&lt;megjelenítendő mező név&gt;.&lt;mező leíró mező név&gt;</text:span> <text:span text:style-name="T59">=</text:span> <text:span text:style-name="T2">&lt;érték&gt;</text:span> <text:span text:style-name="T2">;</text:span><text:line-break/><text:span text:style-name="T197">A megadott mező leíró egy tulajdonságának a megadása.</text:span></text:p>
        </text:list-item>
        <text:list-item>
          <text:p text:style-name="P172"><text:span text:style-name="T59">SET (</text:span><text:span text:style-name="T2">&lt;megjelenítendő mező nevek&gt;</text:span><text:span text:style-name="T59">).</text:span><text:span text:style-name="T2">&lt;mező leíró mező név&gt;</text:span> <text:span text:style-name="T59">=</text:span> <text:span text:style-name="T2">&lt;érték&gt;</text:span> <text:span text:style-name="T59">;</text:span><text:line-break/><text:span text:style-name="T197">A megadott mező leírók egy tulajdonságának a megadása.</text:span></text:p>
        </text:list-item>
        <text:list-item>
          <text:p text:style-name="P173"><text:span text:style-name="T59">FIELD</text:span> <text:span text:style-name="T2">&lt;megjelenítendő mező név&gt;</text:span> <text:span text:style-name="T59">TITLE</text:span> <text:span text:style-name="T2">&lt;string </text:span><text:span text:style-name="T7">lista</text:span><text:span text:style-name="T2">&gt;</text:span> <text:span text:style-name="T59">;</text:span><text:line-break/><text:span text:style-name="T200">Mező címsorok (ha nem adjuk meg, akkor azonos a mező nevével):</text:span></text:p>
        </text:list-item>
      </text:list>
      <text:list xml:id="list5816592118246521244" text:style-name="L20">
        <text:list-item>
          <text:list>
            <text:list-item>
              <text:p text:style-name="P186">Oszlop címsora a táblázatos megjelenítésnél.</text:p>
            </text:list-item>
            <text:list-item>
              <text:p text:style-name="P186">A mező címke a rekord dialógusban. Ha a „@” lett megadva, akkor azonos az előzővel.</text:p>
            </text:list-item>
          </text:list>
        </text:list-item>
      </text:list>
      <text:list xml:id="list153452732051282" text:continue-list="list153453487206453" text:style-name="L18">
        <text:list-item>
          <text:p text:style-name="P169"><text:span text:style-name="T59">FIELD</text:span> &lt;megjelenítendő mező név&gt; <text:span text:style-name="T59">NOTE</text:span> <text:span text:style-name="T2">&lt;string&gt;</text:span> <text:span text:style-name="T59">;</text:span><text:line-break/><text:span text:style-name="T200">Megjegyzés.</text:span></text:p>
        </text:list-item>
        <text:list-item>
          <text:p text:style-name="P169"><text:span text:style-name="T59">FIELD</text:span> <text:span text:style-name="T2">&lt;megjelenítendő mező név&gt;</text:span> <text:span text:style-name="T59">VIEW RIGHTS</text:span> <text:span text:style-name="T2">&lt;jog&gt;</text:span> <text:span text:style-name="T59">;</text:span><text:line-break/><text:span text:style-name="T200">A mező megtekintéséhez a minimális jogosultság.</text:span></text:p>
        </text:list-item>
        <text:list-item>
          <text:p text:style-name="P169"><text:span text:style-name="T59">FIELD</text:span> <text:span text:style-name="T2">&lt;megjelenítendő mező név&gt;</text:span> <text:span text:style-name="T59">EDIT RIGHTS</text:span> <text:span text:style-name="T2">&lt;jog&gt;</text:span> <text:span text:style-name="T59">;</text:span><text:line-break/><text:span text:style-name="T200">A mező modosításához a minimális jogosultság.</text:span></text:p>
        </text:list-item>
        <text:list-item>
          <text:p text:style-name="P169"><text:span text:style-name="T59">FIELD</text:span> <text:span text:style-name="T2">&lt;megjelenítendő mező név&gt;</text:span> <text:span text:style-name="T59">DEFAULT</text:span> <text:span text:style-name="T59">VALUE</text:span> <text:span text:style-name="T2">&lt;string&gt;</text:span> <text:span text:style-name="T59">;</text:span><text:line-break/><text:span text:style-name="T200">A mező alapértelmezett értéke.</text:span></text:p>
        </text:list-item>
        <text:list-item>
          <text:p text:style-name="P169"><text:span text:style-name="T59">FIELD</text:span><text:span text:style-name="T2"> &lt;megjelenítendő mező név&gt;</text:span> <text:span text:style-name="T59">READ ONLY</text:span> [<text:span text:style-name="T2">&lt;flag&gt;</text:span>]<text:span text:style-name="T59">;<text:line-break/></text:span><text:span text:style-name="T199">A megadott mező nem módosítható.</text:span></text:p>
        </text:list-item>
        <text:list-item>
          <text:p text:style-name="P174"><text:span text:style-name="T59">FIELD</text:span><text:span text:style-name="T2"> &lt;megjelenítendő mező név&gt; </text:span><text:span text:style-name="T87">FLAG </text:span><text:span text:style-name="T203">[{</text:span><text:span text:style-name="T87">ON</text:span><text:span text:style-name="T203">|</text:span><text:span text:style-name="T87">YES</text:span><text:span text:style-name="T203">|</text:span><text:span text:style-name="T87">TRUE</text:span><text:span text:style-name="T203">|</text:span><text:span text:style-name="T87">OFF</text:span><text:span text:style-name="T203">|</text:span><text:span text:style-name="T87">NO</text:span><text:span text:style-name="T203">|</text:span><text:span text:style-name="T87">FALSE</text:span><text:span text:style-name="T203">}] </text:span><text:span text:style-name="T13">&lt;flag lista&gt;</text:span><text:span text:style-name="T87">;</text:span><text:span text:style-name="T203"><text:line-break/>A megadható flag-ek:</text:span></text:p>
          <text:list>
            <text:list-item>
              <text:p text:style-name="P187">table_hide<text:tab/>A táblázatos megjelenítésnél a mező rejtett.</text:p>
            </text:list-item>
            <text:list-item>
              <text:p text:style-name="P187">dialog_hide<text:tab/>A dialógusban a mező rejtett</text:p>
            </text:list-item>
            <text:list-item>
              <text:p text:style-name="P187">read_only<text:tab/>A mező nem szerkeszthető (Megadható a „<text:span text:style-name="T59">FIELD</text:span> … <text:span text:style-name="T59">READ ONLY</text:span> …<text:span text:style-name="T59">;</text:span>” parancsal is.</text:p>
            </text:list-item>
            <text:list-item>
              <text:p text:style-name="P187">passwd<text:tab/><text:tab/>A mező egy jelszó (tart<text:span text:style-name="T204">a</text:span>lma rejtett)</text:p>
            </text:list-item>
            <text:list-item>
              <text:p text:style-name="P187">huge<text:tab/><text:tab/>A TEXT típusú mező több soros <text:span text:style-name="T204">megjelenítése a dialógusban.</text:span></text:p>
            </text:list-item>
            <text:list-item>
              <text:p text:style-name="P210">batch_edit<text:tab/>A mező kötegelten <text:span text:style-name="T204">módosítható. Ha kijelölünk sorokat, és az oszlop fejlécre likkelünk, akkor az összes kijelölt rekordban módosítható a mező értéke, a felugró dialógusban megadott értékre.</text:span></text:p>
            </text:list-item>
            <text:list-item>
              <text:p text:style-name="P187">bg_color<text:tab/><text:tab/>Háttér szín beállítása enum_vals szerint.</text:p>
            </text:list-item>
            <text:list-item>
              <text:p text:style-name="P187">fg_color<text:tab/><text:tab/>Karakter szín beállítása enum_vals szerint.</text:p>
            </text:list-item>
            <text:list-item>
              <text:p text:style-name="P187">font<text:tab/><text:tab/>Font beállítása enum_vals szerint.</text:p>
            </text:list-item>
            <text:list-item>
              <text:p text:style-name="P187">tool_tip<text:tab/><text:tab/>Tool tip beállítása enum_vals szerint.</text:p>
            </text:list-item>
          </text:list>
        </text:list-item>
        <text:list-item>
          <text:p text:style-name="P169"><text:span text:style-name="T59">FIELD SEQUENCE</text:span> [<text:span text:style-name="T2">&lt;seq.&gt;</text:span>] <text:span text:style-name="T2">&lt;megjelenítendő mező nevek&gt;</text:span> <text:span text:style-name="T59">;</text:span><text:line-break/><text:span text:style-name="T201">A mezők megjelenítési sorrendjének a megadása.</text:span></text:p>
        </text:list-item>
        <text:list-item>
          <text:p text:style-name="P175"><text:span text:style-name="T59">FIELD</text:span> <text:span text:style-name="T201">[</text:span>*<text:span text:style-name="T201">|&lt;megjelenítendő mező nevek&gt;]</text:span> <text:span text:style-name="T59">ORD</text:span> <text:span text:style-name="T2">&lt;típus lista&gt;</text:span> <text:span text:style-name="T59">;</text:span><text:line-break/><text:span text:style-name="T202">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88">no<text:tab/>Nincs rendezés.</text:p>
            </text:list-item>
            <text:list-item>
              <text:p text:style-name="P188">asc<text:tab/>Növekvő sorrend.</text:p>
            </text:list-item>
            <text:list-item>
              <text:p text:style-name="P188">desc<text:tab/>Csökkenő sorrend.</text:p>
            </text:list-item>
          </text:list>
        </text:list-item>
        <text:list-item>
          <text:p text:style-name="P169"><text:span text:style-name="T59">FIELD ORD SEQUENCE</text:span> [<text:span text:style-name="T2">&lt;seq.&gt;</text:span>] <text:s/><text:span text:style-name="T2">&lt;megjelenítendő mező nevek&gt;</text:span> ;<text:line-break/><text:span text:style-name="T202">A rekord sorrend megállapításánál a mezők prioritási sorrendje adható meg, az első a legmagasabb.</text:span></text:p>
        </text:list-item>
      </text:list>
      <text:p text:style-name="P40">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198">viewer</text:span>;</text:p>
      <text:p text:style-name="example"><text:s text:c="4"/>EDIT <text:s text:c="2"/>RIGHTS <text:span text:style-name="T198">operator</text:span>;</text:p>
      <text:p text:style-name="P37"><text:soft-page-break/><text:s text:c="4"/>DELETE RIGHTS <text:span text:style-name="T198">operator</text:span>;</text:p>
      <text:p text:style-name="P37"><text:s text:c="4"/>INSERT RIGHTS <text:span text:style-name="T198">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198">viewer</text:span>;</text:p>
      <text:p text:style-name="P37"><text:s text:c="4"/>EDIT <text:s text:c="2"/>RIGHTS <text:span text:style-name="T198">operator</text:span>;</text:p>
      <text:p text:style-name="P37"><text:s text:c="4"/>DELETE RIGHTS <text:span text:style-name="T198">operator</text:span>;</text:p>
      <text:p text:style-name="P37"><text:s text:c="4"/>INSERT RIGHTS <text:span text:style-name="T198">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7"><text:s text:c="4"/>FIELD <text:span text:style-name="T198">last</text:span>_status <text:s text:c="3"/><text:tab/>TITLE "<text:span text:style-name="T198">utolsó</text:span> áll." <text:s text:c="2"/>"<text:span text:style-name="T198">Legutolsó</text:span> állapot a riasztás alatt";</text:p>
      <text:p text:style-name="example"><text:s text:c="4"/>FIELD begin_<text:span text:style-name="T198">t</text:span>ime <text:s/><text:tab/><text:tab/>TITLE "kezdete" <text:s text:c="6"/>"A kritikus esemény kezdete";</text:p>
      <text:p text:style-name="example"><text:s text:c="4"/>FIELD event_<text:span text:style-name="T198">note</text:span> <text:s text:c="2"/><text:tab/>TITLE "üzenet" <text:s text:c="7"/>"A riasztást dezektáló folyamat üzenete";</text:p>
      <text:p text:style-name="example"><text:s text:c="4"/>FIELD superior_alarm <text:tab/>TITLE "<text:span text:style-name="T198">felette</text:span>" <text:s text:c="6"/>"<text:span text:style-name="T198">Felsőbb szintű riasztás</text:span>";</text:p>
      <text:p text:style-name="example"><text:s text:c="4"/>FIELD noalarm <text:s text:c="6"/><text:tab/>TITLE "letiltva" <text:s text:c="5"/>"Az értesítés letilt<text:span text:style-name="T198">va</text:span>";</text:p>
      <text:p text:style-name="example"><text:s text:c="4"/>FIELD end_<text:span text:style-name="T198">t</text:span>ime <text:s text:c="2"/><text:tab/><text:tab/>TITLE "vége" <text:s text:c="9"/>"A kritikus esemény vége";</text:p>
      <text:p text:style-name="example"><text:s text:c="4"/>FIELD host_service_id, daemon_id, max_status, event_<text:span text:style-name="T198">note</text:span>, noalarm ADD FILTERS begin, like, similar, regexp, regexpi;</text:p>
      <text:p text:style-name="example"><text:s text:c="4"/>FIELD begin_<text:span text:style-name="T198">t</text:span>ime, end_<text:span text:style-name="T198">t</text:span>ime ADD FILTERS big, litle, interval, <text:span text:style-name="T204">notinterval</text:span>;</text:p>
      <text:p text:style-name="example"><text:s text:c="4"/>FIELD * ORD no;</text:p>
      <text:p text:style-name="example"><text:s text:c="4"/>FIELD begin_<text:span text:style-name="T199">t</text:span>ime ORD desc, asc, no;</text:p>
      <text:p text:style-name="example"><text:s text:c="4"/>FIELD end_<text:span text:style-name="T199">t</text:span>ime ORD no, desc, asc;</text:p>
      <text:p text:style-name="example">}</text:p>
      <text:p text:style-name="Text_20_body"/>
      <text:h text:style-name="P115" text:outline-level="4">Menük</text:h>
      <text:p text:style-name="P40"/>
      <text:p text:style-name="P6"><text:span text:style-name="T103">GUI </text:span><text:span text:style-name="T14">&lt;app. név&gt;</text:span><text:span text:style-name="T103"> { </text:span><text:span text:style-name="T14">&lt;menük&gt;</text:span><text:span text:style-name="T103"> }</text:span></text:p>
      <text:p text:style-name="Text_20_body">&lt;menük&gt; :</text:p>
      <text:p text:style-name="example"><text:span text:style-name="T14">&lt;menü&gt;</text:span> MENU <text:span text:style-name="T106">[</text:span><text:span text:style-name="T14">&lt;leírás&gt;</text:span><text:span text:style-name="T106">] [</text:span><text:span text:style-name="T14">&lt;paraméterek&gt;</text:span><text:span text:style-name="T106">]</text:span> { <text:span text:style-name="T14">&lt;menu elemek&gt;</text:span> }</text:p>
      <text:p text:style-name="P40">&lt;paraméterek&gt;</text:p>
      <text:list xml:id="list8352131016166669962" text:style-name="L21">
        <text:list-item>
          <text:p text:style-name="P136"><text:span text:style-name="T103">TITLE </text:span><text:span text:style-name="T14">&lt;címek&gt;</text:span><text:span text:style-name="T103">;</text:span></text:p>
        </text:list-item>
        <text:list-item>
          <text:p text:style-name="P136"><text:span text:style-name="T103">RIGHTS </text:span><text:span text:style-name="T14">&lt;jog&gt;</text:span><text:span text:style-name="T103">;</text:span></text:p>
        </text:list-item>
        <text:list-item>
          <text:p text:style-name="P137"><text:span text:style-name="T103">TOOL TIP </text:span><text:span text:style-name="T14">&lt;string&gt;</text:span><text:span text:style-name="T103"> ;</text:span></text:p>
        </text:list-item>
        <text:list-item>
          <text:p text:style-name="P137"><text:span text:style-name="T103">WHATS THIS </text:span><text:span text:style-name="T14">&lt;string&gt;</text:span><text:span text:style-name="T103"> ;</text:span></text:p>
          <text:p text:style-name="P189"/>
        </text:list-item>
      </text:list>
      <text:p text:style-name="P42">&lt;menu elemek&gt;</text:p>
      <text:list xml:id="list7460061818994039428" text:style-name="L22">
        <text:list-item>
          <text:p text:style-name="P138"><text:span text:style-name="T14">&lt;menü&gt;</text:span> MENU { <text:span text:style-name="T14">[&lt;paraméterek&gt;]</text:span> <text:span text:style-name="T14">&lt;menu elemek&gt;</text:span> }</text:p>
          <text:p text:style-name="P196">A menüponthoz almenük tartoznak.</text:p>
        </text:list-item>
        <text:list-item>
          <text:p text:style-name="P195"><text:span text:style-name="T2">&lt;menu&gt;</text:span> <text:span text:style-name="T59">SHAPE</text:span><text:span text:style-name="T2"> &lt;shape név&gt; </text:span><text:span text:style-name="T101">{ </text:span><text:span text:style-name="T14">[&lt;paraméterek&gt;]</text:span><text:span text:style-name="T39"> </text:span><text:span text:style-name="T101">}</text:span></text:p>
          <text:p text:style-name="P196">Egy táblázat megjelenítése, ahol a <text:span text:style-name="T2">&lt;shape név&gt;a táblázat megjelenítéséért felelős leíró neve.</text:span></text:p>
        </text:list-item>
        <text:list-item>
          <text:p text:style-name="P195"><text:span text:style-name="T2">&lt;menu&gt;</text:span> <text:span text:style-name="T59">EXEC</text:span> <text:span text:style-name="T2">&lt;cmd&gt; </text:span><text:span text:style-name="T101">{</text:span><text:span text:style-name="T2"> </text:span><text:span text:style-name="T14">[&lt;paraméterek&gt;] </text:span><text:span text:style-name="T101">}</text:span></text:p>
          <text:p text:style-name="P196">A menüponthoz egy parancs van rendelve. A jelenleg megadható parancsok:</text:p>
          <text:list>
            <text:list-item>
              <text:p text:style-name="P197">exit<text:tab/>Kilépés a GUI programból.</text:p>
            </text:list-item>
            <text:list-item>
              <text:p text:style-name="P197">restart<text:tab/>A GUI program újraindítása.</text:p>
            </text:list-item>
            <text:list-item>
              <text:p text:style-name="P197">tabs<text:tab/>Az al ablakok tab-os megjelenítése.</text:p>
            </text:list-item>
            <text:list-item>
              <text:p text:style-name="P197">windows<text:tab/>Az al ablakos megjelenítés.</text:p>
            </text:list-item>
            <text:list-item>
              <text:p text:style-name="P197"><text:soft-page-break/>close<text:tab/>Az összes al ablak illetve tab bezárása.</text:p>
            </text:list-item>
            <text:list-item>
              <text:p text:style-name="P197">zone<text:tab/>Az aktuális zóna modosítása.</text:p>
            </text:list-item>
          </text:list>
        </text:list-item>
        <text:list-item>
          <text:p text:style-name="P195"><text:span text:style-name="T2">&lt;menu&gt;</text:span> <text:span text:style-name="T59">OWN</text:span> <text:span text:style-name="T2">&lt;név&gt; </text:span><text:span text:style-name="T101">{</text:span><text:span text:style-name="T2"> </text:span><text:span text:style-name="T14">[&lt;paraméterek&gt;] </text:span><text:span text:style-name="T101">}<text:line-break/></text:span><text:span text:style-name="T112">Egyedi form-ok megjelenítése. A jelenleg elérhető formok nevei:</text:span></text:p>
          <text:list>
            <text:list-item>
              <text:p text:style-name="P211"><text:span text:style-name="T106">setup<text:tab/></text:span><text:span text:style-name="T113">Program setup.</text:span></text:p>
            </text:list-item>
            <text:list-item>
              <text:p text:style-name="P212"><text:span text:style-name="T106">gsetup<text:tab/></text:span><text:span text:style-name="T113">A megjelenítési beállítások modosítása.</text:span></text:p>
            </text:list-item>
            <text:list-item>
              <text:p text:style-name="P212"><text:span text:style-name="T106">parser<text:tab/></text:span><text:span text:style-name="T113">Form az inport parser, és/vagy a lekérdezés fordítóhoz.</text:span></text:p>
            </text:list-item>
            <text:list-item>
              <text:p text:style-name="P213">export<text:tab/></text:p>
            </text:list-item>
            <text:list-item>
              <text:p text:style-name="P212"><text:span text:style-name="T106">olalarm<text:tab/></text:span><text:span text:style-name="T113">Az on-line riasztások megjelenítése.</text:span></text:p>
            </text:list-item>
            <text:list-item>
              <text:p text:style-name="P212"><text:span text:style-name="T106">errcodes<text:tab/></text:span><text:span text:style-name="T113">A program hiba kód táblázat</text:span></text:p>
            </text:list-item>
            <text:list-item>
              <text:p text:style-name="P212"><text:span text:style-name="T106">hsop<text:tab/></text:span><text:span text:style-name="T113">Szolgáltatás példányok menipulációja, lekérdezése.</text:span></text:p>
            </text:list-item>
            <text:list-item>
              <text:p text:style-name="P212"><text:span text:style-name="T106">findmac<text:tab/></text:span><text:span text:style-name="T113">Ezsköz keresése az adatbázisban MAC vagy közvetve IP cím alapján, vagy közvetlenül a switch-ek címtábláiban.</text:span></text:p>
            </text:list-item>
            <text:list-item>
              <text:p text:style-name="P212"><text:span text:style-name="T106">workstation<text:tab/></text:span><text:span text:style-name="T113">Munkaállomás ill. egyszerübb hálózati eszköz felvétele, szerkesztése egy form-on (jelenleg nem működik).</text:span></text:p>
            </text:list-item>
            <text:list-item>
              <text:p text:style-name="P212"><text:span text:style-name="T106">deducepatch<text:tab/></text:span><text:span text:style-name="T113">Fali kábel felfedezése.</text:span></text:p>
            </text:list-item>
            <text:list-item>
              <text:p text:style-name="P214">snmpdquery<text:tab/>SNMP eszköz felvétele, vagy módosítása közvetlen SNMP lekérdezéssel.</text:p>
            </text:list-item>
            <text:list-item>
              <text:p text:style-name="P214">enumedit<text:tab/>Az enumerációs típusok, ill. az ahhoz kötődő megjelenítési beállítások szerkesztése.</text:p>
            </text:list-item>
          </text:list>
          <text:p text:style-name="P195"/>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5-17T15:34:51.549098398">2018-05-17</text:date></text:p>
      </style:header>
      <style:footer>
        <text:p text:style-name="Footer"><text:tab/><text:page-number text:select-page="current">25</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5-17T15:34:51.535302212</dc:date>
    <meta:editing-duration>P27DT15H58M52S</meta:editing-duration>
    <meta:editing-cycles>133</meta:editing-cycles>
    <meta:generator>LibreOffice/5.1.6.2$Linux_X86_64 LibreOffice_project/10m0$Build-2</meta:generator>
    <meta:printed-by>Csiki Ferenc</meta:printed-by>
    <meta:print-date>2012-10-26T09:04:37</meta:print-date>
    <meta:document-statistic meta:table-count="0" meta:image-count="0" meta:object-count="0" meta:page-count="25" meta:paragraph-count="944" meta:word-count="11754" meta:character-count="79664" meta:non-whitespace-character-count="68510"/>
  </office:meta>
</office:document-meta>
</file>